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officeooo:rsid="47d9f58e" officeooo:paragraph-rsid="47d9f58e"/>
    </style:style>
    <style:style style:name="P9" style:family="paragraph" style:parent-style-name="Text_20_body">
      <style:text-properties officeooo:rsid="47dc277a" officeooo:paragraph-rsid="47dc277a"/>
    </style:style>
    <style:style style:name="P10" style:family="paragraph" style:parent-style-name="Text_20_body">
      <style:text-properties officeooo:rsid="47e03e32" officeooo:paragraph-rsid="47e03e32"/>
    </style:style>
    <style:style style:name="P11" style:family="paragraph" style:parent-style-name="Text_20_body">
      <style:text-properties style:use-window-font-color="true" style:font-name="Georgia" fo:font-size="10pt" fo:letter-spacing="0.004cm" fo:language="cs" fo:country="CZ" fo:font-style="normal" officeooo:rsid="47d4540a" officeooo:paragraph-rsid="47d454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2" style:family="paragraph" style:parent-style-name="Text_20_body">
      <style:text-properties style:use-window-font-color="true" style:font-name="Georgia" fo:font-size="10pt" fo:letter-spacing="0.004cm" fo:language="cs" fo:country="CZ" fo:font-style="normal" officeooo:rsid="47d4c15c" officeooo:paragraph-rsid="47d4c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3" style:family="paragraph" style:parent-style-name="Text_20_body">
      <style:text-properties style:use-window-font-color="true" style:font-name="Georgia" fo:font-size="10pt" fo:letter-spacing="0.004cm" fo:language="cs" fo:country="CZ" fo:font-style="normal" officeooo:rsid="47d57913" officeooo:paragraph-rsid="47d579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4" style:family="paragraph" style:parent-style-name="Text_20_body">
      <style:text-properties style:use-window-font-color="true" style:font-name="Georgia" fo:font-size="10pt" fo:letter-spacing="0.004cm" fo:language="cs" fo:country="CZ" fo:font-style="normal" officeooo:rsid="47d64c38" officeooo:paragraph-rsid="47d64c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5" style:family="paragraph" style:parent-style-name="Text_20_body">
      <style:text-properties style:use-window-font-color="true" style:font-name="Georgia" fo:font-size="10pt" fo:letter-spacing="0.004cm" fo:language="cs" fo:country="CZ" fo:font-style="normal" officeooo:rsid="47d6436b" officeooo:paragraph-rsid="47d643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6" style:family="paragraph" style:parent-style-name="Text_20_body">
      <style:text-properties style:use-window-font-color="true" style:font-name="Georgia" fo:font-size="10pt" fo:letter-spacing="0.004cm" fo:language="cs" fo:country="CZ" fo:font-style="normal" officeooo:rsid="48541801" officeooo:paragraph-rsid="485418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7" style:family="paragraph" style:parent-style-name="Text_20_body">
      <style:text-properties style:use-window-font-color="true" style:font-name="Georgia" fo:font-size="10pt" fo:letter-spacing="0.004cm" fo:language="cs" fo:country="CZ" fo:font-style="normal" officeooo:rsid="48938a1e"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8" style:family="paragraph" style:parent-style-name="Text_20_body">
      <style:text-properties style:use-window-font-color="true" style:font-name="Georgia" fo:font-size="10pt" fo:letter-spacing="0.004cm" fo:language="cs" fo:country="CZ" fo:font-style="normal" officeooo:rsid="48604d94" officeooo:paragraph-rsid="489aa2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19" style:family="paragraph" style:parent-style-name="Text_20_body">
      <style:text-properties officeooo:rsid="47e1ac2a" officeooo:paragraph-rsid="47e1ac2a"/>
    </style:style>
    <style:style style:name="P20" style:family="paragraph" style:parent-style-name="Text_20_body">
      <style:text-properties officeooo:rsid="47e2e9b3" officeooo:paragraph-rsid="47e2e9b3"/>
    </style:style>
    <style:style style:name="P21" style:family="paragraph" style:parent-style-name="Text_20_body">
      <style:text-properties officeooo:rsid="47e4e140" officeooo:paragraph-rsid="47e4e140"/>
    </style:style>
    <style:style style:name="P22" style:family="paragraph" style:parent-style-name="Text_20_body">
      <style:text-properties officeooo:paragraph-rsid="47e4e140"/>
    </style:style>
    <style:style style:name="P23" style:family="paragraph" style:parent-style-name="Text_20_body">
      <style:text-properties officeooo:paragraph-rsid="47d987a1"/>
    </style:style>
    <style:style style:name="P24" style:family="paragraph" style:parent-style-name="Text_20_body">
      <style:text-properties officeooo:rsid="47eda599" officeooo:paragraph-rsid="47e2e9b3"/>
    </style:style>
    <style:style style:name="P25" style:family="paragraph" style:parent-style-name="Text_20_body">
      <style:text-properties officeooo:rsid="47eea893" officeooo:paragraph-rsid="47eea893"/>
    </style:style>
    <style:style style:name="P26" style:family="paragraph" style:parent-style-name="Text_20_body">
      <style:text-properties officeooo:rsid="47f01811" officeooo:paragraph-rsid="47f01811"/>
    </style:style>
    <style:style style:name="P27" style:family="paragraph" style:parent-style-name="Text_20_body">
      <style:text-properties officeooo:rsid="47f35c8c" officeooo:paragraph-rsid="47f35c8c"/>
    </style:style>
    <style:style style:name="P28" style:family="paragraph" style:parent-style-name="Text_20_body">
      <style:text-properties officeooo:paragraph-rsid="47e779e6"/>
    </style:style>
    <style:style style:name="P29" style:family="paragraph" style:parent-style-name="Text_20_body">
      <style:text-properties officeooo:rsid="4805ec7b" officeooo:paragraph-rsid="4805ec7b"/>
    </style:style>
    <style:style style:name="P30" style:family="paragraph" style:parent-style-name="Text_20_body">
      <style:text-properties officeooo:rsid="4806587e" officeooo:paragraph-rsid="4806587e"/>
    </style:style>
    <style:style style:name="P31" style:family="paragraph" style:parent-style-name="Text_20_body">
      <style:text-properties officeooo:rsid="4806fd62" officeooo:paragraph-rsid="4806fd62"/>
    </style:style>
    <style:style style:name="P32" style:family="paragraph" style:parent-style-name="Text_20_body">
      <style:text-properties officeooo:rsid="48082185" officeooo:paragraph-rsid="480cc07f"/>
    </style:style>
    <style:style style:name="P33" style:family="paragraph" style:parent-style-name="Text_20_body">
      <style:text-properties officeooo:rsid="48082185" officeooo:paragraph-rsid="48082185"/>
    </style:style>
    <style:style style:name="P34" style:family="paragraph" style:parent-style-name="Text_20_body">
      <style:text-properties officeooo:rsid="480d404f" officeooo:paragraph-rsid="480d404f"/>
    </style:style>
    <style:style style:name="P35" style:family="paragraph" style:parent-style-name="Text_20_body">
      <style:text-properties officeooo:rsid="480ff356" officeooo:paragraph-rsid="480ff356"/>
    </style:style>
    <style:style style:name="P36" style:family="paragraph" style:parent-style-name="Text_20_body">
      <style:text-properties officeooo:rsid="482955b1" officeooo:paragraph-rsid="482955b1"/>
    </style:style>
    <style:style style:name="P37" style:family="paragraph" style:parent-style-name="Text_20_body">
      <style:text-properties officeooo:rsid="482cc270" officeooo:paragraph-rsid="482cc270"/>
    </style:style>
    <style:style style:name="P38" style:family="paragraph" style:parent-style-name="Text_20_body">
      <style:text-properties officeooo:rsid="481a9286" officeooo:paragraph-rsid="481b9949"/>
    </style:style>
    <style:style style:name="P39" style:family="paragraph" style:parent-style-name="Text_20_body">
      <style:text-properties officeooo:rsid="481b9949" officeooo:paragraph-rsid="481b9949"/>
    </style:style>
    <style:style style:name="P40" style:family="paragraph" style:parent-style-name="Text_20_body">
      <style:text-properties officeooo:rsid="482dbac6" officeooo:paragraph-rsid="482dbac6"/>
    </style:style>
    <style:style style:name="P41" style:family="paragraph" style:parent-style-name="Text_20_body">
      <style:text-properties officeooo:rsid="482fe066" officeooo:paragraph-rsid="482fe066"/>
    </style:style>
    <style:style style:name="P42" style:family="paragraph" style:parent-style-name="Text_20_body">
      <style:text-properties officeooo:rsid="48321b2c" officeooo:paragraph-rsid="48321b2c"/>
    </style:style>
    <style:style style:name="P43" style:family="paragraph" style:parent-style-name="Text_20_body">
      <style:text-properties officeooo:rsid="48324797" officeooo:paragraph-rsid="48324797"/>
    </style:style>
    <style:style style:name="P44" style:family="paragraph" style:parent-style-name="Text_20_body">
      <style:text-properties officeooo:rsid="48326942" officeooo:paragraph-rsid="48326942"/>
    </style:style>
    <style:style style:name="P45" style:family="paragraph" style:parent-style-name="Text_20_body">
      <style:text-properties officeooo:rsid="4834dfc7" officeooo:paragraph-rsid="4834dfc7"/>
    </style:style>
    <style:style style:name="P46" style:family="paragraph" style:parent-style-name="Text_20_body">
      <style:text-properties officeooo:rsid="483ccc26" officeooo:paragraph-rsid="483ccc26"/>
    </style:style>
    <style:style style:name="P47" style:family="paragraph" style:parent-style-name="Text_20_body">
      <style:text-properties officeooo:paragraph-rsid="481f3497"/>
    </style:style>
    <style:style style:name="P48" style:family="paragraph" style:parent-style-name="Text_20_body">
      <style:text-properties officeooo:paragraph-rsid="483fe8b5"/>
    </style:style>
    <style:style style:name="P49" style:family="paragraph" style:parent-style-name="Text_20_body">
      <style:text-properties officeooo:rsid="48433cbf" officeooo:paragraph-rsid="48433cbf"/>
    </style:style>
    <style:style style:name="P50" style:family="paragraph" style:parent-style-name="Text_20_body">
      <style:text-properties officeooo:rsid="484f7209" officeooo:paragraph-rsid="484f7209"/>
    </style:style>
    <style:style style:name="P51" style:family="paragraph" style:parent-style-name="Text_20_body">
      <style:text-properties officeooo:rsid="486a2a77" officeooo:paragraph-rsid="486a2a77"/>
    </style:style>
    <style:style style:name="P52" style:family="paragraph" style:parent-style-name="Text_20_body">
      <style:text-properties officeooo:rsid="4879f316" officeooo:paragraph-rsid="4879f316"/>
    </style:style>
    <style:style style:name="P53" style:family="paragraph" style:parent-style-name="Text_20_body">
      <style:text-properties officeooo:rsid="487a8c0d" officeooo:paragraph-rsid="487a8c0d"/>
    </style:style>
    <style:style style:name="P54" style:family="paragraph" style:parent-style-name="Text_20_body">
      <style:text-properties officeooo:rsid="487bf590" officeooo:paragraph-rsid="487bf590"/>
    </style:style>
    <style:style style:name="P55" style:family="paragraph" style:parent-style-name="Text_20_body">
      <style:text-properties officeooo:rsid="48803ad1" officeooo:paragraph-rsid="48803ad1"/>
    </style:style>
    <style:style style:name="P56" style:family="paragraph" style:parent-style-name="Text_20_body">
      <style:text-properties officeooo:rsid="4881fa85" officeooo:paragraph-rsid="4881fa85"/>
    </style:style>
    <style:style style:name="P57" style:family="paragraph" style:parent-style-name="Text_20_body">
      <style:text-properties officeooo:paragraph-rsid="487677db"/>
    </style:style>
    <style:style style:name="P58" style:family="paragraph" style:parent-style-name="Text_20_body">
      <style:text-properties officeooo:rsid="488e4528" officeooo:paragraph-rsid="488e4528"/>
    </style:style>
    <style:style style:name="P59" style:family="paragraph" style:parent-style-name="Text_20_body">
      <style:text-properties officeooo:rsid="488f2877" officeooo:paragraph-rsid="489aa229"/>
    </style:style>
    <style:style style:name="P60" style:family="paragraph" style:parent-style-name="Text_20_body">
      <style:text-properties officeooo:rsid="48604d94" officeooo:paragraph-rsid="48604d94"/>
    </style:style>
    <style:style style:name="P61" style:family="paragraph" style:parent-style-name="Text_20_body">
      <style:text-properties officeooo:rsid="485f8e5c" officeooo:paragraph-rsid="489aa229"/>
    </style:style>
    <style:style style:name="P62" style:family="paragraph" style:parent-style-name="Text_20_body">
      <style:text-properties officeooo:paragraph-rsid="489aa229"/>
    </style:style>
    <style:style style:name="P63" style:family="paragraph" style:parent-style-name="Text_20_body">
      <style:text-properties officeooo:rsid="489b178e" officeooo:paragraph-rsid="489b178e"/>
    </style:style>
    <style:style style:name="P64" style:family="paragraph" style:parent-style-name="Text_20_body">
      <style:text-properties officeooo:paragraph-rsid="489c6489"/>
    </style:style>
    <style:style style:name="P65" style:family="paragraph" style:parent-style-name="Text_20_body">
      <style:text-properties officeooo:rsid="489e2988" officeooo:paragraph-rsid="49b74fb9"/>
    </style:style>
    <style:style style:name="P66" style:family="paragraph" style:parent-style-name="Text_20_body">
      <style:text-properties officeooo:paragraph-rsid="48a8edd9"/>
    </style:style>
    <style:style style:name="P67" style:family="paragraph" style:parent-style-name="Text_20_body">
      <style:text-properties officeooo:rsid="48ab7928" officeooo:paragraph-rsid="48ab7928"/>
    </style:style>
    <style:style style:name="P68" style:family="paragraph" style:parent-style-name="Text_20_body">
      <style:text-properties officeooo:rsid="48b0a38a" officeooo:paragraph-rsid="48b0a38a"/>
    </style:style>
    <style:style style:name="P69" style:family="paragraph" style:parent-style-name="Text_20_body">
      <style:text-properties officeooo:rsid="48b1fcc4" officeooo:paragraph-rsid="48b1fcc4"/>
    </style:style>
    <style:style style:name="P70" style:family="paragraph" style:parent-style-name="Text_20_body">
      <style:text-properties officeooo:rsid="48b55782" officeooo:paragraph-rsid="48b55782"/>
    </style:style>
    <style:style style:name="P71" style:family="paragraph" style:parent-style-name="Text_20_body">
      <style:text-properties officeooo:rsid="48b72f83" officeooo:paragraph-rsid="48b72f83"/>
    </style:style>
    <style:style style:name="P72" style:family="paragraph" style:parent-style-name="Text_20_body">
      <style:text-properties officeooo:rsid="48cc2e8e" officeooo:paragraph-rsid="48db76a9"/>
    </style:style>
    <style:style style:name="P73" style:family="paragraph" style:parent-style-name="Text_20_body">
      <style:text-properties officeooo:rsid="48d3fb98" officeooo:paragraph-rsid="48db76a9"/>
    </style:style>
    <style:style style:name="P74" style:family="paragraph" style:parent-style-name="Text_20_body">
      <style:text-properties officeooo:rsid="48d4e0ae" officeooo:paragraph-rsid="48db76a9"/>
    </style:style>
    <style:style style:name="P75" style:family="paragraph" style:parent-style-name="Text_20_body">
      <style:text-properties officeooo:rsid="481e471d" officeooo:paragraph-rsid="481e471d"/>
    </style:style>
    <style:style style:name="P76" style:family="paragraph" style:parent-style-name="Text_20_body">
      <style:text-properties officeooo:rsid="481e471d" officeooo:paragraph-rsid="48db76a9"/>
    </style:style>
    <style:style style:name="P77" style:family="paragraph" style:parent-style-name="Text_20_body">
      <style:text-properties officeooo:rsid="48da19d4" officeooo:paragraph-rsid="48da19d4"/>
    </style:style>
    <style:style style:name="P78" style:family="paragraph" style:parent-style-name="Text_20_body">
      <style:text-properties officeooo:paragraph-rsid="48db76a9"/>
    </style:style>
    <style:style style:name="P79" style:family="paragraph" style:parent-style-name="Text_20_body">
      <style:text-properties officeooo:paragraph-rsid="48e7c7b3"/>
    </style:style>
    <style:style style:name="P80" style:family="paragraph" style:parent-style-name="Text_20_body">
      <style:text-properties officeooo:paragraph-rsid="48ea757d"/>
    </style:style>
    <style:style style:name="P81" style:family="paragraph" style:parent-style-name="Text_20_body">
      <style:text-properties officeooo:rsid="4817195a" officeooo:paragraph-rsid="48eb6dc9"/>
    </style:style>
    <style:style style:name="P82" style:family="paragraph" style:parent-style-name="Text_20_body">
      <style:text-properties officeooo:rsid="47f7748f" officeooo:paragraph-rsid="48eb6dc9"/>
    </style:style>
    <style:style style:name="P83" style:family="paragraph" style:parent-style-name="Text_20_body">
      <style:text-properties officeooo:rsid="47f8e240" officeooo:paragraph-rsid="48eb6dc9"/>
    </style:style>
    <style:style style:name="P84" style:family="paragraph" style:parent-style-name="Text_20_body">
      <style:text-properties officeooo:rsid="481519f1" officeooo:paragraph-rsid="48eb6dc9"/>
    </style:style>
    <style:style style:name="P85" style:family="paragraph" style:parent-style-name="Text_20_body">
      <style:text-properties officeooo:rsid="47f723b7" officeooo:paragraph-rsid="48eb6dc9"/>
    </style:style>
    <style:style style:name="P86" style:family="paragraph" style:parent-style-name="Text_20_body">
      <style:text-properties officeooo:rsid="48f2c442" officeooo:paragraph-rsid="48f2c442"/>
    </style:style>
    <style:style style:name="P87" style:family="paragraph" style:parent-style-name="Text_20_body">
      <style:text-properties officeooo:rsid="48fcbf93" officeooo:paragraph-rsid="48fcbf93"/>
    </style:style>
    <style:style style:name="P88" style:family="paragraph" style:parent-style-name="Text_20_body">
      <style:text-properties officeooo:rsid="4903c98d" officeooo:paragraph-rsid="4903c98d"/>
    </style:style>
    <style:style style:name="P89" style:family="paragraph" style:parent-style-name="Text_20_body">
      <style:text-properties officeooo:paragraph-rsid="48f084aa"/>
    </style:style>
    <style:style style:name="P90" style:family="paragraph" style:parent-style-name="Text_20_body">
      <style:text-properties officeooo:rsid="49049829" officeooo:paragraph-rsid="49049829"/>
    </style:style>
    <style:style style:name="P91" style:family="paragraph" style:parent-style-name="Text_20_body">
      <style:text-properties officeooo:rsid="490d8bba" officeooo:paragraph-rsid="490d8bba"/>
    </style:style>
    <style:style style:name="P92" style:family="paragraph" style:parent-style-name="Text_20_body">
      <style:text-properties officeooo:paragraph-rsid="47979363"/>
    </style:style>
    <style:style style:name="P93" style:family="paragraph" style:parent-style-name="Text_20_body">
      <style:text-properties officeooo:rsid="49137e90" officeooo:paragraph-rsid="49137e90"/>
    </style:style>
    <style:style style:name="P94" style:family="paragraph" style:parent-style-name="Text_20_body">
      <style:text-properties officeooo:rsid="4918977e" officeooo:paragraph-rsid="4918977e"/>
    </style:style>
    <style:style style:name="P95" style:family="paragraph" style:parent-style-name="Text_20_body">
      <style:text-properties officeooo:rsid="491b8bd2" officeooo:paragraph-rsid="491b8bd2"/>
    </style:style>
    <style:style style:name="P96" style:family="paragraph" style:parent-style-name="Text_20_body">
      <style:text-properties officeooo:rsid="491c7728" officeooo:paragraph-rsid="491c7728"/>
    </style:style>
    <style:style style:name="P97" style:family="paragraph" style:parent-style-name="Text_20_body">
      <style:text-properties officeooo:rsid="491f9fab" officeooo:paragraph-rsid="491f9fab"/>
    </style:style>
    <style:style style:name="P98" style:family="paragraph" style:parent-style-name="Text_20_body">
      <style:text-properties officeooo:rsid="492061a4" officeooo:paragraph-rsid="492061a4"/>
    </style:style>
    <style:style style:name="P99" style:family="paragraph" style:parent-style-name="Text_20_body">
      <style:text-properties officeooo:rsid="4921e3b8" officeooo:paragraph-rsid="4921e3b8"/>
    </style:style>
    <style:style style:name="P100" style:family="paragraph" style:parent-style-name="Text_20_body">
      <style:text-properties officeooo:rsid="4922ec45" officeooo:paragraph-rsid="4922ec45"/>
    </style:style>
    <style:style style:name="P101" style:family="paragraph" style:parent-style-name="Text_20_body">
      <style:text-properties officeooo:paragraph-rsid="47f610c4"/>
    </style:style>
    <style:style style:name="P102" style:family="paragraph" style:parent-style-name="Text_20_body">
      <style:text-properties officeooo:paragraph-rsid="4911690c"/>
    </style:style>
    <style:style style:name="P103" style:family="paragraph" style:parent-style-name="Text_20_body">
      <style:text-properties officeooo:rsid="49253fbe" officeooo:paragraph-rsid="49253fbe"/>
    </style:style>
    <style:style style:name="P104" style:family="paragraph" style:parent-style-name="Text_20_body">
      <style:text-properties officeooo:rsid="492737c6" officeooo:paragraph-rsid="492737c6"/>
    </style:style>
    <style:style style:name="P105" style:family="paragraph" style:parent-style-name="Text_20_body">
      <style:text-properties officeooo:rsid="492796ef" officeooo:paragraph-rsid="492796ef"/>
    </style:style>
    <style:style style:name="P106" style:family="paragraph" style:parent-style-name="Text_20_body">
      <style:text-properties officeooo:rsid="48056660" officeooo:paragraph-rsid="48056660"/>
    </style:style>
    <style:style style:name="P107" style:family="paragraph" style:parent-style-name="Text_20_body">
      <style:text-properties officeooo:paragraph-rsid="493242ab"/>
    </style:style>
    <style:style style:name="P108" style:family="paragraph" style:parent-style-name="Text_20_body">
      <style:text-properties officeooo:rsid="49376c29" officeooo:paragraph-rsid="49376c29"/>
    </style:style>
    <style:style style:name="P109" style:family="paragraph" style:parent-style-name="Text_20_body">
      <style:text-properties officeooo:paragraph-rsid="4938d87e"/>
    </style:style>
    <style:style style:name="P110" style:family="paragraph" style:parent-style-name="Text_20_body">
      <style:text-properties officeooo:rsid="49399c13" officeooo:paragraph-rsid="49399c13"/>
    </style:style>
    <style:style style:name="P111" style:family="paragraph" style:parent-style-name="Text_20_body">
      <style:text-properties officeooo:paragraph-rsid="493b635d"/>
    </style:style>
    <style:style style:name="P112" style:family="paragraph" style:parent-style-name="Text_20_body">
      <style:text-properties officeooo:rsid="49443a19" officeooo:paragraph-rsid="49443a19"/>
    </style:style>
    <style:style style:name="P113" style:family="paragraph" style:parent-style-name="Text_20_body">
      <style:text-properties officeooo:paragraph-rsid="49462770"/>
    </style:style>
    <style:style style:name="P114" style:family="paragraph" style:parent-style-name="Text_20_body">
      <style:text-properties officeooo:rsid="48375cfa" officeooo:paragraph-rsid="494b3a33"/>
    </style:style>
    <style:style style:name="P115" style:family="paragraph" style:parent-style-name="Text_20_body">
      <style:text-properties officeooo:paragraph-rsid="494b3a33"/>
    </style:style>
    <style:style style:name="P116" style:family="paragraph" style:parent-style-name="Text_20_body">
      <style:text-properties officeooo:rsid="48c66082" officeooo:paragraph-rsid="494cbdc3"/>
    </style:style>
    <style:style style:name="P117" style:family="paragraph" style:parent-style-name="Text_20_body">
      <style:text-properties officeooo:rsid="48c01cc4" officeooo:paragraph-rsid="494cbdc3"/>
    </style:style>
    <style:style style:name="P118" style:family="paragraph" style:parent-style-name="Text_20_body">
      <style:text-properties officeooo:paragraph-rsid="494cbdc3"/>
    </style:style>
    <style:style style:name="P119" style:family="paragraph" style:parent-style-name="Text_20_body">
      <style:text-properties officeooo:paragraph-rsid="494fca9b"/>
    </style:style>
    <style:style style:name="P120" style:family="paragraph" style:parent-style-name="Text_20_body">
      <style:text-properties officeooo:paragraph-rsid="4956d2b2"/>
    </style:style>
    <style:style style:name="P121" style:family="paragraph" style:parent-style-name="Text_20_body">
      <style:text-properties officeooo:rsid="4958dfcd" officeooo:paragraph-rsid="4958dfcd"/>
    </style:style>
    <style:style style:name="P122" style:family="paragraph" style:parent-style-name="Text_20_body">
      <style:text-properties officeooo:paragraph-rsid="495b6364"/>
    </style:style>
    <style:style style:name="P123" style:family="paragraph" style:parent-style-name="Text_20_body">
      <style:text-properties officeooo:rsid="495ffa37" officeooo:paragraph-rsid="495ffa37"/>
    </style:style>
    <style:style style:name="P124" style:family="paragraph" style:parent-style-name="Text_20_body">
      <style:text-properties officeooo:rsid="496766de" officeooo:paragraph-rsid="496766de"/>
    </style:style>
    <style:style style:name="P125" style:family="paragraph" style:parent-style-name="Text_20_body">
      <style:text-properties officeooo:rsid="49677125" officeooo:paragraph-rsid="49677125"/>
    </style:style>
    <style:style style:name="P126" style:family="paragraph" style:parent-style-name="Text_20_body">
      <style:text-properties officeooo:rsid="49683d3b" officeooo:paragraph-rsid="49683d3b"/>
    </style:style>
    <style:style style:name="P127" style:family="paragraph" style:parent-style-name="Text_20_body">
      <style:text-properties officeooo:paragraph-rsid="496861ec"/>
    </style:style>
    <style:style style:name="P128" style:family="paragraph" style:parent-style-name="Text_20_body">
      <style:text-properties officeooo:rsid="4789ea90" officeooo:paragraph-rsid="497d4aa8"/>
    </style:style>
    <style:style style:name="P129" style:family="paragraph" style:parent-style-name="Text_20_body">
      <style:text-properties officeooo:rsid="4792d385" officeooo:paragraph-rsid="497d4aa8"/>
    </style:style>
    <style:style style:name="P130" style:family="paragraph" style:parent-style-name="Text_20_body">
      <style:text-properties officeooo:rsid="478823fb" officeooo:paragraph-rsid="497d4aa8"/>
    </style:style>
    <style:style style:name="P131" style:family="paragraph" style:parent-style-name="Text_20_body">
      <style:text-properties officeooo:paragraph-rsid="497d4aa8"/>
    </style:style>
    <style:style style:name="P132" style:family="paragraph" style:parent-style-name="Text_20_body">
      <style:text-properties officeooo:rsid="498b2bca" officeooo:paragraph-rsid="498b2bca"/>
    </style:style>
    <style:style style:name="P133" style:family="paragraph" style:parent-style-name="Text_20_body">
      <style:text-properties officeooo:rsid="498d9936" officeooo:paragraph-rsid="498d9936"/>
    </style:style>
    <style:style style:name="P134" style:family="paragraph" style:parent-style-name="Text_20_body">
      <style:text-properties officeooo:paragraph-rsid="4992f675"/>
    </style:style>
    <style:style style:name="P135" style:family="paragraph" style:parent-style-name="Text_20_body">
      <style:text-properties officeooo:rsid="499b039e" officeooo:paragraph-rsid="499b039e"/>
    </style:style>
    <style:style style:name="P136" style:family="paragraph" style:parent-style-name="Text_20_body">
      <style:text-properties officeooo:rsid="499c20a2" officeooo:paragraph-rsid="499c20a2"/>
    </style:style>
    <style:style style:name="P137" style:family="paragraph" style:parent-style-name="Text_20_body">
      <style:text-properties officeooo:rsid="480a2032" officeooo:paragraph-rsid="480a2032"/>
    </style:style>
    <style:style style:name="P138" style:family="paragraph" style:parent-style-name="Text_20_body">
      <style:text-properties officeooo:rsid="49a135b7" officeooo:paragraph-rsid="49a135b7"/>
    </style:style>
    <style:style style:name="P139" style:family="paragraph" style:parent-style-name="Text_20_body">
      <style:text-properties officeooo:rsid="49a323c9" officeooo:paragraph-rsid="49a323c9"/>
    </style:style>
    <style:style style:name="P140" style:family="paragraph" style:parent-style-name="Text_20_body">
      <style:text-properties officeooo:paragraph-rsid="49a323c9"/>
    </style:style>
    <style:style style:name="P141" style:family="paragraph" style:parent-style-name="Text_20_body">
      <style:text-properties officeooo:rsid="49b29ac1" officeooo:paragraph-rsid="49b29ac1"/>
    </style:style>
    <style:style style:name="P142" style:family="paragraph" style:parent-style-name="Text_20_body">
      <style:text-properties officeooo:rsid="49b2ee80" officeooo:paragraph-rsid="49b2ee80"/>
    </style:style>
    <style:style style:name="P143" style:family="paragraph" style:parent-style-name="Text_20_body">
      <style:text-properties officeooo:rsid="49b36094" officeooo:paragraph-rsid="49b36094"/>
    </style:style>
    <style:style style:name="P144" style:family="paragraph" style:parent-style-name="Text_20_body">
      <style:text-properties officeooo:rsid="49b555b6" officeooo:paragraph-rsid="49b555b6"/>
    </style:style>
    <style:style style:name="P145" style:family="paragraph" style:parent-style-name="Text_20_body">
      <style:text-properties officeooo:rsid="49b5f529" officeooo:paragraph-rsid="49b5f529"/>
    </style:style>
    <style:style style:name="P146" style:family="paragraph" style:parent-style-name="Text_20_body">
      <style:text-properties officeooo:rsid="4978e2ef" officeooo:paragraph-rsid="4978e2ef"/>
    </style:style>
    <style:style style:name="P147" style:family="paragraph" style:parent-style-name="Text_20_body">
      <style:text-properties officeooo:paragraph-rsid="49b74fb9"/>
    </style:style>
    <style:style style:name="P148" style:family="paragraph" style:parent-style-name="Text_20_body">
      <style:text-properties style:text-line-through-style="solid" style:text-line-through-type="single" officeooo:rsid="49236a28" officeooo:paragraph-rsid="49252faa"/>
    </style:style>
    <style:style style:name="P149" style:family="paragraph" style:parent-style-name="Text_20_body">
      <style:text-properties style:text-line-through-style="solid" style:text-line-through-type="single" officeooo:rsid="47d987a1" officeooo:paragraph-rsid="47d987a1"/>
    </style:style>
    <style:style style:name="P150" style:family="paragraph" style:parent-style-name="Text_20_body">
      <style:text-properties officeooo:rsid="49b89d56" officeooo:paragraph-rsid="49b89d56"/>
    </style:style>
    <style:style style:name="P151" style:family="paragraph" style:parent-style-name="Text_20_body">
      <style:text-properties officeooo:rsid="49b89fc5" officeooo:paragraph-rsid="49b89fc5"/>
    </style:style>
    <style:style style:name="P152" style:family="paragraph" style:parent-style-name="Text_20_body">
      <style:text-properties officeooo:rsid="49b9f7e1" officeooo:paragraph-rsid="49b9f7e1"/>
    </style:style>
    <style:style style:name="P153" style:family="paragraph" style:parent-style-name="Text_20_body">
      <style:text-properties officeooo:rsid="49baf098" officeooo:paragraph-rsid="49baf098"/>
    </style:style>
    <style:style style:name="P154" style:family="paragraph" style:parent-style-name="Text_20_body">
      <style:text-properties officeooo:rsid="49bce22e" officeooo:paragraph-rsid="49bce22e"/>
    </style:style>
    <style:style style:name="P155" style:family="paragraph" style:parent-style-name="Text_20_body">
      <style:text-properties officeooo:rsid="49be7e6d" officeooo:paragraph-rsid="49be7e6d"/>
    </style:style>
    <style:style style:name="P156" style:family="paragraph" style:parent-style-name="Text_20_body">
      <style:text-properties officeooo:rsid="49c22ad5" officeooo:paragraph-rsid="49c22ad5"/>
    </style:style>
    <style:style style:name="P157" style:family="paragraph" style:parent-style-name="Text_20_body">
      <style:text-properties officeooo:paragraph-rsid="49d401c7"/>
    </style:style>
    <style:style style:name="P158" style:family="paragraph" style:parent-style-name="Text_20_body">
      <style:text-properties officeooo:rsid="490a0f2f" officeooo:paragraph-rsid="490a0f2f"/>
    </style:style>
    <style:style style:name="P159" style:family="paragraph" style:parent-style-name="Text_20_body">
      <style:text-properties officeooo:paragraph-rsid="49ddd8be"/>
    </style:style>
    <style:style style:name="P160" style:family="paragraph" style:parent-style-name="Text_20_body">
      <style:text-properties officeooo:paragraph-rsid="49def293"/>
    </style:style>
    <style:style style:name="P161" style:family="paragraph" style:parent-style-name="Text_20_body">
      <style:text-properties officeooo:rsid="49e53afc" officeooo:paragraph-rsid="49e53afc"/>
    </style:style>
    <style:style style:name="P162" style:family="paragraph" style:parent-style-name="Text_20_body">
      <style:text-properties officeooo:paragraph-rsid="49e78892"/>
    </style:style>
    <style:style style:name="P163" style:family="paragraph" style:parent-style-name="Text_20_body">
      <style:text-properties officeooo:rsid="49eb8bd9" officeooo:paragraph-rsid="49eb8bd9"/>
    </style:style>
    <style:style style:name="P164" style:family="paragraph" style:parent-style-name="Text_20_body">
      <style:text-properties officeooo:rsid="49eccfb2" officeooo:paragraph-rsid="49eccfb2"/>
    </style:style>
    <style:style style:name="P165" style:family="paragraph" style:parent-style-name="Text_20_body">
      <style:text-properties officeooo:rsid="49f21403" officeooo:paragraph-rsid="49f21403"/>
    </style:style>
    <style:style style:name="P166" style:family="paragraph" style:parent-style-name="Text_20_body">
      <style:text-properties officeooo:paragraph-rsid="49f21403"/>
    </style:style>
    <style:style style:name="P167" style:family="paragraph" style:parent-style-name="Text_20_body">
      <style:text-properties officeooo:rsid="49f32310" officeooo:paragraph-rsid="49f32310"/>
    </style:style>
    <style:style style:name="P168" style:family="paragraph" style:parent-style-name="Text_20_body">
      <style:text-properties officeooo:rsid="49f323e0" officeooo:paragraph-rsid="49f323e0"/>
    </style:style>
    <style:style style:name="P169" style:family="paragraph" style:parent-style-name="Text_20_body">
      <style:text-properties officeooo:rsid="49f46a42" officeooo:paragraph-rsid="49f46a42"/>
    </style:style>
    <style:style style:name="P170" style:family="paragraph" style:parent-style-name="Text_20_body">
      <style:text-properties officeooo:rsid="49f64183" officeooo:paragraph-rsid="49f64183"/>
    </style:style>
    <style:style style:name="P171" style:family="paragraph" style:parent-style-name="Text_20_body">
      <style:text-properties officeooo:rsid="49fa58cb" officeooo:paragraph-rsid="49fa58cb"/>
    </style:style>
    <style:style style:name="P172" style:family="paragraph" style:parent-style-name="Text_20_body">
      <style:text-properties officeooo:rsid="49fafd6f" officeooo:paragraph-rsid="49fafd6f"/>
    </style:style>
    <style:style style:name="P173" style:family="paragraph" style:parent-style-name="Text_20_body">
      <style:text-properties officeooo:rsid="49fc6bc6" officeooo:paragraph-rsid="49fc6bc6"/>
    </style:style>
    <style:style style:name="P174" style:family="paragraph" style:parent-style-name="Text_20_body">
      <style:text-properties officeooo:rsid="49ff1602" officeooo:paragraph-rsid="49ff1602"/>
    </style:style>
    <style:style style:name="P175" style:family="paragraph" style:parent-style-name="Text_20_body">
      <style:text-properties officeooo:rsid="4a008fd4" officeooo:paragraph-rsid="4a008fd4"/>
    </style:style>
    <style:style style:name="P176" style:family="paragraph" style:parent-style-name="Text_20_body">
      <style:text-properties officeooo:paragraph-rsid="49f64183"/>
    </style:style>
    <style:style style:name="P177" style:family="paragraph" style:parent-style-name="Text_20_body">
      <style:text-properties officeooo:rsid="48d2178a" officeooo:paragraph-rsid="48d2178a"/>
    </style:style>
    <style:style style:name="P178" style:family="paragraph" style:parent-style-name="Text_20_body">
      <style:text-properties officeooo:paragraph-rsid="4a032201"/>
    </style:style>
    <style:style style:name="P179" style:family="paragraph" style:parent-style-name="Text_20_body">
      <style:text-properties officeooo:rsid="48ebddb3" officeooo:paragraph-rsid="4a032201"/>
    </style:style>
    <style:style style:name="P180" style:family="paragraph" style:parent-style-name="Text_20_body">
      <style:text-properties officeooo:rsid="4a0a21ab" officeooo:paragraph-rsid="4a0a21ab"/>
    </style:style>
    <style:style style:name="P181" style:family="paragraph" style:parent-style-name="Text_20_body">
      <style:text-properties officeooo:rsid="4a0afee2" officeooo:paragraph-rsid="4a0afee2"/>
    </style:style>
    <style:style style:name="P182" style:family="paragraph" style:parent-style-name="Text_20_body">
      <style:text-properties officeooo:rsid="4a0b1f46" officeooo:paragraph-rsid="4a0b1f46"/>
    </style:style>
    <style:style style:name="P183" style:family="paragraph" style:parent-style-name="Text_20_body">
      <style:text-properties officeooo:rsid="4a0ca8a6" officeooo:paragraph-rsid="4a0ca8a6"/>
    </style:style>
    <style:style style:name="P184" style:family="paragraph" style:parent-style-name="Text_20_body">
      <style:text-properties officeooo:rsid="4a0d34ca" officeooo:paragraph-rsid="4a0d34ca"/>
    </style:style>
    <style:style style:name="P185" style:family="paragraph" style:parent-style-name="Text_20_body">
      <style:text-properties officeooo:rsid="4a10b126" officeooo:paragraph-rsid="4a10b126"/>
    </style:style>
    <style:style style:name="P186" style:family="paragraph" style:parent-style-name="Standard">
      <style:paragraph-properties fo:text-align="center" style:justify-single-word="false"/>
      <style:text-properties officeooo:rsid="057aae1d" officeooo:paragraph-rsid="410d52db"/>
    </style:style>
    <style:style style:name="P187"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88"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89"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90"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91"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92" style:family="paragraph" style:parent-style-name="Standard">
      <style:paragraph-properties fo:text-align="center" style:justify-single-word="false"/>
      <style:text-properties style:use-window-font-color="true" style:font-name="Times New Roman" fo:font-size="28pt" fo:language="cs" fo:country="CZ" officeooo:rsid="475f006f" officeooo:paragraph-rsid="475f006f" style:letter-kerning="true" style:font-name-asian="Times New Roman" style:font-size-asian="24.5pt" style:language-asian="zxx" style:country-asian="none" style:font-name-complex="Times New Roman" style:font-size-complex="28pt" style:language-complex="ar" style:country-complex="SA"/>
    </style:style>
    <style:style style:name="P193" style:family="paragraph" style:parent-style-name="Example_20_Header">
      <style:text-properties officeooo:paragraph-rsid="0ce95318"/>
    </style:style>
    <style:style style:name="P19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9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fo:letter-spacing="normal" loext:padding="0cm" loext:border="none"/>
    </style:style>
    <style:style style:name="P19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style:text-underline-style="solid" style:text-underline-width="auto" style:text-underline-color="font-color" fo:font-weight="normal" loext:padding="0cm" loext:border="none"/>
    </style:style>
    <style:style style:name="P19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ff" style:font-name="Tahoma" fo:font-size="11pt" fo:letter-spacing="normal" fo:font-style="italic" fo:font-weight="normal" loext:padding="0cm" loext:border="none"/>
    </style:style>
    <style:style style:name="P198" style:family="paragraph" style:parent-style-name="Heading_20_4">
      <style:text-properties officeooo:rsid="493b635d" officeooo:paragraph-rsid="493b635d"/>
    </style:style>
    <style:style style:name="P199" style:family="paragraph" style:parent-style-name="Heading_20_4">
      <style:text-properties officeooo:rsid="495eb76f" officeooo:paragraph-rsid="495eb76f"/>
    </style:style>
    <style:style style:name="P200" style:family="paragraph" style:parent-style-name="Heading_20_4">
      <style:text-properties officeooo:rsid="496b050f"/>
    </style:style>
    <style:style style:name="P201" style:family="paragraph" style:parent-style-name="Heading_20_4">
      <style:text-properties officeooo:paragraph-rsid="496861ec"/>
    </style:style>
    <style:style style:name="P202" style:family="paragraph" style:parent-style-name="Heading_20_4">
      <style:text-properties officeooo:paragraph-rsid="48db76a9"/>
    </style:style>
    <style:style style:name="P203" style:family="paragraph" style:parent-style-name="Heading_20_4">
      <style:text-properties officeooo:paragraph-rsid="48e7c7b3"/>
    </style:style>
    <style:style style:name="P204" style:family="paragraph" style:parent-style-name="Heading_20_4">
      <style:text-properties officeooo:rsid="490cb26a" officeooo:paragraph-rsid="490cb26a"/>
    </style:style>
    <style:style style:name="P205" style:family="paragraph" style:parent-style-name="Heading_20_4">
      <style:text-properties officeooo:rsid="496140ee" officeooo:paragraph-rsid="49b74fb9"/>
    </style:style>
    <style:style style:name="P206" style:family="paragraph" style:parent-style-name="Heading_20_4">
      <style:text-properties officeooo:paragraph-rsid="49b74fb9"/>
    </style:style>
    <style:style style:name="P207" style:family="paragraph" style:parent-style-name="Heading_20_4">
      <style:text-properties officeooo:rsid="496f8823" officeooo:paragraph-rsid="49b74fb9"/>
    </style:style>
    <style:style style:name="P208" style:family="paragraph" style:parent-style-name="Heading_20_4">
      <style:text-properties style:text-line-through-style="none" style:text-line-through-type="none" officeooo:rsid="497d1cb0" officeooo:paragraph-rsid="49b74fb9"/>
    </style:style>
    <style:style style:name="P209" style:family="paragraph" style:parent-style-name="Heading_20_4">
      <style:text-properties officeooo:paragraph-rsid="49d401c7"/>
    </style:style>
    <style:style style:name="P210" style:family="paragraph" style:parent-style-name="Heading_20_4">
      <style:text-properties officeooo:paragraph-rsid="49dcee1a"/>
    </style:style>
    <style:style style:name="P211" style:family="paragraph" style:parent-style-name="Heading_20_4">
      <style:text-properties officeooo:paragraph-rsid="4a15188a"/>
    </style:style>
    <style:style style:name="P212" style:family="paragraph" style:parent-style-name="Heading_20_4">
      <style:text-properties officeooo:paragraph-rsid="4a1cd230"/>
    </style:style>
    <style:style style:name="P213" style:family="paragraph" style:parent-style-name="Heading_20_2">
      <style:text-properties officeooo:rsid="44ed83b1" officeooo:paragraph-rsid="44ed83b1"/>
    </style:style>
    <style:style style:name="P214" style:family="paragraph" style:parent-style-name="Contents_20_1">
      <style:paragraph-properties>
        <style:tab-stops>
          <style:tab-stop style:position="14.801cm" style:type="right" style:leader-style="dotted" style:leader-text="."/>
        </style:tab-stops>
      </style:paragraph-properties>
    </style:style>
    <style:style style:name="P215" style:family="paragraph" style:parent-style-name="Heading_20_3">
      <style:text-properties officeooo:rsid="481f3497" officeooo:paragraph-rsid="481f3497"/>
    </style:style>
    <style:style style:name="P216" style:family="paragraph" style:parent-style-name="Heading_20_3">
      <style:text-properties style:use-window-font-color="true" style:font-name="Georgia1" fo:font-size="13.5pt" fo:letter-spacing="0.004cm" fo:language="cs" fo:country="CZ" fo:font-style="normal" fo:font-weight="bold" officeooo:rsid="48e6f15d" officeooo:paragraph-rsid="48ea757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217" style:family="paragraph" style:parent-style-name="Heading_20_3">
      <style:text-properties officeooo:rsid="49126909" officeooo:paragraph-rsid="49126909"/>
    </style:style>
    <style:style style:name="P218" style:family="paragraph" style:parent-style-name="Heading_20_3">
      <style:text-properties officeooo:rsid="47d987a1" officeooo:paragraph-rsid="47e05868"/>
    </style:style>
    <style:style style:name="P219" style:family="paragraph" style:parent-style-name="Heading_20_3">
      <style:text-properties officeooo:paragraph-rsid="48eb6dc9"/>
    </style:style>
    <style:style style:name="P220" style:family="paragraph" style:parent-style-name="Heading_20_3">
      <style:text-properties officeooo:rsid="49462770" officeooo:paragraph-rsid="49462770"/>
    </style:style>
    <style:style style:name="P221" style:family="paragraph" style:parent-style-name="Heading_20_3">
      <style:text-properties officeooo:rsid="494fca9b" officeooo:paragraph-rsid="494fca9b"/>
    </style:style>
    <style:style style:name="P222" style:family="paragraph" style:parent-style-name="Heading_20_3">
      <style:text-properties officeooo:paragraph-rsid="494fca9b"/>
    </style:style>
    <style:style style:name="P223" style:family="paragraph" style:parent-style-name="Heading_20_3">
      <style:text-properties officeooo:paragraph-rsid="494b3a33"/>
    </style:style>
    <style:style style:name="P224" style:family="paragraph" style:parent-style-name="Heading_20_3">
      <style:text-properties officeooo:rsid="496861ec" officeooo:paragraph-rsid="496861ec"/>
    </style:style>
    <style:style style:name="P225" style:family="paragraph" style:parent-style-name="Heading_20_3">
      <style:text-properties officeooo:rsid="4992f675" officeooo:paragraph-rsid="4992f675"/>
    </style:style>
    <style:style style:name="P226" style:family="paragraph" style:parent-style-name="Heading_20_3">
      <style:text-properties officeooo:rsid="48a8edd9" officeooo:paragraph-rsid="48a8edd9"/>
    </style:style>
    <style:style style:name="P227" style:family="paragraph" style:parent-style-name="Heading_20_3">
      <style:text-properties officeooo:rsid="499c20a2" officeooo:paragraph-rsid="499c20a2"/>
    </style:style>
    <style:style style:name="P228" style:family="paragraph" style:parent-style-name="Heading_20_3">
      <style:text-properties officeooo:paragraph-rsid="494cbdc3"/>
    </style:style>
    <style:style style:name="P229" style:family="paragraph" style:parent-style-name="Heading_20_3">
      <style:text-properties officeooo:rsid="49a323c9" officeooo:paragraph-rsid="49a323c9"/>
    </style:style>
    <style:style style:name="P230" style:family="paragraph" style:parent-style-name="Heading_20_3">
      <style:text-properties officeooo:paragraph-rsid="48db76a9"/>
    </style:style>
    <style:style style:name="P231" style:family="paragraph" style:parent-style-name="Heading_20_3">
      <style:text-properties officeooo:rsid="49b2ee80" officeooo:paragraph-rsid="49b2ee80"/>
    </style:style>
    <style:style style:name="P232" style:family="paragraph" style:parent-style-name="Heading_20_3">
      <style:text-properties officeooo:rsid="495b6364" officeooo:paragraph-rsid="495b6364"/>
    </style:style>
    <style:style style:name="P233" style:family="paragraph" style:parent-style-name="Heading_20_3">
      <style:text-properties officeooo:paragraph-rsid="48ea757d"/>
    </style:style>
    <style:style style:name="P234" style:family="paragraph" style:parent-style-name="Heading_20_3">
      <style:text-properties officeooo:rsid="48fc6549" officeooo:paragraph-rsid="48fc6549"/>
    </style:style>
    <style:style style:name="P235" style:family="paragraph" style:parent-style-name="Heading_20_3">
      <style:text-properties officeooo:rsid="4961814e" officeooo:paragraph-rsid="4961814e"/>
    </style:style>
    <style:style style:name="P236" style:family="paragraph" style:parent-style-name="Heading_20_3">
      <style:text-properties officeooo:paragraph-rsid="48e7c7b3"/>
    </style:style>
    <style:style style:name="P237" style:family="paragraph" style:parent-style-name="Heading_20_3">
      <style:text-properties officeooo:rsid="49b89fc5" officeooo:paragraph-rsid="49b89fc5"/>
    </style:style>
    <style:style style:name="P238" style:family="paragraph" style:parent-style-name="Heading_20_3">
      <style:text-properties officeooo:rsid="49cac408" officeooo:paragraph-rsid="49ddd8be"/>
    </style:style>
    <style:style style:name="P239" style:family="paragraph" style:parent-style-name="Heading_20_3">
      <style:text-properties officeooo:rsid="490a7dec" officeooo:paragraph-rsid="49ddd8be"/>
    </style:style>
    <style:style style:name="P240" style:family="paragraph" style:parent-style-name="Heading_20_3">
      <style:text-properties officeooo:rsid="49ddd8be" officeooo:paragraph-rsid="49ddd8be"/>
    </style:style>
    <style:style style:name="P241" style:family="paragraph" style:parent-style-name="Heading_20_3">
      <style:text-properties officeooo:paragraph-rsid="48f084aa"/>
    </style:style>
    <style:style style:name="P242" style:family="paragraph" style:parent-style-name="Heading_20_3">
      <style:text-properties officeooo:paragraph-rsid="4a17e863"/>
    </style:style>
    <style:style style:name="P243" style:family="paragraph" style:parent-style-name="Heading_20_3">
      <style:text-properties officeooo:rsid="4a24a7d0" officeooo:paragraph-rsid="4a24a7d0"/>
    </style:style>
    <style:style style:name="P244" style:family="paragraph" style:parent-style-name="Text_20_body" style:master-page-name="Standard">
      <style:paragraph-properties fo:text-align="end" style:justify-single-word="false" style:page-number="auto"/>
      <style:text-properties officeooo:rsid="46e075e5" officeooo:paragraph-rsid="46e075e5"/>
    </style:style>
    <style:style style:name="P245" style:family="paragraph" style:parent-style-name="Text_20_body">
      <style:text-properties style:use-window-font-color="true" style:font-name="Georgia" fo:font-size="10pt" fo:letter-spacing="0.004cm" fo:language="cs" fo:country="CZ" fo:font-style="normal" officeooo:rsid="485591e0" officeooo:paragraph-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246" style:family="paragraph" style:parent-style-name="Text_20_body">
      <style:text-properties style:text-line-through-style="solid" style:text-line-through-type="single" officeooo:rsid="491c7728" officeooo:paragraph-rsid="491c7728"/>
    </style:style>
    <style:style style:name="P247" style:family="paragraph" style:parent-style-name="Text_20_body">
      <style:text-properties style:text-line-through-style="solid" style:text-line-through-type="single" officeooo:rsid="4918977e" officeooo:paragraph-rsid="4918977e"/>
    </style:style>
    <style:style style:name="P248" style:family="paragraph" style:parent-style-name="Text_20_body">
      <style:text-properties style:text-line-through-style="solid" style:text-line-through-type="single" officeooo:rsid="491e1835" officeooo:paragraph-rsid="491e1835"/>
    </style:style>
    <style:style style:name="P249" style:family="paragraph" style:parent-style-name="Text_20_body">
      <style:text-properties officeooo:paragraph-rsid="499dc938"/>
    </style:style>
    <style:style style:name="P250" style:family="paragraph" style:parent-style-name="Text_20_body">
      <style:text-properties officeooo:paragraph-rsid="487d7675"/>
    </style:style>
    <style:style style:name="P251" style:family="paragraph" style:parent-style-name="Text_20_body">
      <style:text-properties officeooo:paragraph-rsid="496a1ee0"/>
    </style:style>
    <style:style style:name="P252" style:family="paragraph" style:parent-style-name="Text_20_body">
      <style:text-properties officeooo:rsid="4a15188a" officeooo:paragraph-rsid="4a15188a"/>
    </style:style>
    <style:style style:name="P253" style:family="paragraph" style:parent-style-name="Text_20_body">
      <style:text-properties officeooo:rsid="48cc2e8e" officeooo:paragraph-rsid="4a17e863"/>
    </style:style>
    <style:style style:name="P254" style:family="paragraph" style:parent-style-name="Text_20_body">
      <style:text-properties officeooo:rsid="48cb8f09" officeooo:paragraph-rsid="4a17e863"/>
    </style:style>
    <style:style style:name="P255" style:family="paragraph" style:parent-style-name="Text_20_body">
      <style:text-properties officeooo:rsid="48cfa28e" officeooo:paragraph-rsid="4a17e863"/>
    </style:style>
    <style:style style:name="P256" style:family="paragraph" style:parent-style-name="Text_20_body">
      <style:text-properties officeooo:paragraph-rsid="4a17e863"/>
    </style:style>
    <style:style style:name="P257" style:family="paragraph" style:parent-style-name="Text_20_body">
      <style:text-properties officeooo:paragraph-rsid="49a323c9"/>
    </style:style>
    <style:style style:name="P258" style:family="paragraph" style:parent-style-name="Text_20_body">
      <style:text-properties officeooo:rsid="49db992c" officeooo:paragraph-rsid="4a24a7d0"/>
    </style:style>
    <style:style style:name="P259" style:family="paragraph" style:parent-style-name="Text_20_body">
      <style:text-properties officeooo:rsid="49d5dbc6" officeooo:paragraph-rsid="4a24a7d0"/>
    </style:style>
    <style:style style:name="P260" style:family="paragraph" style:parent-style-name="Text_20_body">
      <style:text-properties officeooo:rsid="49d98bb8" officeooo:paragraph-rsid="4a24a7d0"/>
    </style:style>
    <style:style style:name="P261" style:family="paragraph" style:parent-style-name="Text_20_body">
      <style:text-properties officeooo:rsid="49d8263c" officeooo:paragraph-rsid="4a24a7d0"/>
    </style:style>
    <style:style style:name="P262" style:family="paragraph" style:parent-style-name="Text_20_body">
      <style:text-properties officeooo:rsid="49dc76c9" officeooo:paragraph-rsid="4a24a7d0"/>
    </style:style>
    <style:style style:name="P263" style:family="paragraph" style:parent-style-name="Text_20_body">
      <style:text-properties officeooo:rsid="49d915cf" officeooo:paragraph-rsid="4a24a7d0"/>
    </style:style>
    <style:style style:name="P264" style:family="paragraph" style:parent-style-name="Text_20_body">
      <style:text-properties officeooo:paragraph-rsid="4a1880a9"/>
    </style:style>
    <style:style style:name="P265" style:family="paragraph" style:parent-style-name="Text_20_body">
      <style:text-properties officeooo:paragraph-rsid="496861ec"/>
    </style:style>
    <style:style style:name="P266" style:family="paragraph" style:parent-style-name="Text_20_body">
      <style:text-properties fo:font-style="normal" officeooo:paragraph-rsid="4a1880a9" style:font-style-asian="normal" style:font-style-complex="normal"/>
    </style:style>
    <style:style style:name="P267" style:family="paragraph" style:parent-style-name="Text_20_body">
      <style:text-properties officeooo:rsid="4915dd67" officeooo:paragraph-rsid="4a1a42c5"/>
    </style:style>
    <style:style style:name="P268" style:family="paragraph" style:parent-style-name="Text_20_body">
      <style:text-properties style:text-line-through-style="none" style:text-line-through-type="none" officeooo:rsid="4915dd67" officeooo:paragraph-rsid="4915dd67"/>
    </style:style>
    <style:style style:name="P269" style:family="paragraph" style:parent-style-name="Text_20_body">
      <style:text-properties officeooo:rsid="4a1a42c5" officeooo:paragraph-rsid="4a1a42c5"/>
    </style:style>
    <style:style style:name="P270" style:family="paragraph" style:parent-style-name="Text_20_body">
      <style:text-properties officeooo:rsid="49137e90" officeooo:paragraph-rsid="4a1b531a"/>
    </style:style>
    <style:style style:name="P271" style:family="paragraph" style:parent-style-name="Text_20_body">
      <style:text-properties officeooo:rsid="489e2988" officeooo:paragraph-rsid="489e2988"/>
    </style:style>
    <style:style style:name="P272" style:family="paragraph" style:parent-style-name="Text_20_body">
      <style:text-properties officeooo:rsid="47d7a48c" officeooo:paragraph-rsid="4a1cd230"/>
    </style:style>
    <style:style style:name="P273" style:family="paragraph" style:parent-style-name="Text_20_body">
      <style:text-properties officeooo:rsid="47d72c9f" officeooo:paragraph-rsid="4a1cd230"/>
    </style:style>
    <style:style style:name="P274" style:family="paragraph" style:parent-style-name="Text_20_body">
      <style:text-properties officeooo:rsid="4786fe01" officeooo:paragraph-rsid="4a208a67"/>
    </style:style>
    <style:style style:name="P275" style:family="paragraph" style:parent-style-name="Text_20_body">
      <style:text-properties officeooo:paragraph-rsid="497d4aa8"/>
    </style:style>
    <style:style style:name="P276" style:family="paragraph" style:parent-style-name="Text_20_body">
      <style:text-properties officeooo:rsid="4a20cfcd" officeooo:paragraph-rsid="4a27550f"/>
    </style:style>
    <style:style style:name="P277" style:family="paragraph" style:parent-style-name="Text_20_body">
      <style:text-properties officeooo:rsid="4789ea90" officeooo:paragraph-rsid="497d4aa8"/>
    </style:style>
    <style:style style:name="P278" style:family="paragraph" style:parent-style-name="Text_20_body">
      <style:text-properties officeooo:rsid="4a24a7d0" officeooo:paragraph-rsid="4a24a7d0"/>
    </style:style>
    <style:style style:name="P279" style:family="paragraph" style:parent-style-name="Text_20_body">
      <style:text-properties officeooo:paragraph-rsid="4a24a7d0"/>
    </style:style>
    <style:style style:name="P280" style:family="paragraph" style:parent-style-name="Text_20_body">
      <style:text-properties officeooo:paragraph-rsid="4a22adf6"/>
    </style:style>
    <style:style style:name="P281" style:family="paragraph" style:parent-style-name="Text_20_body" style:list-style-name="L1"/>
    <style:style style:name="P282" style:family="paragraph" style:parent-style-name="Text_20_body">
      <style:text-properties officeooo:rsid="4a28ce17" officeooo:paragraph-rsid="4a28ce17"/>
    </style:style>
    <style:style style:name="P283" style:family="paragraph" style:parent-style-name="Text_20_body">
      <style:text-properties officeooo:paragraph-rsid="49dcee1a"/>
    </style:style>
    <style:style style:name="P284" style:family="paragraph" style:parent-style-name="Contents_20_4">
      <style:paragraph-properties>
        <style:tab-stops>
          <style:tab-stop style:position="14.801cm" style:type="right" style:leader-style="dotted" style:leader-text="."/>
        </style:tab-stops>
      </style:paragraph-properties>
    </style:style>
    <style:style style:name="P285" style:family="paragraph" style:parent-style-name="Contents_20_3">
      <style:paragraph-properties>
        <style:tab-stops>
          <style:tab-stop style:position="14.801cm" style:type="right" style:leader-style="dotted" style:leader-text="."/>
        </style:tab-stops>
      </style:paragraph-properties>
    </style:style>
    <style:style style:name="P286" style:family="paragraph" style:parent-style-name="Contents_20_2">
      <style:paragraph-properties>
        <style:tab-stops>
          <style:tab-stop style:position="14.801cm" style:type="right" style:leader-style="dotted" style:leader-text="."/>
        </style:tab-stops>
      </style:paragraph-properties>
    </style:style>
    <style:style style:name="T1" style:family="text">
      <style:text-properties officeooo:rsid="447d1e3f"/>
    </style:style>
    <style:style style:name="T2"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 style:family="text">
      <style:text-properties style:use-window-font-color="true" style:font-name="Georgia" fo:font-size="10pt" fo:letter-spacing="0.004cm" fo:language="cs" fo:country="CZ" fo:font-style="normal" officeooo:rsid="4775ff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style:font-name="Georgia" fo:font-size="10pt" fo:letter-spacing="0.004cm" fo:language="cs" fo:country="CZ" fo:font-style="normal" officeooo:rsid="47773f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 style:family="text">
      <style:text-properties style:use-window-font-color="true" style:font-name="Georgia" fo:font-size="10pt" fo:letter-spacing="0.004cm" fo:language="cs" fo:country="CZ" fo:font-style="normal" officeooo:rsid="47781e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 style:family="text">
      <style:text-properties style:use-window-font-color="true" style:font-name="Georgia" fo:font-size="10pt" fo:letter-spacing="0.004cm" fo:language="cs" fo:country="CZ" fo:font-style="normal" officeooo:rsid="477900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 style:family="text">
      <style:text-properties style:use-window-font-color="true" style:font-name="Georgia" fo:font-size="10pt" fo:letter-spacing="0.004cm" fo:language="cs" fo:country="CZ" fo:font-style="normal" officeooo:rsid="477d52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 style:family="text">
      <style:text-properties style:use-window-font-color="true" style:font-name="Georgia" fo:font-size="10pt" fo:letter-spacing="0.004cm" fo:language="cs" fo:country="CZ" fo:font-style="normal" officeooo:rsid="477e35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 style:family="text">
      <style:text-properties style:use-window-font-color="true" style:font-name="Georgia" fo:font-size="10pt" fo:letter-spacing="0.004cm" fo:language="cs" fo:country="CZ" fo:font-style="normal" officeooo:rsid="477f8f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 style:family="text">
      <style:text-properties style:use-window-font-color="true" style:font-name="Georgia" fo:font-size="10pt" fo:letter-spacing="0.004cm" fo:language="cs" fo:country="CZ" fo:font-style="normal" officeooo:rsid="478023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 style:family="text">
      <style:text-properties style:use-window-font-color="true" style:font-name="Georgia" fo:font-size="10pt" fo:letter-spacing="0.004cm" fo:language="cs" fo:country="CZ" fo:font-style="normal" officeooo:rsid="47820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 style:family="text">
      <style:text-properties style:use-window-font-color="true" style:font-name="Georgia" fo:font-size="10pt" fo:letter-spacing="0.004cm" fo:language="cs" fo:country="CZ" fo:font-style="normal" officeooo:rsid="47dcc6f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 style:family="text">
      <style:text-properties style:use-window-font-color="true" style:font-name="Georgia" fo:font-size="10pt" fo:letter-spacing="0.004cm" fo:language="cs" fo:country="CZ" fo:font-style="normal" officeooo:rsid="47e779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 style:family="text">
      <style:text-properties style:use-window-font-color="true" style:font-name="Georgia" fo:font-size="10pt" fo:letter-spacing="0.004cm" fo:language="cs" fo:country="CZ" fo:font-style="normal" officeooo:rsid="47dd47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 style:family="text">
      <style:text-properties style:use-window-font-color="true" style:font-name="Georgia" fo:font-size="10pt" fo:letter-spacing="0.004cm" fo:language="cs" fo:country="CZ" fo:font-style="normal" officeooo:rsid="47eb03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 style:family="text">
      <style:text-properties style:use-window-font-color="true" style:font-name="Georgia" fo:font-size="10pt" fo:letter-spacing="0.004cm" fo:language="cs" fo:country="CZ" fo:font-style="normal" officeooo:rsid="47eea8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 style:family="text">
      <style:text-properties style:use-window-font-color="true" style:font-name="Georgia" fo:font-size="10pt" fo:letter-spacing="0.004cm" fo:language="cs" fo:country="CZ" fo:font-style="normal" officeooo:rsid="47f610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 style:family="text">
      <style:text-properties style:use-window-font-color="true" style:font-name="Georgia" fo:font-size="10pt" fo:letter-spacing="0.004cm" fo:language="cs" fo:country="CZ" fo:font-style="normal" officeooo:rsid="481f34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 style:family="text">
      <style:text-properties style:use-window-font-color="true" style:font-name="Georgia" fo:font-size="10pt" fo:letter-spacing="0.004cm" fo:language="cs" fo:country="CZ" fo:font-style="normal" officeooo:rsid="4848b8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0" style:family="text">
      <style:text-properties style:use-window-font-color="true" style:font-name="Georgia" fo:font-size="10pt" fo:letter-spacing="0.004cm" fo:language="cs" fo:country="CZ" fo:font-style="normal" officeooo:rsid="484b5e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1" style:family="text">
      <style:text-properties style:use-window-font-color="true" style:font-name="Georgia" fo:font-size="10pt" fo:letter-spacing="0.004cm" fo:language="cs" fo:country="CZ" fo:font-style="normal" officeooo:rsid="484d05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2" style:family="text">
      <style:text-properties style:use-window-font-color="true" style:font-name="Georgia" fo:font-size="10pt" fo:letter-spacing="0.004cm" fo:language="cs" fo:country="CZ" fo:font-style="normal" officeooo:rsid="4850f1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3" style:family="text">
      <style:text-properties style:use-window-font-color="true" style:font-name="Georgia" fo:font-size="10pt" fo:letter-spacing="0.004cm" fo:language="cs" fo:country="CZ" fo:font-style="normal" officeooo:rsid="4851d0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4" style:family="text">
      <style:text-properties style:use-window-font-color="true" style:font-name="Georgia" fo:font-size="10pt" fo:letter-spacing="0.004cm" fo:language="cs" fo:country="CZ" fo:font-style="normal" officeooo:rsid="4852b7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5" style:family="text">
      <style:text-properties style:use-window-font-color="true" style:font-name="Georgia" fo:font-size="10pt" fo:letter-spacing="0.004cm" fo:language="cs" fo:country="CZ" fo:font-style="normal" officeooo:rsid="485591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6" style:family="text">
      <style:text-properties style:use-window-font-color="true" style:font-name="Georgia" fo:font-size="10pt" fo:letter-spacing="0.004cm" fo:language="cs" fo:country="CZ" fo:font-style="normal" officeooo:rsid="487677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7" style:family="text">
      <style:text-properties style:use-window-font-color="true" style:font-name="Georgia" fo:font-size="10pt" fo:letter-spacing="0.004cm" fo:language="cs" fo:country="CZ" fo:font-style="normal" officeooo:rsid="48781d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8" style:family="text">
      <style:text-properties style:use-window-font-color="true" style:font-name="Georgia" fo:font-size="10pt" fo:letter-spacing="0.004cm" fo:language="cs" fo:country="CZ" fo:font-style="normal" officeooo:rsid="485aa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 style:family="text">
      <style:text-properties style:use-window-font-color="true" style:font-name="Georgia" fo:font-size="10pt" fo:letter-spacing="0.004cm" fo:language="cs" fo:country="CZ" fo:font-style="normal" officeooo:rsid="4889a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 style:family="text">
      <style:text-properties style:use-window-font-color="true" style:font-name="Georgia" fo:font-size="10pt" fo:letter-spacing="0.004cm" fo:language="cs" fo:country="CZ" fo:font-style="normal" officeooo:rsid="4896cf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1" style:family="text">
      <style:text-properties style:use-window-font-color="true" style:font-name="Georgia" fo:font-size="10pt" fo:letter-spacing="0.004cm" fo:language="cs" fo:country="CZ" fo:font-style="normal" officeooo:rsid="48990d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2" style:family="text">
      <style:text-properties style:use-window-font-color="true" style:font-name="Georgia" fo:font-size="10pt" fo:letter-spacing="0.004cm" fo:language="cs" fo:country="CZ"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3" style:family="text">
      <style:text-properties style:use-window-font-color="true" style:font-name="Georgia" fo:font-size="10pt" fo:letter-spacing="0.004cm" fo:language="cs" fo:country="CZ"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4" style:family="text">
      <style:text-properties style:use-window-font-color="true" style:font-name="Georgia" fo:font-size="10pt" fo:letter-spacing="0.004cm" fo:language="cs" fo:country="CZ" fo:font-style="normal" officeooo:rsid="489554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5" style:family="text">
      <style:text-properties style:use-window-font-color="true" style:font-name="Georgia" fo:font-size="10pt" fo:letter-spacing="0.004cm" fo:language="cs" fo:country="CZ" fo:font-style="normal" officeooo:rsid="489adc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6" style:family="text">
      <style:text-properties style:use-window-font-color="true" style:font-name="Georgia" fo:font-size="10pt" fo:letter-spacing="0.004cm" fo:language="cs" fo:country="CZ" fo:font-style="normal" officeooo:rsid="489c64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7" style:family="text">
      <style:text-properties style:use-window-font-color="true" style:font-name="Georgia" fo:font-size="10pt" fo:letter-spacing="0.004cm" fo:language="cs" fo:country="CZ" fo:font-style="normal" officeooo:rsid="48ae9a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 style:family="text">
      <style:text-properties style:use-window-font-color="true" style:font-name="Georgia" fo:font-size="10pt" fo:letter-spacing="0.004cm" fo:language="cs" fo:country="CZ" fo:font-style="normal" officeooo:rsid="48afdb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9" style:family="text">
      <style:text-properties style:use-window-font-color="true" style:font-name="Georgia" fo:font-size="10pt" fo:letter-spacing="0.004cm" fo:language="cs" fo:country="CZ" fo:font-style="normal" officeooo:rsid="48c82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 style:family="text">
      <style:text-properties style:use-window-font-color="true" style:font-name="Georgia" fo:font-size="10pt" fo:letter-spacing="0.004cm" fo:language="cs" fo:country="CZ" fo:font-style="normal" officeooo:rsid="48cc2e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1" style:family="text">
      <style:text-properties style:use-window-font-color="true" style:font-name="Georgia" fo:font-size="10pt" fo:letter-spacing="0.004cm" fo:language="cs" fo:country="CZ" fo:font-style="normal" officeooo:rsid="48ce91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2" style:family="text">
      <style:text-properties style:use-window-font-color="true" style:font-name="Georgia" fo:font-size="10pt" fo:letter-spacing="0.004cm" fo:language="cs" fo:country="CZ" fo:font-style="normal" officeooo:rsid="48d408b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3" style:family="text">
      <style:text-properties style:use-window-font-color="true" style:font-name="Georgia" fo:font-size="10pt" fo:letter-spacing="0.004cm" fo:language="cs" fo:country="CZ" fo:font-style="normal" officeooo:rsid="48d73f3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4" style:family="text">
      <style:text-properties style:use-window-font-color="true" style:font-name="Georgia" fo:font-size="10pt" fo:letter-spacing="0.004cm" fo:language="cs" fo:country="CZ" fo:font-style="normal" officeooo:rsid="48df62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5" style:family="text">
      <style:text-properties style:use-window-font-color="true" style:font-name="Georgia" fo:font-size="10pt" fo:letter-spacing="0.004cm" fo:language="cs" fo:country="CZ" fo:font-style="normal" officeooo:rsid="48e26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 style:family="text">
      <style:text-properties style:use-window-font-color="true" style:font-name="Georgia" fo:font-size="10pt" fo:letter-spacing="0.004cm" fo:language="cs" fo:country="CZ" fo:font-style="normal" officeooo:rsid="4802e8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7"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 style:family="text">
      <style:text-properties style:use-window-font-color="true" style:font-name="Georgia" fo:font-size="10pt" fo:letter-spacing="0.004cm" fo:language="cs" fo:country="CZ" fo:font-style="normal" officeooo:rsid="490629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 style:family="text">
      <style:text-properties style:use-window-font-color="true" style:font-name="Georgia" fo:font-size="10pt" fo:letter-spacing="0.004cm" fo:language="cs" fo:country="CZ" fo:font-style="normal" officeooo:rsid="490d8b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 style:family="text">
      <style:text-properties style:use-window-font-color="true" style:font-name="Georgia" fo:font-size="10pt" fo:letter-spacing="0.004cm" fo:language="cs" fo:country="CZ" fo:font-style="normal" officeooo:rsid="49116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 style:family="text">
      <style:text-properties style:use-window-font-color="true" style:font-name="Georgia" fo:font-size="10pt" fo:letter-spacing="0.004cm" fo:language="cs" fo:country="CZ" fo:font-style="normal" officeooo:rsid="4923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 style:family="text">
      <style:text-properties style:use-window-font-color="true" style:font-name="Georgia" fo:font-size="10pt" fo:letter-spacing="0.004cm" fo:language="cs" fo:country="CZ" fo:font-style="normal" officeooo:rsid="493242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 style:family="text">
      <style:text-properties style:use-window-font-color="true" style:font-name="Georgia" fo:font-size="10pt" fo:letter-spacing="0.004cm" fo:language="cs" fo:country="CZ" fo:font-style="normal" officeooo:rsid="4938d8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 style:family="text">
      <style:text-properties style:use-window-font-color="true" style:font-name="Georgia" fo:font-size="10pt" fo:letter-spacing="0.004cm" fo:language="cs" fo:country="CZ" fo:font-style="normal" officeooo:rsid="4942e2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 style:family="text">
      <style:text-properties style:use-window-font-color="true" style:font-name="Georgia" fo:font-size="10pt" fo:letter-spacing="0.004cm" fo:language="cs" fo:country="CZ" fo:font-style="normal" officeooo:rsid="49495c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 style:family="text">
      <style:text-properties style:use-window-font-color="true" style:font-name="Georgia" fo:font-size="10pt" fo:letter-spacing="0.004cm" fo:language="cs" fo:country="CZ" fo:font-style="normal" officeooo:rsid="48375c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 style:family="text">
      <style:text-properties style:use-window-font-color="true" style:font-name="Georgia" fo:font-size="10pt" fo:letter-spacing="0.004cm" fo:language="cs" fo:country="CZ" fo:font-style="normal" officeooo:rsid="494b3a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 style:family="text">
      <style:text-properties style:use-window-font-color="true" style:font-name="Georgia" fo:font-size="10pt" fo:letter-spacing="0.004cm" fo:language="cs" fo:country="CZ" fo:font-style="normal" officeooo:rsid="494e7c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 style:family="text">
      <style:text-properties style:use-window-font-color="true" style:font-name="Georgia" fo:font-size="10pt" fo:letter-spacing="0.004cm" fo:language="cs" fo:country="CZ" fo:font-style="normal" officeooo:rsid="483b30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 style:family="text">
      <style:text-properties style:use-window-font-color="true" style:font-name="Georgia" fo:font-size="10pt" fo:letter-spacing="0.004cm" fo:language="cs" fo:country="CZ" fo:font-style="normal" officeooo:rsid="49532f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 style:family="text">
      <style:text-properties style:use-window-font-color="true" style:font-name="Georgia" fo:font-size="10pt" fo:letter-spacing="0.004cm" fo:language="cs" fo:country="CZ" fo:font-style="normal" officeooo:rsid="4956d2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 style:family="text">
      <style:text-properties style:use-window-font-color="true" style:font-name="Georgia" fo:font-size="10pt" fo:letter-spacing="0.004cm" fo:language="cs" fo:country="CZ" fo:font-style="normal" officeooo:rsid="494ed1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 style:family="text">
      <style:text-properties style:use-window-font-color="true" style:font-name="Georgia" fo:font-size="10pt" fo:letter-spacing="0.004cm" fo:language="cs" fo:country="CZ" fo:font-style="normal" officeooo:rsid="496b05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 style:family="text">
      <style:text-properties style:use-window-font-color="true" style:font-name="Georgia" fo:font-size="10pt" fo:letter-spacing="0.004cm" fo:language="cs" fo:country="CZ" fo:font-style="normal" officeooo:rsid="4782a1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5" style:family="text">
      <style:text-properties style:use-window-font-color="true" style:font-name="Georgia" fo:font-size="10pt" fo:letter-spacing="0.004cm" fo:language="cs" fo:country="CZ" fo:font-style="normal" officeooo:rsid="4794ce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 style:family="text">
      <style:text-properties style:use-window-font-color="true" style:font-name="Georgia" fo:font-size="10pt" fo:letter-spacing="0.004cm" fo:language="cs" fo:country="CZ" fo:font-style="normal" officeooo:rsid="4786fe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 style:family="text">
      <style:text-properties style:use-window-font-color="true" style:font-name="Georgia" fo:font-size="10pt" fo:letter-spacing="0.004cm" fo:language="cs" fo:country="CZ" fo:font-style="normal" officeooo:rsid="4794ff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8" style:family="text">
      <style:text-properties style:use-window-font-color="true" style:font-name="Georgia" fo:font-size="10pt" fo:letter-spacing="0.004cm" fo:language="cs" fo:country="CZ" fo:font-style="normal" officeooo:rsid="47b727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9" style:family="text">
      <style:text-properties style:use-window-font-color="true" style:font-name="Georgia" fo:font-size="10pt" fo:letter-spacing="0.004cm" fo:language="cs" fo:country="CZ" fo:font-style="normal" officeooo:rsid="49a773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0" style:family="text">
      <style:text-properties style:use-window-font-color="true" style:font-name="Georgia" fo:font-size="10pt" fo:letter-spacing="0.004cm" fo:language="cs" fo:country="CZ" fo:font-style="normal" officeooo:rsid="49a881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1" style:family="text">
      <style:text-properties style:use-window-font-color="true" style:font-name="Georgia" fo:font-size="10pt" fo:letter-spacing="0.004cm" fo:language="cs" fo:country="CZ" fo:font-style="normal" officeooo:rsid="49a323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2" style:family="text">
      <style:text-properties style:use-window-font-color="true" style:font-name="Georgia" fo:font-size="10pt" fo:letter-spacing="0.004cm" fo:language="cs" fo:country="CZ" fo:font-style="normal" officeooo:rsid="49afa7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3" style:family="text">
      <style:text-properties style:use-window-font-color="true" style:font-name="Georgia" fo:font-size="10pt" fo:letter-spacing="0.004cm" fo:language="cs" fo:country="CZ" fo:font-style="normal" officeooo:rsid="49cbc9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4" style:family="text">
      <style:text-properties style:use-window-font-color="true" style:font-name="Georgia" fo:font-size="10pt" fo:letter-spacing="0.004cm" fo:language="cs" fo:country="CZ" fo:font-style="normal" officeooo:rsid="49ce4e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 style:family="text">
      <style:text-properties style:use-window-font-color="true" style:font-name="Georgia" fo:font-size="10pt" fo:letter-spacing="0.004cm" fo:language="cs" fo:country="CZ" fo:font-style="normal" officeooo:rsid="49e09b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49e2b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49def2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49e353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49e788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style:use-window-font-color="true" style:font-name="Georgia" fo:font-size="10pt" fo:letter-spacing="0.004cm" fo:language="cs" fo:country="CZ" fo:font-style="normal" officeooo:rsid="49e898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 style:family="text">
      <style:text-properties style:use-window-font-color="true" style:font-name="Georgia" fo:font-size="10pt" fo:letter-spacing="0.004cm" fo:language="cs" fo:country="CZ" fo:font-style="normal" officeooo:rsid="49ed7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 style:family="text">
      <style:text-properties style:use-window-font-color="true" style:font-name="Georgia" fo:font-size="10pt" fo:letter-spacing="0.004cm" fo:language="cs" fo:country="CZ" fo:font-style="normal" officeooo:rsid="49f214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 style:family="text">
      <style:text-properties style:use-window-font-color="tru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 style:family="text">
      <style:text-properties style:use-window-font-color="true" style:font-name="Georgia" fo:font-size="10pt" fo:letter-spacing="0.004cm" fo:language="cs" fo:country="CZ" fo:font-style="normal" officeooo:rsid="4a0287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 style:family="text">
      <style:text-properties style:use-window-font-color="true" style:font-name="Georgia" fo:font-size="10pt" fo:letter-spacing="0.004cm" fo:language="cs" fo:country="CZ" fo:font-style="normal" officeooo:rsid="4a0322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 fo:font-size="10pt" fo:letter-spacing="0.004cm" fo:language="cs" fo:country="CZ" fo:font-style="normal" officeooo:rsid="49b186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font-name="Georgia" fo:font-size="10pt" fo:letter-spacing="0.004cm" fo:language="cs" fo:country="CZ" fo:font-style="normal" officeooo:rsid="4a2219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 style:family="text">
      <style:text-properties style:use-window-font-color="true" style:font-name="Georgia" fo:font-size="10pt" fo:letter-spacing="0.004cm" fo:language="cs" fo:country="CZ" fo:font-style="italic" officeooo:rsid="49afa7b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9" style:family="text">
      <style:text-properties style:use-window-font-color="true" style:font-name="Georgia" fo:font-size="10pt" fo:letter-spacing="0.004cm" fo:language="cs" fo:country="CZ" officeooo:rsid="49afa7b5" style:letter-kerning="true" style:font-name-asian="Times New Roman" style:font-size-asian="10pt" style:language-asian="zxx" style:country-asian="none" style:font-name-complex="Times New Roman" style:font-size-complex="12pt" style:language-complex="ar" style:country-complex="SA"/>
    </style:style>
    <style:style style:name="T90" style:family="text">
      <style:text-properties style:use-window-font-color="true" style:font-name="Georgia" fo:font-size="10pt" fo:letter-spacing="0.004cm" fo:language="cs" fo:country="CZ" officeooo:rsid="49b186d1" style:letter-kerning="true" style:font-name-asian="Times New Roman" style:font-size-asian="10pt" style:language-asian="zxx" style:country-asian="none" style:font-name-complex="Times New Roman" style:font-size-complex="12pt" style:language-complex="ar" style:country-complex="SA"/>
    </style:style>
    <style:style style:name="T91" style:family="text">
      <style:text-properties style:use-window-font-color="true" style:font-name="Georgia" fo:font-size="10pt" fo:letter-spacing="0.004cm" fo:language="en" fo:country="US" fo:font-style="normal" officeooo:rsid="4890db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 fo:font-size="10pt" fo:letter-spacing="0.004cm" fo:language="en" fo:country="US" fo:font-style="normal" officeooo:rsid="489216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 fo:font-size="10pt" fo:letter-spacing="0.004cm" fo:language="en" fo:country="US" fo:font-style="normal" officeooo:rsid="48938a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1" fo:font-size="13.5pt" fo:letter-spacing="0.004cm" fo:language="cs" fo:country="CZ" fo:font-style="normal" fo:font-weight="bol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5" style:family="text">
      <style:text-properties style:use-window-font-color="true" style:font-name="Georgia1" fo:font-size="13.5pt" fo:letter-spacing="0.004cm" fo:language="cs" fo:country="CZ" fo:font-style="normal" fo:font-weight="bold" officeooo:rsid="48e6f15d"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6" style:family="text">
      <style:text-properties style:use-window-font-color="true" style:font-name="Georgia1" fo:font-size="13.5pt" fo:letter-spacing="0.004cm" fo:language="cs" fo:country="CZ" fo:font-style="normal" fo:font-weight="bold" officeooo:rsid="491028d2"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7" style:family="text">
      <style:text-properties style:use-window-font-color="true" style:font-name="Georgia1" fo:font-size="13.5pt" fo:letter-spacing="0.004cm" fo:language="cs" fo:country="CZ" fo:font-style="normal" fo:font-weight="bold" officeooo:rsid="49104d00"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8" style:family="text">
      <style:text-properties style:use-window-font-color="true" style:font-name="Georgia1" fo:font-size="13.5pt" fo:letter-spacing="0.004cm" fo:language="cs" fo:country="CZ" fo:font-style="normal" fo:font-weight="bold" officeooo:rsid="494b3a33"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99" style:family="text">
      <style:text-properties style:use-window-font-color="true" style:font-name="Georgia1" fo:font-size="12pt" fo:letter-spacing="0.004cm" fo:language="cs" fo:country="CZ" fo:font-style="italic" style:text-underline-style="none" fo:font-weight="bold" officeooo:rsid="49dcee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00" style:family="text">
      <style:text-properties officeooo:rsid="475f006f"/>
    </style:style>
    <style:style style:name="T101" style:family="text">
      <style:text-properties officeooo:rsid="4775fff6"/>
    </style:style>
    <style:style style:name="T102" style:family="text">
      <style:text-properties fo:color="#14beaa" officeooo:rsid="4775fff6"/>
    </style:style>
    <style:style style:name="T103" style:family="text">
      <style:text-properties fo:font-variant="normal" fo:text-transform="none" fo:color="#0000ff" style:font-name="Lucida Sans Unicode" fo:font-size="12pt" fo:letter-spacing="normal" fo:font-style="normal" style:text-underline-style="solid" style:text-underline-width="auto" style:text-underline-color="font-color" fo:font-weight="normal" loext:padding="0cm" loext:border="none"/>
    </style:style>
    <style:style style:name="T104" style:family="text">
      <style:text-properties fo:font-variant="normal" fo:text-transform="none" fo:color="#0000ff" style:font-name="Lucida Sans Unicode" fo:font-size="6pt" fo:letter-spacing="normal" fo:font-style="normal" fo:font-weight="normal" loext:padding="0cm" loext:border="none"/>
    </style:style>
    <style:style style:name="T105" style:family="text">
      <style:text-properties fo:font-variant="normal" fo:text-transform="none" fo:color="#0000ff" style:font-name="Tahoma" fo:font-size="11pt" fo:letter-spacing="normal" fo:font-style="normal" fo:font-weight="normal" loext:padding="0cm" loext:border="none"/>
    </style:style>
    <style:style style:name="T106" style:family="text">
      <style:text-properties officeooo:rsid="47dd4764"/>
    </style:style>
    <style:style style:name="T107" style:family="text">
      <style:text-properties officeooo:rsid="47e394b0"/>
    </style:style>
    <style:style style:name="T108" style:family="text">
      <style:text-properties officeooo:rsid="47e4e140"/>
    </style:style>
    <style:style style:name="T109" style:family="text">
      <style:text-properties officeooo:rsid="47e6507f"/>
    </style:style>
    <style:style style:name="T110" style:family="text">
      <style:text-properties officeooo:rsid="47e779e6"/>
    </style:style>
    <style:style style:name="T111" style:family="text">
      <style:text-properties officeooo:rsid="47d987a1"/>
    </style:style>
    <style:style style:name="T112" style:family="text">
      <style:text-properties officeooo:rsid="47f1e207"/>
    </style:style>
    <style:style style:name="T113" style:family="text">
      <style:text-properties officeooo:rsid="47f318c4"/>
    </style:style>
    <style:style style:name="T114" style:family="text">
      <style:text-properties officeooo:rsid="47f3d4e4"/>
    </style:style>
    <style:style style:name="T115" style:family="text">
      <style:text-properties officeooo:rsid="47f4ba6b"/>
    </style:style>
    <style:style style:name="T116" style:family="text">
      <style:text-properties officeooo:rsid="47f610c4"/>
    </style:style>
    <style:style style:name="T117" style:family="text">
      <style:text-properties officeooo:rsid="47faa6e1"/>
    </style:style>
    <style:style style:name="T118" style:family="text">
      <style:text-properties officeooo:rsid="47fda51c"/>
    </style:style>
    <style:style style:name="T119" style:family="text">
      <style:text-properties officeooo:rsid="47ff6de7"/>
    </style:style>
    <style:style style:name="T120" style:family="text">
      <style:text-properties officeooo:rsid="48011c97"/>
    </style:style>
    <style:style style:name="T121" style:family="text">
      <style:text-properties officeooo:rsid="48039271"/>
    </style:style>
    <style:style style:name="T122" style:family="text">
      <style:text-properties officeooo:rsid="48056660"/>
    </style:style>
    <style:style style:name="T123" style:family="text">
      <style:text-properties officeooo:rsid="480e63af"/>
    </style:style>
    <style:style style:name="T124" style:family="text">
      <style:text-properties officeooo:rsid="4811f097"/>
    </style:style>
    <style:style style:name="T125" style:family="text">
      <style:text-properties officeooo:rsid="48135682"/>
    </style:style>
    <style:style style:name="T126" style:family="text">
      <style:text-properties officeooo:rsid="48152127"/>
    </style:style>
    <style:style style:name="T127" style:family="text">
      <style:text-properties officeooo:rsid="48186246"/>
    </style:style>
    <style:style style:name="T128" style:family="text">
      <style:text-properties officeooo:rsid="481f3497"/>
    </style:style>
    <style:style style:name="T129" style:family="text">
      <style:text-properties officeooo:rsid="48231c75"/>
    </style:style>
    <style:style style:name="T130" style:family="text">
      <style:text-properties officeooo:rsid="4824aba6"/>
    </style:style>
    <style:style style:name="T131" style:family="text">
      <style:text-properties officeooo:rsid="4827a9bb"/>
    </style:style>
    <style:style style:name="T132" style:family="text">
      <style:text-properties officeooo:rsid="4829a400"/>
    </style:style>
    <style:style style:name="T133" style:family="text">
      <style:text-properties officeooo:rsid="482b6cac"/>
    </style:style>
    <style:style style:name="T134" style:family="text">
      <style:text-properties officeooo:rsid="482b85f7"/>
    </style:style>
    <style:style style:name="T135" style:family="text">
      <style:text-properties officeooo:rsid="4830d473"/>
    </style:style>
    <style:style style:name="T136" style:family="text">
      <style:text-properties officeooo:rsid="483349c4"/>
    </style:style>
    <style:style style:name="T137" style:family="text">
      <style:text-properties officeooo:rsid="48395414"/>
    </style:style>
    <style:style style:name="T138" style:family="text">
      <style:text-properties officeooo:rsid="483b3048"/>
    </style:style>
    <style:style style:name="T139" style:family="text">
      <style:text-properties officeooo:rsid="483fe8b5"/>
    </style:style>
    <style:style style:name="T140" style:family="text">
      <style:text-properties officeooo:rsid="4844cf85"/>
    </style:style>
    <style:style style:name="T141" style:family="text">
      <style:text-properties officeooo:rsid="4848b85a"/>
    </style:style>
    <style:style style:name="T142" style:family="text">
      <style:text-properties officeooo:rsid="48591cd0"/>
    </style:style>
    <style:style style:name="T143" style:family="text">
      <style:text-properties officeooo:rsid="485a2f2a"/>
    </style:style>
    <style:style style:name="T144" style:family="text">
      <style:text-properties officeooo:rsid="485aa4be"/>
    </style:style>
    <style:style style:name="T145" style:family="text">
      <style:text-properties officeooo:rsid="485afaee"/>
    </style:style>
    <style:style style:name="T146" style:family="text">
      <style:text-properties officeooo:rsid="485bf368"/>
    </style:style>
    <style:style style:name="T147" style:family="text">
      <style:text-properties officeooo:rsid="485df883"/>
    </style:style>
    <style:style style:name="T148" style:family="text">
      <style:text-properties officeooo:rsid="48603528"/>
    </style:style>
    <style:style style:name="T149" style:family="text">
      <style:text-properties officeooo:rsid="4863db6f"/>
    </style:style>
    <style:style style:name="T150" style:family="text">
      <style:text-properties officeooo:rsid="48652559"/>
    </style:style>
    <style:style style:name="T151" style:family="text">
      <style:text-properties officeooo:rsid="48678f86"/>
    </style:style>
    <style:style style:name="T152" style:family="text">
      <style:text-properties officeooo:rsid="486ba4eb"/>
    </style:style>
    <style:style style:name="T153" style:family="text">
      <style:text-properties officeooo:rsid="486c65c8"/>
    </style:style>
    <style:style style:name="T154" style:family="text">
      <style:text-properties officeooo:rsid="486d406c"/>
    </style:style>
    <style:style style:name="T155" style:family="text">
      <style:text-properties officeooo:rsid="486f2dc8"/>
    </style:style>
    <style:style style:name="T156" style:family="text">
      <style:text-properties officeooo:rsid="4870fc18"/>
    </style:style>
    <style:style style:name="T157" style:family="text">
      <style:text-properties officeooo:rsid="4872c8d9"/>
    </style:style>
    <style:style style:name="T158" style:family="text">
      <style:text-properties officeooo:rsid="487474d6"/>
    </style:style>
    <style:style style:name="T159" style:family="text">
      <style:text-properties officeooo:rsid="48749959"/>
    </style:style>
    <style:style style:name="T160" style:family="text">
      <style:text-properties officeooo:rsid="487677db"/>
    </style:style>
    <style:style style:name="T161" style:family="text">
      <style:text-properties officeooo:rsid="487f1fa7"/>
    </style:style>
    <style:style style:name="T162" style:family="text">
      <style:text-properties officeooo:rsid="4883dfb6"/>
    </style:style>
    <style:style style:name="T163" style:family="text">
      <style:text-properties officeooo:rsid="488b54f1"/>
    </style:style>
    <style:style style:name="T164" style:family="text">
      <style:text-properties officeooo:rsid="48955478"/>
    </style:style>
    <style:style style:name="T165" style:family="text">
      <style:text-properties officeooo:rsid="489aa229"/>
    </style:style>
    <style:style style:name="T166" style:family="text">
      <style:text-properties officeooo:rsid="489e4001"/>
    </style:style>
    <style:style style:name="T167" style:family="text">
      <style:text-properties officeooo:rsid="48a286ba"/>
    </style:style>
    <style:style style:name="T168" style:family="text">
      <style:text-properties officeooo:rsid="48a47fa6"/>
    </style:style>
    <style:style style:name="T169" style:family="text">
      <style:text-properties officeooo:rsid="48a671d5"/>
    </style:style>
    <style:style style:name="T170" style:family="text">
      <style:text-properties officeooo:rsid="48a9f873"/>
    </style:style>
    <style:style style:name="T171" style:family="text">
      <style:text-properties officeooo:rsid="48ab7928"/>
    </style:style>
    <style:style style:name="T172" style:family="text">
      <style:text-properties officeooo:rsid="48ab9a11"/>
    </style:style>
    <style:style style:name="T173" style:family="text">
      <style:text-properties officeooo:rsid="48ad8f28"/>
    </style:style>
    <style:style style:name="T174" style:family="text">
      <style:text-properties officeooo:rsid="48ae9a60"/>
    </style:style>
    <style:style style:name="T175" style:family="text">
      <style:text-properties officeooo:rsid="48b1fcc4"/>
    </style:style>
    <style:style style:name="T176" style:family="text">
      <style:text-properties officeooo:rsid="48b89dc4"/>
    </style:style>
    <style:style style:name="T177" style:family="text">
      <style:text-properties officeooo:rsid="48ba08bd"/>
    </style:style>
    <style:style style:name="T178" style:family="text">
      <style:text-properties officeooo:rsid="48bab09d"/>
    </style:style>
    <style:style style:name="T179" style:family="text">
      <style:text-properties officeooo:rsid="48bc7f21"/>
    </style:style>
    <style:style style:name="T180" style:family="text">
      <style:text-properties officeooo:rsid="48c14cb5"/>
    </style:style>
    <style:style style:name="T181" style:family="text">
      <style:text-properties officeooo:rsid="48c3dd76"/>
    </style:style>
    <style:style style:name="T182" style:family="text">
      <style:text-properties officeooo:rsid="48c82dcd"/>
    </style:style>
    <style:style style:name="T183" style:family="text">
      <style:text-properties officeooo:rsid="48cc2e8e"/>
    </style:style>
    <style:style style:name="T184" style:family="text">
      <style:text-properties officeooo:rsid="48d19562"/>
    </style:style>
    <style:style style:name="T185" style:family="text">
      <style:text-properties officeooo:rsid="48d330e8"/>
    </style:style>
    <style:style style:name="T186" style:family="text">
      <style:text-properties officeooo:rsid="48d408bd"/>
    </style:style>
    <style:style style:name="T187" style:family="text">
      <style:text-properties officeooo:rsid="48d4e0ae"/>
    </style:style>
    <style:style style:name="T188" style:family="text">
      <style:text-properties officeooo:rsid="48da19d4"/>
    </style:style>
    <style:style style:name="T189" style:family="text">
      <style:text-properties officeooo:rsid="48df6257"/>
    </style:style>
    <style:style style:name="T190" style:family="text">
      <style:text-properties officeooo:rsid="48e4670b"/>
    </style:style>
    <style:style style:name="T191" style:family="text">
      <style:text-properties officeooo:rsid="48e525f5"/>
    </style:style>
    <style:style style:name="T192" style:family="text">
      <style:text-properties officeooo:rsid="48e6f15d"/>
    </style:style>
    <style:style style:name="T193" style:family="text">
      <style:text-properties officeooo:rsid="48ecb995"/>
    </style:style>
    <style:style style:name="T194" style:family="text">
      <style:text-properties officeooo:rsid="48eeab0a"/>
    </style:style>
    <style:style style:name="T195" style:family="text">
      <style:text-properties officeooo:rsid="48f084aa"/>
    </style:style>
    <style:style style:name="T196" style:family="text">
      <style:text-properties officeooo:rsid="48f2ca53"/>
    </style:style>
    <style:style style:name="T197" style:family="text">
      <style:text-properties officeooo:rsid="48f45845"/>
    </style:style>
    <style:style style:name="T198" style:family="text">
      <style:text-properties fo:font-style="italic" style:font-style-asian="italic" style:font-style-complex="italic"/>
    </style:style>
    <style:style style:name="T199" style:family="text">
      <style:text-properties fo:font-style="italic" officeooo:rsid="48f45845" style:font-style-asian="italic" style:font-style-complex="italic"/>
    </style:style>
    <style:style style:name="T200" style:family="text">
      <style:text-properties fo:font-style="italic" officeooo:rsid="49c2a05d" style:font-style-asian="italic" style:font-style-complex="italic"/>
    </style:style>
    <style:style style:name="T201" style:family="text">
      <style:text-properties officeooo:rsid="48f76f47"/>
    </style:style>
    <style:style style:name="T202" style:family="text">
      <style:text-properties officeooo:rsid="48f952da"/>
    </style:style>
    <style:style style:name="T203" style:family="text">
      <style:text-properties officeooo:rsid="48fac5e7"/>
    </style:style>
    <style:style style:name="T204" style:family="text">
      <style:text-properties officeooo:rsid="48fcfcc0"/>
    </style:style>
    <style:style style:name="T205" style:family="text">
      <style:text-properties officeooo:rsid="48fe13f6"/>
    </style:style>
    <style:style style:name="T206" style:family="text">
      <style:text-properties officeooo:rsid="4900f335"/>
    </style:style>
    <style:style style:name="T207" style:family="text">
      <style:text-properties officeooo:rsid="4902a78c"/>
    </style:style>
    <style:style style:name="T208" style:family="text">
      <style:text-properties officeooo:rsid="49062992"/>
    </style:style>
    <style:style style:name="T209" style:family="text">
      <style:text-properties officeooo:rsid="490a7dec"/>
    </style:style>
    <style:style style:name="T210" style:family="text">
      <style:text-properties officeooo:rsid="491028d2"/>
    </style:style>
    <style:style style:name="T211" style:family="text">
      <style:text-properties officeooo:rsid="49104d00"/>
    </style:style>
    <style:style style:name="T212" style:family="text">
      <style:text-properties officeooo:rsid="4911690c"/>
    </style:style>
    <style:style style:name="T213" style:family="text">
      <style:text-properties officeooo:rsid="49152c89"/>
    </style:style>
    <style:style style:name="T214" style:family="text">
      <style:text-properties officeooo:rsid="4917a380"/>
    </style:style>
    <style:style style:name="T215" style:family="text">
      <style:text-properties officeooo:rsid="49295b16"/>
    </style:style>
    <style:style style:name="T216" style:family="text">
      <style:text-properties officeooo:rsid="492bec46"/>
    </style:style>
    <style:style style:name="T217" style:family="text">
      <style:text-properties officeooo:rsid="492e95dc"/>
    </style:style>
    <style:style style:name="T218" style:family="text">
      <style:text-properties officeooo:rsid="49312eba"/>
    </style:style>
    <style:style style:name="T219" style:family="text">
      <style:text-properties officeooo:rsid="48082185"/>
    </style:style>
    <style:style style:name="T220" style:family="text">
      <style:text-properties officeooo:rsid="49358484"/>
    </style:style>
    <style:style style:name="T221" style:family="text">
      <style:text-properties officeooo:rsid="4937915e"/>
    </style:style>
    <style:style style:name="T222" style:family="text">
      <style:text-properties officeooo:rsid="4938d87e"/>
    </style:style>
    <style:style style:name="T223" style:family="text">
      <style:text-properties officeooo:rsid="493aaf55"/>
    </style:style>
    <style:style style:name="T224" style:family="text">
      <style:text-properties officeooo:rsid="493b635d"/>
    </style:style>
    <style:style style:name="T225" style:family="text">
      <style:text-properties officeooo:rsid="493c425d"/>
    </style:style>
    <style:style style:name="T226" style:family="text">
      <style:text-properties officeooo:rsid="493e143f"/>
    </style:style>
    <style:style style:name="T227" style:family="text">
      <style:text-properties officeooo:rsid="4941c049"/>
    </style:style>
    <style:style style:name="T228" style:family="text">
      <style:text-properties officeooo:rsid="4942e2d9"/>
    </style:style>
    <style:style style:name="T229" style:family="text">
      <style:text-properties officeooo:rsid="49434675"/>
    </style:style>
    <style:style style:name="T230" style:family="text">
      <style:text-properties officeooo:rsid="494684be"/>
    </style:style>
    <style:style style:name="T231" style:family="text">
      <style:text-properties officeooo:rsid="4947bedd"/>
    </style:style>
    <style:style style:name="T232" style:family="text">
      <style:text-properties officeooo:rsid="4947d3cd"/>
    </style:style>
    <style:style style:name="T233" style:family="text">
      <style:text-properties officeooo:rsid="49495c6b"/>
    </style:style>
    <style:style style:name="T234" style:family="text">
      <style:text-properties officeooo:rsid="494b3a33"/>
    </style:style>
    <style:style style:name="T235" style:family="text">
      <style:text-properties officeooo:rsid="48375cfa"/>
    </style:style>
    <style:style style:name="T236" style:family="text">
      <style:text-properties officeooo:rsid="494e7c66"/>
    </style:style>
    <style:style style:name="T237" style:family="text">
      <style:text-properties officeooo:rsid="494ed19a"/>
    </style:style>
    <style:style style:name="T238" style:family="text">
      <style:text-properties officeooo:rsid="495071f6"/>
    </style:style>
    <style:style style:name="T239" style:family="text">
      <style:text-properties officeooo:rsid="49517994"/>
    </style:style>
    <style:style style:name="T240" style:family="text">
      <style:text-properties style:text-line-through-style="solid" style:text-line-through-type="single" officeooo:rsid="49517994"/>
    </style:style>
    <style:style style:name="T241" style:family="text">
      <style:text-properties style:text-line-through-style="solid" style:text-line-through-type="single" officeooo:rsid="49f9015f"/>
    </style:style>
    <style:style style:name="T242" style:family="text">
      <style:text-properties style:text-line-through-style="solid" style:text-line-through-type="single" officeooo:rsid="47f610c4"/>
    </style:style>
    <style:style style:name="T243" style:family="text">
      <style:text-properties officeooo:rsid="49532f8b"/>
    </style:style>
    <style:style style:name="T244" style:family="text">
      <style:text-properties officeooo:rsid="495a4cb7"/>
    </style:style>
    <style:style style:name="T245" style:family="text">
      <style:text-properties officeooo:rsid="495b6364"/>
    </style:style>
    <style:style style:name="T246" style:family="text">
      <style:text-properties officeooo:rsid="495d56c0"/>
    </style:style>
    <style:style style:name="T247" style:family="text">
      <style:text-properties officeooo:rsid="495e17a7"/>
    </style:style>
    <style:style style:name="T248" style:family="text">
      <style:text-properties officeooo:rsid="4960409e"/>
    </style:style>
    <style:style style:name="T249" style:family="text">
      <style:text-properties officeooo:rsid="496354eb"/>
    </style:style>
    <style:style style:name="T250" style:family="text">
      <style:text-properties officeooo:rsid="49643c4f"/>
    </style:style>
    <style:style style:name="T251" style:family="text">
      <style:text-properties officeooo:rsid="4964fab4"/>
    </style:style>
    <style:style style:name="T252" style:family="text">
      <style:text-properties officeooo:rsid="4966394a"/>
    </style:style>
    <style:style style:name="T253" style:family="text">
      <style:text-properties officeooo:rsid="496674af"/>
    </style:style>
    <style:style style:name="T254" style:family="text">
      <style:text-properties officeooo:rsid="496c2c01"/>
    </style:style>
    <style:style style:name="T255" style:family="text">
      <style:text-properties officeooo:rsid="496ddb52"/>
    </style:style>
    <style:style style:name="T256" style:family="text">
      <style:text-properties officeooo:rsid="4970e0a2"/>
    </style:style>
    <style:style style:name="T257" style:family="text">
      <style:text-properties officeooo:rsid="497b4f84"/>
    </style:style>
    <style:style style:name="T258" style:family="text">
      <style:text-properties officeooo:rsid="4782a103"/>
    </style:style>
    <style:style style:name="T259" style:family="text">
      <style:text-properties officeooo:rsid="4786fe01"/>
    </style:style>
    <style:style style:name="T260" style:family="text">
      <style:text-properties officeooo:rsid="478aa364"/>
    </style:style>
    <style:style style:name="T261" style:family="text">
      <style:text-properties officeooo:rsid="47938b2a"/>
    </style:style>
    <style:style style:name="T262" style:family="text">
      <style:text-properties officeooo:rsid="497d4aa8"/>
    </style:style>
    <style:style style:name="T263" style:family="text">
      <style:text-properties officeooo:rsid="497ef319"/>
    </style:style>
    <style:style style:name="T264" style:family="text">
      <style:text-properties officeooo:rsid="497fd869"/>
    </style:style>
    <style:style style:name="T265" style:family="text">
      <style:text-properties officeooo:rsid="4980fd81"/>
    </style:style>
    <style:style style:name="T266" style:family="text">
      <style:text-properties officeooo:rsid="4982118b"/>
    </style:style>
    <style:style style:name="T267" style:family="text">
      <style:text-properties officeooo:rsid="498366bc"/>
    </style:style>
    <style:style style:name="T268" style:family="text">
      <style:text-properties officeooo:rsid="4983b693"/>
    </style:style>
    <style:style style:name="T269" style:family="text">
      <style:text-properties officeooo:rsid="4985a7fd"/>
    </style:style>
    <style:style style:name="T270" style:family="text">
      <style:text-properties officeooo:rsid="49892b4f"/>
    </style:style>
    <style:style style:name="T271" style:family="text">
      <style:text-properties officeooo:rsid="498989cc"/>
    </style:style>
    <style:style style:name="T272" style:family="text">
      <style:text-properties officeooo:rsid="498c0bca"/>
    </style:style>
    <style:style style:name="T273" style:family="text">
      <style:text-properties officeooo:rsid="498e8f72"/>
    </style:style>
    <style:style style:name="T274" style:family="text">
      <style:text-properties officeooo:rsid="498eed59"/>
    </style:style>
    <style:style style:name="T275" style:family="text">
      <style:text-properties officeooo:rsid="49902b06"/>
    </style:style>
    <style:style style:name="T276" style:family="text">
      <style:text-properties officeooo:rsid="499197b1"/>
    </style:style>
    <style:style style:name="T277" style:family="text">
      <style:text-properties officeooo:rsid="4992f675"/>
    </style:style>
    <style:style style:name="T278" style:family="text">
      <style:text-properties officeooo:rsid="4993a664"/>
    </style:style>
    <style:style style:name="T279" style:family="text">
      <style:text-properties officeooo:rsid="49989b4f"/>
    </style:style>
    <style:style style:name="T280" style:family="text">
      <style:text-properties officeooo:rsid="499962c6"/>
    </style:style>
    <style:style style:name="T281" style:family="text">
      <style:text-properties officeooo:rsid="499cccb1"/>
    </style:style>
    <style:style style:name="T282" style:family="text">
      <style:text-properties officeooo:rsid="499ec357"/>
    </style:style>
    <style:style style:name="T283" style:family="text">
      <style:text-properties officeooo:rsid="49a2d377"/>
    </style:style>
    <style:style style:name="T284" style:family="text">
      <style:text-properties officeooo:rsid="49a323c9"/>
    </style:style>
    <style:style style:name="T285" style:family="text">
      <style:text-properties officeooo:rsid="49a44245"/>
    </style:style>
    <style:style style:name="T286" style:family="text">
      <style:text-properties officeooo:rsid="49a95101"/>
    </style:style>
    <style:style style:name="T287" style:family="text">
      <style:text-properties officeooo:rsid="49aa01cf"/>
    </style:style>
    <style:style style:name="T288" style:family="text">
      <style:text-properties officeooo:rsid="49aacc9d"/>
    </style:style>
    <style:style style:name="T289" style:family="text">
      <style:text-properties officeooo:rsid="49abbc35"/>
    </style:style>
    <style:style style:name="T290" style:family="text">
      <style:text-properties officeooo:rsid="49ae496e"/>
    </style:style>
    <style:style style:name="T291" style:family="text">
      <style:text-properties officeooo:rsid="49afa7b5"/>
    </style:style>
    <style:style style:name="T292" style:family="text">
      <style:text-properties officeooo:rsid="49b4d1d7"/>
    </style:style>
    <style:style style:name="T293" style:family="text">
      <style:text-properties officeooo:rsid="49b555b6"/>
    </style:style>
    <style:style style:name="T294" style:family="text">
      <style:text-properties officeooo:rsid="49b57e49"/>
    </style:style>
    <style:style style:name="T295" style:family="text">
      <style:text-properties officeooo:rsid="49b6c4ed"/>
    </style:style>
    <style:style style:name="T296" style:family="text">
      <style:text-properties officeooo:rsid="49b8f186"/>
    </style:style>
    <style:style style:name="T297" style:family="text">
      <style:text-properties officeooo:rsid="49ba7fb6"/>
    </style:style>
    <style:style style:name="T298" style:family="text">
      <style:text-properties officeooo:rsid="49bd5f19"/>
    </style:style>
    <style:style style:name="T299" style:family="text">
      <style:text-properties officeooo:rsid="49bfe780"/>
    </style:style>
    <style:style style:name="T300" style:family="text">
      <style:text-properties officeooo:rsid="49c0ee76"/>
    </style:style>
    <style:style style:name="T301" style:family="text">
      <style:text-properties officeooo:rsid="49c2a05d"/>
    </style:style>
    <style:style style:name="T302" style:family="text">
      <style:text-properties officeooo:rsid="49c35996"/>
    </style:style>
    <style:style style:name="T303" style:family="text">
      <style:text-properties officeooo:rsid="49c4e08a"/>
    </style:style>
    <style:style style:name="T304" style:family="text">
      <style:text-properties officeooo:rsid="49c61d66"/>
    </style:style>
    <style:style style:name="T305" style:family="text">
      <style:text-properties officeooo:rsid="49cbc90d"/>
    </style:style>
    <style:style style:name="T306" style:family="text">
      <style:text-properties officeooo:rsid="49ce4e52"/>
    </style:style>
    <style:style style:name="T307" style:family="text">
      <style:text-properties officeooo:rsid="49d07d00"/>
    </style:style>
    <style:style style:name="T308" style:family="text">
      <style:text-properties officeooo:rsid="49d401c7"/>
    </style:style>
    <style:style style:name="T309" style:family="text">
      <style:text-properties officeooo:rsid="49d6a847"/>
    </style:style>
    <style:style style:name="T310" style:family="text">
      <style:text-properties officeooo:rsid="49d88ccd"/>
    </style:style>
    <style:style style:name="T311" style:family="text">
      <style:text-properties officeooo:rsid="49db3bbe"/>
    </style:style>
    <style:style style:name="T312" style:family="text">
      <style:text-properties officeooo:rsid="49dcee1a"/>
    </style:style>
    <style:style style:name="T313" style:family="text">
      <style:text-properties officeooo:rsid="49def293"/>
    </style:style>
    <style:style style:name="T314" style:family="text">
      <style:text-properties officeooo:rsid="49e2b1c2"/>
    </style:style>
    <style:style style:name="T315" style:family="text">
      <style:text-properties officeooo:rsid="49e5b837"/>
    </style:style>
    <style:style style:name="T316" style:family="text">
      <style:text-properties officeooo:rsid="49e78892"/>
    </style:style>
    <style:style style:name="T317" style:family="text">
      <style:text-properties officeooo:rsid="49f034df"/>
    </style:style>
    <style:style style:name="T318" style:family="text">
      <style:text-properties officeooo:rsid="49f196d8"/>
    </style:style>
    <style:style style:name="T319" style:family="text">
      <style:text-properties officeooo:rsid="49f21403"/>
    </style:style>
    <style:style style:name="T320" style:family="text">
      <style:text-properties officeooo:rsid="49f4e4c2"/>
    </style:style>
    <style:style style:name="T321" style:family="text">
      <style:text-properties officeooo:rsid="49f64183"/>
    </style:style>
    <style:style style:name="T322" style:family="text">
      <style:text-properties officeooo:rsid="49f8245d"/>
    </style:style>
    <style:style style:name="T323" style:family="text">
      <style:text-properties officeooo:rsid="4a013f93"/>
    </style:style>
    <style:style style:name="T324" style:family="text">
      <style:text-properties officeooo:rsid="4a032201"/>
    </style:style>
    <style:style style:name="T325" style:family="text">
      <style:text-properties officeooo:rsid="4a04d6fb"/>
    </style:style>
    <style:style style:name="T326" style:family="text">
      <style:text-properties officeooo:rsid="4a04efee"/>
    </style:style>
    <style:style style:name="T327" style:family="text">
      <style:text-properties officeooo:rsid="4a084c3f"/>
    </style:style>
    <style:style style:name="T328" style:family="text">
      <style:text-properties officeooo:rsid="4a09b52a"/>
    </style:style>
    <style:style style:name="T329" style:family="text">
      <style:text-properties officeooo:rsid="4a0c40e4"/>
    </style:style>
    <style:style style:name="T330" style:family="text">
      <style:text-properties officeooo:rsid="4a0edd59"/>
    </style:style>
    <style:style style:name="T331" style:family="text">
      <style:text-properties officeooo:rsid="499dc938"/>
    </style:style>
    <style:style style:name="T332" style:family="text">
      <style:text-properties officeooo:rsid="487d7675"/>
    </style:style>
    <style:style style:name="T333" style:family="text">
      <style:text-properties officeooo:rsid="4a15188a"/>
    </style:style>
    <style:style style:name="T334" style:family="text">
      <style:text-properties officeooo:rsid="4a16ee9b"/>
    </style:style>
    <style:style style:name="T335" style:family="text">
      <style:text-properties officeooo:rsid="49cac408"/>
    </style:style>
    <style:style style:name="T336" style:family="text">
      <style:text-properties officeooo:rsid="4a1880a9"/>
    </style:style>
    <style:style style:name="T337" style:family="text">
      <style:text-properties officeooo:rsid="49db992c"/>
    </style:style>
    <style:style style:name="T338" style:family="text">
      <style:text-properties officeooo:rsid="4a1a42c5"/>
    </style:style>
    <style:style style:name="T339" style:family="text">
      <style:text-properties officeooo:rsid="4a1b531a"/>
    </style:style>
    <style:style style:name="T340" style:family="text">
      <style:text-properties officeooo:rsid="4a22adf6"/>
    </style:style>
    <style:style style:name="T341" style:family="text">
      <style:text-properties officeooo:rsid="4a24a7d0"/>
    </style:style>
    <style:style style:name="T342" style:family="text">
      <style:text-properties officeooo:rsid="4a256e24"/>
    </style:style>
    <style:style style:name="T343" style:family="text">
      <style:text-properties officeooo:rsid="48e3804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4">lu</text:p>
      <text:p text:style-name="P7"/>
      <text:p text:style-name="P6"/>
      <text:p text:style-name="P6"/>
      <text:p text:style-name="P190">Dračák</text:p>
      <text:p text:style-name="P186"/>
      <text:p text:style-name="P186"/>
      <text:p text:style-name="P191">podle staré školy</text:p>
      <text:p text:style-name="P187"/>
      <text:p text:style-name="P192">BESTIÁŘ</text:p>
      <text:p text:style-name="P187"/>
      <text:p text:style-name="P188"/>
      <text:p text:style-name="P187"/>
      <text:p text:style-name="P187"/>
      <text:p text:style-name="P187"/>
      <text:p text:style-name="P187"/>
      <text:p text:style-name="P187"/>
      <text:p text:style-name="P189"><text:soft-page-break/></text:p>
      <text:p text:style-name="P2">Michal Světlý</text:p>
      <text:p text:style-name="P5"/>
      <text:table-of-content text:style-name="Sect1" text:protected="true" text:name="Table of Contents1">
        <text:table-of-content-source text:outline-level="4">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86"><text:a xlink:type="simple" xlink:href="#__RefHeading___Toc462_36631795" text:style-name="Internet_20_link" text:visited-style-name="Internet_20_link">TODO:</text:a><text:tab/>5</text:p>
          <text:p text:style-name="P214"><text:a xlink:type="simple" xlink:href="#__RefHeading___Toc464_36631795" text:style-name="Internet_20_link" text:visited-style-name="Internet_20_link">Bestiář</text:a><text:tab/>10</text:p>
          <text:p text:style-name="P285"><text:a xlink:type="simple" xlink:href="#__RefHeading___Toc1814_3850923094" text:style-name="Internet_20_link" text:visited-style-name="Internet_20_link">Kříženci, obří varianty</text:a><text:tab/>10</text:p>
          <text:p text:style-name="P285"><text:a xlink:type="simple" xlink:href="#__RefHeading___Toc466_36631795" text:style-name="Internet_20_link" text:visited-style-name="Internet_20_link">Duše</text:a><text:tab/>10</text:p>
          <text:p text:style-name="P286"><text:a xlink:type="simple" xlink:href="#__RefHeading___Toc1816_3850923094" text:style-name="Internet_20_link" text:visited-style-name="Internet_20_link">Seznam nestvůr</text:a><text:tab/>11</text:p>
          <text:p text:style-name="P285"><text:a xlink:type="simple" xlink:href="#__RefHeading___Toc2708_3430540378" text:style-name="Internet_20_link" text:visited-style-name="Internet_20_link">Bazilišek</text:a><text:tab/>11</text:p>
          <text:p text:style-name="P285"><text:a xlink:type="simple" xlink:href="#__RefHeading___Toc2710_3430540378" text:style-name="Internet_20_link" text:visited-style-name="Internet_20_link">Bludička</text:a><text:tab/>11</text:p>
          <text:p text:style-name="P285"><text:a xlink:type="simple" xlink:href="#__RefHeading___Toc1820_3850923094" text:style-name="Internet_20_link" text:visited-style-name="Internet_20_link">Č</text:a><text:a xlink:type="simple" xlink:href="#__RefHeading___Toc1820_3850923094" text:style-name="Internet_20_link" text:visited-style-name="Internet_20_link">erv obří</text:a><text:tab/>12</text:p>
          <text:p text:style-name="P285"><text:a xlink:type="simple" xlink:href="#__RefHeading___Toc1822_3850923094" text:style-name="Internet_20_link" text:visited-style-name="Internet_20_link">D</text:a><text:a xlink:type="simple" xlink:href="#__RefHeading___Toc1822_3850923094" text:style-name="Internet_20_link" text:visited-style-name="Internet_20_link">émoni</text:a><text:tab/>13</text:p>
          <text:p text:style-name="P285"><text:a xlink:type="simple" xlink:href="#__RefHeading___Toc1826_3850923094" text:style-name="Internet_20_link" text:visited-style-name="Internet_20_link">Cizí postavy</text:a><text:tab/>14</text:p>
          <text:p text:style-name="P285"><text:a xlink:type="simple" xlink:href="#__RefHeading___Toc1828_3850923094" text:style-name="Internet_20_link" text:visited-style-name="Internet_20_link">Draci</text:a><text:tab/>14</text:p>
          <text:p text:style-name="P285"><text:a xlink:type="simple" xlink:href="#__RefHeading___Toc1832_3850923094" text:style-name="Internet_20_link" text:visited-style-name="Internet_20_link">Gorgona</text:a><text:tab/>16</text:p>
          <text:p text:style-name="P285"><text:a xlink:type="simple" xlink:href="#__RefHeading___Toc1834_3850923094" text:style-name="Internet_20_link" text:visited-style-name="Internet_20_link">Gryf</text:a><text:tab/>16</text:p>
          <text:p text:style-name="P285"><text:a xlink:type="simple" xlink:href="#__RefHeading___Toc1836_3850923094" text:style-name="Internet_20_link" text:visited-style-name="Internet_20_link">Hadi</text:a><text:tab/>17</text:p>
          <text:p text:style-name="P284"><text:a xlink:type="simple" xlink:href="#__RefHeading___Toc2848_3430540378" text:style-name="Internet_20_link" text:visited-style-name="Internet_20_link">Hroznýš</text:a><text:tab/>17</text:p>
          <text:p text:style-name="P284"><text:a xlink:type="simple" xlink:href="#__RefHeading___Toc2850_3430540378" text:style-name="Internet_20_link" text:visited-style-name="Internet_20_link">Chřestýš</text:a><text:tab/>17</text:p>
          <text:p text:style-name="P284"><text:a xlink:type="simple" xlink:href="#__RefHeading___Toc2852_3430540378" text:style-name="Internet_20_link" text:visited-style-name="Internet_20_link">Kobra plivající</text:a><text:tab/>17</text:p>
          <text:p text:style-name="P284"><text:a xlink:type="simple" xlink:href="#__RefHeading___Toc2854_3430540378" text:style-name="Internet_20_link" text:visited-style-name="Internet_20_link">Mamba černá</text:a><text:tab/>18</text:p>
          <text:p text:style-name="P284"><text:a xlink:type="simple" xlink:href="#__RefHeading___Toc2856_3430540378" text:style-name="Internet_20_link" text:visited-style-name="Internet_20_link">Zmije</text:a><text:tab/>18</text:p>
          <text:p text:style-name="P285"><text:a xlink:type="simple" xlink:href="#__RefHeading___Toc1838_3850923094" text:style-name="Internet_20_link" text:visited-style-name="Internet_20_link">Harpyje</text:a><text:tab/>18</text:p>
          <text:p text:style-name="P285"><text:a xlink:type="simple" xlink:href="#__RefHeading___Toc1840_3850923094" text:style-name="Internet_20_link" text:visited-style-name="Internet_20_link">Hmyz</text:a><text:tab/>19</text:p>
          <text:p text:style-name="P284"><text:a xlink:type="simple" xlink:href="#__RefHeading___Toc2858_3430540378" text:style-name="Internet_20_link" text:visited-style-name="Internet_20_link">Brouk nosatec</text:a><text:tab/>19</text:p>
          <text:p text:style-name="P284"><text:a xlink:type="simple" xlink:href="#__RefHeading___Toc2860_3430540378" text:style-name="Internet_20_link" text:visited-style-name="Internet_20_link">Brouk ohnivec</text:a><text:tab/>19</text:p>
          <text:p text:style-name="P284"><text:a xlink:type="simple" xlink:href="#__RefHeading___Toc2862_3430540378" text:style-name="Internet_20_link" text:visited-style-name="Internet_20_link">Brouk ostnatec</text:a><text:tab/>19</text:p>
          <text:p text:style-name="P284"><text:a xlink:type="simple" xlink:href="#__RefHeading___Toc2864_3430540378" text:style-name="Internet_20_link" text:visited-style-name="Internet_20_link">Moucha zlodějka</text:a><text:tab/>19</text:p>
          <text:p text:style-name="P284"><text:a xlink:type="simple" xlink:href="#__RefHeading___Toc2866_3430540378" text:style-name="Internet_20_link" text:visited-style-name="Internet_20_link">Ploštice zelená</text:a><text:tab/>20</text:p>
          <text:p text:style-name="P284"><text:a xlink:type="simple" xlink:href="#__RefHeading___Toc2868_3430540378" text:style-name="Internet_20_link" text:visited-style-name="Internet_20_link">Roháč obří</text:a><text:tab/>20</text:p>
          <text:p text:style-name="P284"><text:a xlink:type="simple" xlink:href="#__RefHeading___Toc2870_3430540378" text:style-name="Internet_20_link" text:visited-style-name="Internet_20_link">Štír obří</text:a><text:tab/>20</text:p>
          <text:p text:style-name="P284"><text:a xlink:type="simple" xlink:href="#__RefHeading___Toc2872_3430540378" text:style-name="Internet_20_link" text:visited-style-name="Internet_20_link">Termit obří</text:a><text:tab/>20</text:p>
          <text:p text:style-name="P284"><text:a xlink:type="simple" xlink:href="#__RefHeading___Toc2874_3430540378" text:style-name="Internet_20_link" text:visited-style-name="Internet_20_link">Vážka jeskynní</text:a><text:tab/>20</text:p>
          <text:p text:style-name="P285"><text:a xlink:type="simple" xlink:href="#__RefHeading___Toc1842_3850923094" text:style-name="Internet_20_link" text:visited-style-name="Internet_20_link">Hnus plíživý</text:a><text:tab/>21</text:p>
          <text:p text:style-name="P285"><text:a xlink:type="simple" xlink:href="#__RefHeading___Toc1844_3850923094" text:style-name="Internet_20_link" text:visited-style-name="Internet_20_link">Jednorožec</text:a><text:tab/>21</text:p>
          <text:p text:style-name="P285"><text:a xlink:type="simple" xlink:href="#__RefHeading___Toc1848_3850923094" text:style-name="Internet_20_link" text:visited-style-name="Internet_20_link">Kostěj nesmrtelný</text:a><text:tab/>22</text:p>
          <text:p text:style-name="P285"><text:soft-page-break/><text:a xlink:type="simple" xlink:href="#__RefHeading___Toc1850_3850923094" text:style-name="Internet_20_link" text:visited-style-name="Internet_20_link">Keř dravý</text:a><text:tab/>22</text:p>
          <text:p text:style-name="P285"><text:a xlink:type="simple" xlink:href="#__RefHeading___Toc1852_3850923094" text:style-name="Internet_20_link" text:visited-style-name="Internet_20_link">Huňáč modrý</text:a><text:tab/>22</text:p>
          <text:p text:style-name="P285"><text:a xlink:type="simple" xlink:href="#__RefHeading___Toc1854_3850923094" text:style-name="Internet_20_link" text:visited-style-name="Internet_20_link">Huňáč </text:a><text:a xlink:type="simple" xlink:href="#__RefHeading___Toc1854_3850923094" text:style-name="Internet_20_link" text:visited-style-name="Internet_20_link">zelený</text:a><text:tab/>22</text:p>
          <text:p text:style-name="P285"><text:a xlink:type="simple" xlink:href="#__RefHeading___Toc2712_3430540378" text:style-name="Internet_20_link" text:visited-style-name="Internet_20_link">Hydra</text:a><text:tab/>23</text:p>
          <text:p text:style-name="P285"><text:a xlink:type="simple" xlink:href="#__RefHeading___Toc3608_3430540378" text:style-name="Internet_20_link" text:visited-style-name="Internet_20_link">Lesní tvorové</text:a><text:tab/>23</text:p>
          <text:p text:style-name="P284"><text:a xlink:type="simple" xlink:href="#__RefHeading___Toc3610_3430540378" text:style-name="Internet_20_link" text:visited-style-name="Internet_20_link">Dryáda</text:a><text:tab/>23</text:p>
          <text:p text:style-name="P284"><text:a xlink:type="simple" xlink:href="#__RefHeading___Toc3612_3430540378" text:style-name="Internet_20_link" text:visited-style-name="Internet_20_link">Oživlý strom</text:a><text:tab/>24</text:p>
          <text:p text:style-name="P285"><text:a xlink:type="simple" xlink:href="#__RefHeading___Toc1858_3850923094" text:style-name="Internet_20_link" text:visited-style-name="Internet_20_link">Lykantropové</text:a><text:tab/>24</text:p>
          <text:p text:style-name="P284"><text:a xlink:type="simple" xlink:href="#__RefHeading___Toc2876_3430540378" text:style-name="Internet_20_link" text:visited-style-name="Internet_20_link">Kancodlak</text:a><text:tab/>26</text:p>
          <text:p text:style-name="P284"><text:a xlink:type="simple" xlink:href="#__RefHeading___Toc2878_3430540378" text:style-name="Internet_20_link" text:visited-style-name="Internet_20_link">Krysodlak</text:a><text:tab/>26</text:p>
          <text:p text:style-name="P284"><text:a xlink:type="simple" xlink:href="#__RefHeading___Toc2880_3430540378" text:style-name="Internet_20_link" text:visited-style-name="Internet_20_link">Medvědodlak</text:a><text:tab/>26</text:p>
          <text:p text:style-name="P284"><text:a xlink:type="simple" xlink:href="#__RefHeading___Toc2882_3430540378" text:style-name="Internet_20_link" text:visited-style-name="Internet_20_link">Tygrodlak</text:a><text:tab/>27</text:p>
          <text:p text:style-name="P284"><text:a xlink:type="simple" xlink:href="#__RefHeading___Toc2884_3430540378" text:style-name="Internet_20_link" text:visited-style-name="Internet_20_link">Vlkodlak</text:a><text:tab/>27</text:p>
          <text:p text:style-name="P285"><text:a xlink:type="simple" xlink:href="#__RefHeading___Toc1862_3850923094" text:style-name="Internet_20_link" text:visited-style-name="Internet_20_link">Mořští tvorové</text:a><text:tab/>27</text:p>
          <text:p text:style-name="P284"><text:a xlink:type="simple" xlink:href="#__RefHeading___Toc2886_3430540378" text:style-name="Internet_20_link" text:visited-style-name="Internet_20_link">Kraken</text:a><text:tab/>27</text:p>
          <text:p text:style-name="P284"><text:a xlink:type="simple" xlink:href="#__RefHeading___Toc2888_3430540378" text:style-name="Internet_20_link" text:visited-style-name="Internet_20_link">Obří mořský had</text:a><text:tab/>27</text:p>
          <text:p text:style-name="P284"><text:a xlink:type="simple" xlink:href="#__RefHeading___Toc2890_3430540378" text:style-name="Internet_20_link" text:visited-style-name="Internet_20_link">Obří mořský koník</text:a><text:tab/>28</text:p>
          <text:p text:style-name="P284"><text:a xlink:type="simple" xlink:href="#__RefHeading___Toc2892_3430540378" text:style-name="Internet_20_link" text:visited-style-name="Internet_20_link">Obří krab</text:a><text:tab/>28</text:p>
          <text:p text:style-name="P284"><text:a xlink:type="simple" xlink:href="#__RefHeading___Toc3614_3430540378" text:style-name="Internet_20_link" text:visited-style-name="Internet_20_link">Panna mořská</text:a><text:tab/>28</text:p>
          <text:p text:style-name="P284"><text:a xlink:type="simple" xlink:href="#__RefHeading___Toc2894_3430540378" text:style-name="Internet_20_link" text:visited-style-name="Internet_20_link">Žralok</text:a><text:tab/>28</text:p>
          <text:p text:style-name="P285"><text:a xlink:type="simple" xlink:href="#__RefHeading___Toc2714_3430540378" text:style-name="Internet_20_link" text:visited-style-name="Internet_20_link">Nemrtví</text:a><text:tab/>28</text:p>
          <text:p text:style-name="P284"><text:a xlink:type="simple" xlink:href="#__RefHeading___Toc3616_3430540378" text:style-name="Internet_20_link" text:visited-style-name="Internet_20_link">kostlivec</text:a><text:tab/>29</text:p>
          <text:p text:style-name="P284"><text:a xlink:type="simple" xlink:href="#__RefHeading___Toc3618_3430540378" text:style-name="Internet_20_link" text:visited-style-name="Internet_20_link">zombie</text:a><text:tab/>29</text:p>
          <text:p text:style-name="P284"><text:a xlink:type="simple" xlink:href="#__RefHeading___Toc3620_3430540378" text:style-name="Internet_20_link" text:visited-style-name="Internet_20_link">ghůl</text:a><text:tab/>29</text:p>
          <text:p text:style-name="P284"><text:a xlink:type="simple" xlink:href="#__RefHeading___Toc3622_3430540378" text:style-name="Internet_20_link" text:visited-style-name="Internet_20_link">duch</text:a><text:tab/>29</text:p>
          <text:p text:style-name="P284"><text:a xlink:type="simple" xlink:href="#__RefHeading___Toc3624_3430540378" text:style-name="Internet_20_link" text:visited-style-name="Internet_20_link">přízrak</text:a><text:tab/>30</text:p>
          <text:p text:style-name="P284"><text:a xlink:type="simple" xlink:href="#__RefHeading___Toc3626_3430540378" text:style-name="Internet_20_link" text:visited-style-name="Internet_20_link">fext</text:a><text:tab/>30</text:p>
          <text:p text:style-name="P284"><text:a xlink:type="simple" xlink:href="#__RefHeading___Toc3628_3430540378" text:style-name="Internet_20_link" text:visited-style-name="Internet_20_link">mumie</text:a><text:tab/>30</text:p>
          <text:p text:style-name="P284"><text:a xlink:type="simple" xlink:href="#__RefHeading___Toc3630_3430540378" text:style-name="Internet_20_link" text:visited-style-name="Internet_20_link">spektra</text:a><text:tab/>30</text:p>
          <text:p text:style-name="P284"><text:a xlink:type="simple" xlink:href="#__RefHeading___Toc3632_3430540378" text:style-name="Internet_20_link" text:visited-style-name="Internet_20_link">upír</text:a><text:tab/>31</text:p>
          <text:p text:style-name="P285"><text:a xlink:type="simple" xlink:href="#__RefHeading___Toc2716_3430540378" text:style-name="Internet_20_link" text:visited-style-name="Internet_20_link">Netvor bahenní</text:a><text:tab/>31</text:p>
          <text:p text:style-name="P285"><text:a xlink:type="simple" xlink:href="#__RefHeading___Toc1864_3850923094" text:style-name="Internet_20_link" text:visited-style-name="Internet_20_link">Nevidění</text:a><text:tab/>32</text:p>
          <text:p text:style-name="P285"><text:a xlink:type="simple" xlink:href="#__RefHeading___Toc2718_3430540378" text:style-name="Internet_20_link" text:visited-style-name="Internet_20_link">Nezmar</text:a><text:tab/>33</text:p>
          <text:p text:style-name="P285"><text:a xlink:type="simple" xlink:href="#__RefHeading___Toc2720_3430540378" text:style-name="Internet_20_link" text:visited-style-name="Internet_20_link">Nymfa</text:a><text:tab/>34</text:p>
          <text:p text:style-name="P285"><text:a xlink:type="simple" xlink:href="#__RefHeading___Toc1866_3850923094" text:style-name="Internet_20_link" text:visited-style-name="Internet_20_link">Obr</text:a><text:tab/>34</text:p>
          <text:p text:style-name="P285"><text:a xlink:type="simple" xlink:href="#__RefHeading___Toc1868_3850923094" text:style-name="Internet_20_link" text:visited-style-name="Internet_20_link">Ogloj-chorchoj</text:a><text:tab/>34</text:p>
          <text:p text:style-name="P285"><text:a xlink:type="simple" xlink:href="#__RefHeading___Toc2722_3430540378" text:style-name="Internet_20_link" text:visited-style-name="Internet_20_link">Oči plíživé</text:a><text:tab/>35</text:p>
          <text:p text:style-name="P285"><text:a xlink:type="simple" xlink:href="#__RefHeading___Toc1872_3850923094" text:style-name="Internet_20_link" text:visited-style-name="Internet_20_link">Pavouci</text:a><text:tab/>35</text:p>
          <text:p text:style-name="P284"><text:a xlink:type="simple" xlink:href="#__RefHeading___Toc2896_3430540378" text:style-name="Internet_20_link" text:visited-style-name="Internet_20_link">Křižák obří</text:a><text:tab/>35</text:p>
          <text:p text:style-name="P284"><text:a xlink:type="simple" xlink:href="#__RefHeading___Toc2898_3430540378" text:style-name="Internet_20_link" text:visited-style-name="Internet_20_link">Pavouk zelený</text:a><text:tab/>35</text:p>
          <text:p text:style-name="P285"><text:soft-page-break/><text:a xlink:type="simple" xlink:href="#__RefHeading___Toc2728_3430540378" text:style-name="Internet_20_link" text:visited-style-name="Internet_20_link">Pavoučnatka</text:a><text:tab/>36</text:p>
          <text:p text:style-name="P285"><text:a xlink:type="simple" xlink:href="#__RefHeading___Toc1874_3850923094" text:style-name="Internet_20_link" text:visited-style-name="Internet_20_link">Pegas</text:a><text:tab/>36</text:p>
          <text:p text:style-name="P285"><text:a xlink:type="simple" xlink:href="#__RefHeading___Toc1876_3850923094" text:style-name="Internet_20_link" text:visited-style-name="Internet_20_link">Permoník</text:a><text:tab/>36</text:p>
          <text:p text:style-name="P285"><text:a xlink:type="simple" xlink:href="#__RefHeading___Toc1878_3850923094" text:style-name="Internet_20_link" text:visited-style-name="Internet_20_link">Poletucha</text:a><text:tab/>37</text:p>
          <text:p text:style-name="P285"><text:a xlink:type="simple" xlink:href="#__RefHeading___Toc1880_3850923094" text:style-name="Internet_20_link" text:visited-style-name="Internet_20_link">Ř</text:a><text:a xlink:type="simple" xlink:href="#__RefHeading___Toc1880_3850923094" text:style-name="Internet_20_link" text:visited-style-name="Internet_20_link">asnatka</text:a><text:tab/>37</text:p>
          <text:p text:style-name="P285"><text:a xlink:type="simple" xlink:href="#__RefHeading___Toc1882_3850923094" text:style-name="Internet_20_link" text:visited-style-name="Internet_20_link">P</text:a><text:a xlink:type="simple" xlink:href="#__RefHeading___Toc1882_3850923094" text:style-name="Internet_20_link" text:visited-style-name="Internet_20_link">táci</text:a><text:tab/>37</text:p>
          <text:p text:style-name="P284"><text:a xlink:type="simple" xlink:href="#__RefHeading___Toc2900_3430540378" text:style-name="Internet_20_link" text:visited-style-name="Internet_20_link">Orel stříbrný</text:a><text:tab/>38</text:p>
          <text:p text:style-name="P284"><text:a xlink:type="simple" xlink:href="#__RefHeading___Toc2902_3430540378" text:style-name="Internet_20_link" text:visited-style-name="Internet_20_link">Orel královský</text:a><text:tab/>38</text:p>
          <text:p text:style-name="P284"><text:a xlink:type="simple" xlink:href="#__RefHeading___Toc2904_3430540378" text:style-name="Internet_20_link" text:visited-style-name="Internet_20_link">Pták noh</text:a><text:tab/>38</text:p>
          <text:p text:style-name="P285"><text:a xlink:type="simple" xlink:href="#__RefHeading___Toc1884_3850923094" text:style-name="Internet_20_link" text:visited-style-name="Internet_20_link">Skřetí</text:a><text:a xlink:type="simple" xlink:href="#__RefHeading___Toc1884_3850923094" text:style-name="Internet_20_link" text:visited-style-name="Internet_20_link"> rasy</text:a><text:tab/>38</text:p>
          <text:p text:style-name="P284"><text:a xlink:type="simple" xlink:href="#__RefHeading___Toc2906_3430540378" text:style-name="Internet_20_link" text:visited-style-name="Internet_20_link">Goblin</text:a><text:tab/>38</text:p>
          <text:p text:style-name="P284"><text:a xlink:type="simple" xlink:href="#__RefHeading___Toc2908_3430540378" text:style-name="Internet_20_link" text:visited-style-name="Internet_20_link">Sarkon</text:a><text:tab/>38</text:p>
          <text:p text:style-name="P284"><text:a xlink:type="simple" xlink:href="#__RefHeading___Toc2910_3430540378" text:style-name="Internet_20_link" text:visited-style-name="Internet_20_link">Skřet</text:a><text:tab/>39</text:p>
          <text:p text:style-name="P285"><text:a xlink:type="simple" xlink:href="#__RefHeading___Toc2732_3430540378" text:style-name="Internet_20_link" text:visited-style-name="Internet_20_link">Skvrna barevná</text:a><text:tab/>39</text:p>
          <text:p text:style-name="P285"><text:a xlink:type="simple" xlink:href="#__RefHeading___Toc2734_3430540378" text:style-name="Internet_20_link" text:visited-style-name="Internet_20_link">Slizovec</text:a><text:tab/>39</text:p>
          <text:p text:style-name="P285"><text:a xlink:type="simple" xlink:href="#__RefHeading___Toc3514_3430540378" text:style-name="Internet_20_link" text:visited-style-name="Internet_20_link">Socha oživlá</text:a><text:tab/>40</text:p>
          <text:p text:style-name="P284"><text:a xlink:type="simple" xlink:href="#__RefHeading___Toc3634_3430540378" text:style-name="Internet_20_link" text:visited-style-name="Internet_20_link">Kamenná socha</text:a><text:tab/>40</text:p>
          <text:p text:style-name="P284"><text:a xlink:type="simple" xlink:href="#__RefHeading___Toc3636_3430540378" text:style-name="Internet_20_link" text:visited-style-name="Internet_20_link">Křišťálová socha</text:a><text:tab/>40</text:p>
          <text:p text:style-name="P284"><text:a xlink:type="simple" xlink:href="#__RefHeading___Toc3638_3430540378" text:style-name="Internet_20_link" text:visited-style-name="Internet_20_link">Železná socha</text:a><text:tab/>40</text:p>
          <text:p text:style-name="P285"><text:a xlink:type="simple" xlink:href="#__RefHeading___Toc2736_3430540378" text:style-name="Internet_20_link" text:visited-style-name="Internet_20_link">Vampýr</text:a><text:tab/>40</text:p>
          <text:p text:style-name="P285"><text:a xlink:type="simple" xlink:href="#__RefHeading___Toc1886_3850923094" text:style-name="Internet_20_link" text:visited-style-name="Internet_20_link">Vodník</text:a><text:tab/>41</text:p>
          <text:p text:style-name="P285"><text:a xlink:type="simple" xlink:href="#__RefHeading___Toc2740_3430540378" text:style-name="Internet_20_link" text:visited-style-name="Internet_20_link">Všežrout odporný</text:a><text:tab/>41</text:p>
          <text:p text:style-name="P285"><text:a xlink:type="simple" xlink:href="#__RefHeading___Toc2742_3430540378" text:style-name="Internet_20_link" text:visited-style-name="Internet_20_link">Vzluha</text:a><text:tab/>41</text:p>
          <text:p text:style-name="P285"><text:a xlink:type="simple" xlink:href="#__RefHeading___Toc1888_3850923094" text:style-name="Internet_20_link" text:visited-style-name="Internet_20_link">Zlobr</text:a><text:tab/>42</text:p>
          <text:p text:style-name="P285"><text:a xlink:type="simple" xlink:href="#__RefHeading___Toc1890_3850923094" text:style-name="Internet_20_link" text:visited-style-name="Internet_20_link">Zvířata</text:a><text:tab/>43</text:p>
          <text:p text:style-name="P284"><text:a xlink:type="simple" xlink:href="#__RefHeading___Toc3640_3430540378" text:style-name="Internet_20_link" text:visited-style-name="Internet_20_link">D</text:a><text:a xlink:type="simple" xlink:href="#__RefHeading___Toc3640_3430540378" text:style-name="Internet_20_link" text:visited-style-name="Internet_20_link">ikobraz obří</text:a><text:tab/>43</text:p>
          <text:p text:style-name="P284"><text:a xlink:type="simple" xlink:href="#__RefHeading___Toc2912_3430540378" text:style-name="Internet_20_link" text:visited-style-name="Internet_20_link">Bizon</text:a><text:tab/>43</text:p>
          <text:p text:style-name="P284"><text:a xlink:type="simple" xlink:href="#__RefHeading___Toc2914_3430540378" text:style-name="Internet_20_link" text:visited-style-name="Internet_20_link">Hejno krys</text:a><text:tab/>43</text:p>
          <text:p text:style-name="P284"><text:a xlink:type="simple" xlink:href="#__RefHeading___Toc2916_3430540378" text:style-name="Internet_20_link" text:visited-style-name="Internet_20_link">Obří krysa</text:a><text:tab/>44</text:p>
          <text:p text:style-name="P284"><text:a xlink:type="simple" xlink:href="#__RefHeading___Toc2918_3430540378" text:style-name="Internet_20_link" text:visited-style-name="Internet_20_link">Hejno netopýrů</text:a><text:tab/>44</text:p>
          <text:p text:style-name="P284"><text:a xlink:type="simple" xlink:href="#__RefHeading___Toc2920_3430540378" text:style-name="Internet_20_link" text:visited-style-name="Internet_20_link">Kanec</text:a><text:tab/>44</text:p>
          <text:p text:style-name="P284"><text:a xlink:type="simple" xlink:href="#__RefHeading___Toc2922_3430540378" text:style-name="Internet_20_link" text:visited-style-name="Internet_20_link">Kůň</text:a><text:tab/>44</text:p>
          <text:p text:style-name="P284"><text:a xlink:type="simple" xlink:href="#__RefHeading___Toc2924_3430540378" text:style-name="Internet_20_link" text:visited-style-name="Internet_20_link">Lasička obří</text:a><text:tab/>44</text:p>
          <text:p text:style-name="P284"><text:a xlink:type="simple" xlink:href="#__RefHeading___Toc2926_3430540378" text:style-name="Internet_20_link" text:visited-style-name="Internet_20_link">Lev</text:a><text:tab/>45</text:p>
          <text:p text:style-name="P284"><text:a xlink:type="simple" xlink:href="#__RefHeading___Toc2928_3430540378" text:style-name="Internet_20_link" text:visited-style-name="Internet_20_link">Medvěd</text:a><text:tab/>45</text:p>
          <text:p text:style-name="P284"><text:a xlink:type="simple" xlink:href="#__RefHeading___Toc2930_3430540378" text:style-name="Internet_20_link" text:visited-style-name="Internet_20_link">Medvěd jeskynní</text:a><text:tab/>45</text:p>
          <text:p text:style-name="P284"><text:a xlink:type="simple" xlink:href="#__RefHeading___Toc2932_3430540378" text:style-name="Internet_20_link" text:visited-style-name="Internet_20_link">Muflon</text:a><text:tab/>45</text:p>
          <text:p text:style-name="P284"><text:a xlink:type="simple" xlink:href="#__RefHeading___Toc2934_3430540378" text:style-name="Internet_20_link" text:visited-style-name="Internet_20_link">Nosorožec</text:a><text:tab/>45</text:p>
          <text:p text:style-name="P284"><text:a xlink:type="simple" xlink:href="#__RefHeading___Toc2936_3430540378" text:style-name="Internet_20_link" text:visited-style-name="Internet_20_link">Obří kůň</text:a><text:tab/>45</text:p>
          <text:p text:style-name="P284"><text:a xlink:type="simple" xlink:href="#__RefHeading___Toc2938_3430540378" text:style-name="Internet_20_link" text:visited-style-name="Internet_20_link">Obří netopýr</text:a><text:tab/>45</text:p>
          <text:p text:style-name="P284"><text:soft-page-break/><text:a xlink:type="simple" xlink:href="#__RefHeading___Toc2940_3430540378" text:style-name="Internet_20_link" text:visited-style-name="Internet_20_link">Panter</text:a><text:tab/>46</text:p>
          <text:p text:style-name="P284"><text:a xlink:type="simple" xlink:href="#__RefHeading___Toc2942_3430540378" text:style-name="Internet_20_link" text:visited-style-name="Internet_20_link">Puma</text:a><text:tab/>46</text:p>
          <text:p text:style-name="P284"><text:a xlink:type="simple" xlink:href="#__RefHeading___Toc2944_3430540378" text:style-name="Internet_20_link" text:visited-style-name="Internet_20_link">Rys</text:a><text:tab/>46</text:p>
          <text:p text:style-name="P284"><text:a xlink:type="simple" xlink:href="#__RefHeading___Toc2946_3430540378" text:style-name="Internet_20_link" text:visited-style-name="Internet_20_link">Slon</text:a><text:tab/>46</text:p>
          <text:p text:style-name="P284"><text:a xlink:type="simple" xlink:href="#__RefHeading___Toc2948_3430540378" text:style-name="Internet_20_link" text:visited-style-name="Internet_20_link">Tygr královský</text:a><text:tab/>46</text:p>
          <text:p text:style-name="P284"><text:a xlink:type="simple" xlink:href="#__RefHeading___Toc2950_3430540378" text:style-name="Internet_20_link" text:visited-style-name="Internet_20_link">Tygr divoký</text:a><text:tab/>46</text:p>
          <text:p text:style-name="P284"><text:a xlink:type="simple" xlink:href="#__RefHeading___Toc2952_3430540378" text:style-name="Internet_20_link" text:visited-style-name="Internet_20_link">Tygr šavlozubý</text:a><text:tab/>46</text:p>
          <text:p text:style-name="P284"><text:a xlink:type="simple" xlink:href="#__RefHeading___Toc2954_3430540378" text:style-name="Internet_20_link" text:visited-style-name="Internet_20_link">Varan obří</text:a><text:tab/>46</text:p>
          <text:p text:style-name="P284"><text:a xlink:type="simple" xlink:href="#__RefHeading___Toc2956_3430540378" text:style-name="Internet_20_link" text:visited-style-name="Internet_20_link">Vlk</text:a><text:tab/>46</text:p>
          <text:p text:style-name="P284"><text:a xlink:type="simple" xlink:href="#__RefHeading___Toc2958_3430540378" text:style-name="Internet_20_link" text:visited-style-name="Internet_20_link">V</text:a><text:a xlink:type="simple" xlink:href="#__RefHeading___Toc2958_3430540378" text:style-name="Internet_20_link" text:visited-style-name="Internet_20_link">lk lítý</text:a><text:tab/>46</text:p>
          <text:p text:style-name="P214"><text:a xlink:type="simple" xlink:href="#__RefHeading___Toc490_36631795" text:style-name="Internet_20_link" text:visited-style-name="Internet_20_link">BAZILIŠEK</text:a><text:tab/>47</text:p>
        </text:index-body>
      </text:table-of-content>
      <text:p text:style-name="P193"/>
      <text:p text:style-name="P4"/>
      <text:p text:style-name="P4"/>
      <text:p text:style-name="P4"/>
      <text:p text:style-name="P4"/>
      <text:p text:style-name="P4"/>
      <text:p text:style-name="P4"/>
      <text:p text:style-name="P4"/>
      <text:p text:style-name="P4"/>
      <text:p text:style-name="P4"/>
      <text:p text:style-name="P3">Verze 0.<text:span text:style-name="T1">0</text:span></text:p>
      <text:h text:style-name="P213" text:outline-level="2"><text:bookmark-start text:name="__RefHeading___Toc462_36631795"/>TODO:<text:bookmark-end text:name="__RefHeading___Toc462_36631795"/></text:h>
      <text:p text:style-name="P38">Chci vůbec hlen zelený?<text:line-break/>- asi ne</text:p>
      <text:p text:style-name="P46"><text:soft-page-break/>Kanibal?<text:line-break/>- ne</text:p>
      <text:p text:style-name="P49">Kopromlask?</text:p>
      <text:p text:style-name="P49">Kožožrout? <text:span text:style-name="T140">(vypadá jako drahokam, žere torny)</text:span><text:line-break/>- ne</text:p>
      <text:p text:style-name="P91">Bojovník arogantní<text:line-break/>- ne</text:p>
      <text:p text:style-name="P102"><text:span text:style-name="T49">D</text:span><text:span text:style-name="T50">ároš</text:span><text:span text:style-name="T212"><text:line-break/>- ne</text:span></text:p>
      <text:p text:style-name="P103">Elfocvak<text:line-break/>- ne</text:p>
      <text:p text:style-name="P104">Gobloch?<text:line-break/>- je to prostě jen velkej ještěr, v podstatě gekon. Není ničím zajímavej</text:p>
      <text:p text:style-name="P108">Zlatulka (<text:span text:style-name="T221">jedovatý </text:span>zlatý hádek, který se schovává ve zlatě)?<text:line-break/>- <text:span text:style-name="T221">těžko říct</text:span></text:p>
      <text:p text:style-name="P109"><text:span text:style-name="T222">Haterie (není ničím zajímavá)<text:line-break/>- obří </text:span><text:span text:style-name="T53">plaz</text:span><text:span text:style-name="T222"> připomínající žábu, studená krev a infravidění</text:span></text:p>
      <text:p text:style-name="P112">Brouk třasotník<text:line-break/>- ne</text:p>
      <text:p text:style-name="P124">Kobold<text:line-break/>- slepičí hlava, náčelník Velký kohout – asi fakt ne<text:line-break/>- ne</text:p>
      <text:p text:style-name="P125">Kovboj<text:line-break/>- nebrat</text:p>
      <text:p text:style-name="P146"><text:soft-page-break/>Mong (matriarchát, <text:span text:style-name="T257">technologicky vyspělí</text:span>)<text:line-break/>- <text:span text:style-name="T257">technologie by měly být spíš trpaslická záležitost (možná gnómská)</text:span><text:line-break/>- asi ne</text:p>
      <text:p text:style-name="P167">Bron<text:line-break/>- ne (čím míň bude fantastických ras, tím výrazněji vyznějí ty použité).</text:p>
      <text:p text:style-name="P145">Prehistorická zvířata (pranetopýr, pterodaktyl, <text:span text:style-name="T295">medvěd jeskynní, tygr šavlozubý, tyranosaurus</text:span>)<text:line-break/>- nebrat</text:p>
      <text:p text:style-name="P165">Záře neklidná<text:line-break/>- asi ne</text:p>
      <text:p text:style-name="P166"><text:span text:style-name="T319">Z</text:span><text:span text:style-name="T82">mar</text:span><text:span text:style-name="T319"><text:line-break/>- asi ne</text:span></text:p>
      <text:p text:style-name="P171">Behemont<text:line-break/>- ne</text:p>
      <text:p text:style-name="P172">Blátoplaz<text:line-break/>- ne</text:p>
      <text:p text:style-name="P173">Drakodlak<text:line-break/>- ne a nedávat sem ani zlatýho draka</text:p>
      <text:p text:style-name="P174">Dáblové<text:line-break/>- ne</text:p>
      <text:p text:style-name="P180">Lemrouch<text:line-break/>- ne</text:p>
      <text:p text:style-name="P181">Nestvůry z krhů magie<text:line-break/>- ne</text:p>
      <text:p text:style-name="P181"><text:soft-page-break/>Nexus<text:line-break/>- ne</text:p>
      <text:p text:style-name="P182">Popelák<text:line-break/>- ne</text:p>
      <text:p text:style-name="P182">Vícehlaví draci <text:span text:style-name="T329">(saně)</text:span><text:line-break/>- ne</text:p>
      <text:p text:style-name="P183">Smrtící stín a stínek<text:line-break/>- ne</text:p>
      <text:p text:style-name="P184">Šotouš <text:span text:style-name="T330">(křířenec skřeta a sřítka)</text:span><text:line-break/>- ne</text:p>
      <text:p text:style-name="P185">Kentaur<text:line-break/>- nakonec ne</text:p>
      <text:p text:style-name="P175">Hvozd<text:line-break/>- k Dračáku patří, ale do základních pravidel bych ho raději nedával. Lesní potvory ale ano.</text:p>
      <text:p text:style-name="P39">Co je to vlastně „magický tvor“ a proč je dobrý to rozlišovat?<text:line-break/>- jsou nemrtví „magičtí tvorové?“<text:line-break/>- co oživlé sochy?<text:line-break/>- harpyje, gorgona, obří brouk?</text:p>
      <text:p text:style-name="P110">TODO: Heslo hadi možná rozšířit na plazi (všichni jsou studenokrevní <text:span text:style-name="T223">a</text:span> <text:span text:style-name="T223">kladou vejce</text:span>)</text:p>
      <text:p text:style-name="P39">IDEA: Obří had nebo brouk není sám o sobě magický. Kouzlo pouze způsobilo mutaci, ale od té doby se rozmnožuje samostatně.<text:line-break/>- to by mohl bejt rozlišovací znak – magičtí tvorové se nedokážou sami rozmnožovat (asi nebrat, jednorožec je nejspíš magický tvor a rozmnožovat se asi může)</text:p>
      <text:p text:style-name="P177"><text:soft-page-break/>Obecná IDEA: Kapitola s popisem kategorií potvor (nemrtví, draci...) a pak abecední seznam všech potvor nehledě na kategorii.</text:p>
      <text:p text:style-name="P178"><text:span text:style-name="T324">TODO: Rozhodnout, jestli použít nebo nepoužít kategorie jako „Mořské obludy“, „</text:span><text:span text:style-name="T85">Lesní nestvůry</text:span><text:span text:style-name="T324">“ a podobně.</text:span></text:p>
      <text:h text:style-name="Heading_20_1" text:outline-level="1"><text:bookmark-start text:name="__RefHeading___Toc464_36631795"/>B<text:span text:style-name="T100">estiář</text:span><text:bookmark-end text:name="__RefHeading___Toc464_36631795"/></text:h>
      <text:h text:style-name="P215" text:outline-level="3"><text:bookmark-start text:name="__RefHeading___Toc1814_3850923094"/><text:span text:style-name="T139">Kříženci, o</text:span>bří varianty<text:bookmark-end text:name="__RefHeading___Toc1814_3850923094"/></text:h>
      <text:p text:style-name="P47">- <text:span text:style-name="T129">obří brouci, pavouci, hadi, červi, krysy a podobně</text:span></text:p>
      <text:p text:style-name="P48">- <text:s/><text:span text:style-name="T129">kentauři, harpyje</text:span></text:p>
      <text:p text:style-name="P48">- <text:span text:style-name="T185">obři</text:span></text:p>
      <text:p text:style-name="P47"><text:span text:style-name="T128">Jsou to výsledky magických experimentů, </text:span><text:span text:style-name="T18">povětšinou</text:span><text:span text:style-name="T128"> vyšlechtěné jako stráže nebo nestvůry v armádách temných mágů. Časem zdivočely.</text:span></text:p>
      <text:h text:style-name="Heading_20_3" text:outline-level="3"><text:bookmark-start text:name="__RefHeading___Toc466_36631795"/>Duše<text:bookmark-end text:name="__RefHeading___Toc466_36631795"/></text:h>
      <text:p text:style-name="P92">Duše před<text:span text:style-name="T101">stavuje nesmrtelnou, nehmotnou </text:span><text:span text:style-name="T3">č</text:span><text:span text:style-name="T9">ást</text:span><text:span text:style-name="T101"> každého inteligentního tvora. Někteří tvorové, například zvířata nebo hmyz, duši nemají. Poznáš to tak, že mají hodnotu Duše proškrtnutou. Znamená to, že na ně nepůsobí kouzla a schopnosti ovlivňující duši nebo mysl nebo způsobující </text:span><text:span text:style-name="T102">duševní</text:span><text:span text:style-name="T101"> zranění.<text:line-break/><text:tab/></text:span><text:span text:style-name="T3">Duše souvisí s kouzly a magií – tvorové, kteří nemají duši, nemohou kouzlit ani používat kouzelné předměty. Mohou ale používat lektvary a ostatní alchymistické výrobky, protože t</text:span><text:span text:style-name="T7">y jsou kouzlen</text:span><text:span text:style-name="T10">é</text:span><text:span text:style-name="T7"> díky</text:span><text:span text:style-name="T3"> magenergi</text:span><text:span text:style-name="T7">i</text:span><text:span text:style-name="T3">, kterou do nich alchymista vložil při výrobě.<text:line-break/><text:tab/>Po smrti těla duše opustí fyzický svět, ale nepřestává existovat. Je možné s ní pomocí kouzel navázat kontakt, nebo ji přivolat zpět – takto například vznikají někteří nemrtví.</text:span><text:span text:style-name="T4"><text:line-break/></text:span><text:soft-page-break/><text:span text:style-name="T4"><text:tab/>K</text:span><text:span text:style-name="T5">dyž je duše </text:span><text:span text:style-name="T6">z těla</text:span><text:span text:style-name="T5"> vypuzena jinak než smrtí, tělo žije dál, ale jde pak o tvora bez duše – nemůže kouzlit ani používat magické předměty</text:span><text:span text:style-name="T8">,</text:span><text:span text:style-name="T5"> chová se jako zvíře </text:span><text:span text:style-name="T8">a nepůsobí na </text:span><text:span text:style-name="T11">něj</text:span><text:span text:style-name="T8"> duševní či psychická kouzla a schopnosti</text:span><text:span text:style-name="T5">.</text:span></text:p>
      <text:h text:style-name="Heading_20_2" text:outline-level="2"><text:bookmark-start text:name="__RefHeading___Toc1816_3850923094"/>Seznam nestvůr<text:bookmark-end text:name="__RefHeading___Toc1816_3850923094"/></text:h>
      <text:h text:style-name="Heading_20_3" text:outline-level="3"><text:bookmark-start text:name="__RefHeading___Toc2708_3430540378"/>Bazilišek<text:bookmark-end text:name="__RefHeading___Toc2708_3430540378"/></text:h>
      <text:p text:style-name="P168">6 sáhů dlouhý ještěr. <text:span text:style-name="T241">Na zádech má hřbetní plát, který se mu na hlavě mění v útvar připomínající korunu.</text:span></text:p>
      <text:p text:style-name="P168">- miluje drahé a třpytivé věci?</text:p>
      <text:p text:style-name="P169">Žije obvykle ve skalním labyrintu, <text:span text:style-name="T320">kde hromadí své poklady (jak je tam dostává? Aha, prej útočí na kupecké karavany a odlehlé trpaslické doly).</text:span></text:p>
      <text:p text:style-name="P170">Smrtící pohled – funguje, pouze pokud oběť vidí baziliškovi do očí. (Ehm prostě říct, že když někdo pohlédne baziliškovi do očí, zkamení). <text:span text:style-name="T322">Aha tak ne, v DrD baziliškův pohled zabíjel a nefungovalo tudíž odkameňování.</text:span></text:p>
      <text:p text:style-name="P176"><text:span text:style-name="T321">/* </text:span><text:span text:style-name="T83">Nehledě na to, jestli bude zkameňovat bazilišek nebo jiná potvora, by měla v pravidlech existovat možnost zkamenění zrušit (a asi bude účinkovat i na zkamenělé trolly) */</text:span></text:p>
      <text:h text:style-name="Heading_20_3" text:outline-level="3"><text:bookmark-start text:name="__RefHeading___Toc2710_3430540378"/>Bludička<text:bookmark-end text:name="__RefHeading___Toc2710_3430540378"/></text:h>
      <text:p text:style-name="Text_20_body">- <text:span text:style-name="T323">líbí se mi spíš Karlovo pojetí smrtelně nebezpečného tvora. Situace, kdy bludička v noci odláká postavu, která drží hlídku, je hodně dramatická.</text:span></text:p>
      <text:p text:style-name="Text_20_body"><text:soft-page-break/>- <text:span text:style-name="T323">proč bludička útočí? Je vůbec hmotná? Možná je to fyzická bytost, která používá kouzlo (bludičku), aby přilákala oběť do bažiny a mohla ji pak snadno sežrat? Nebo ještě jinak – bludičky jsou samy o sobě neškodné, ale nějaká jiná bahenní potvora je využívá k lákání obětí? Nebo to možná bludičky dělají samy od sebe, protože s tou bahenní potvorou žijou v symbióze? Nebo se možná živí plyny, které vznikají při rozkladu živých tkání? (To zní celkem ok – sice je to nudný, ale sedí to k tomu, že bludička je smrtelně nebezpečný tvor. </text:span><text:span text:style-name="T84">Dává pak celkem smysl i ta symbióza – bludička potřebuje oběť zabít, ale sama to nedokáže. Takže pokud nemá po ruce vhodnou bažinu, potřebuje nějakou potvoru, aby to udělala za ni</text:span><text:span text:style-name="T323">).</text:span></text:p>
      <text:h text:style-name="Heading_20_3" text:outline-level="3"><text:bookmark-start text:name="__RefHeading___Toc1820_3850923094"/><text:span text:style-name="T97">Č</text:span>erv <text:span text:style-name="T211">obří</text:span><text:bookmark-end text:name="__RefHeading___Toc1820_3850923094"/></text:h>
      <text:p text:style-name="P11">Žije ve vlhkých, hlubokých šachtách nebo ve studnách.</text:p>
      <text:p text:style-name="P11">Dokáže šplhat po stěnách, ale ne po stropě.</text:p>
      <text:p text:style-name="P11">Je to masožravec, dokáže pohltit obrovské množství potravy naráz a žít z ní potom celé měsíce. Ve jeho doupěti je možné najít nestrávené zbytky jeho obětí – zbraně, šperky a podobně.</text:p>
      <text:p text:style-name="P12">Celým tělem vylučuje paralytický sekret (jed).</text:p>
      <text:p text:style-name="P13">Když je hladový, útočí bez pudu sebezáchovy. Pokud se mu ale oběť ztratí z dosahu, hned na ni zapomene.</text:p>
      <text:p text:style-name="P14">Čím se orientuje? Čichem?</text:p>
      <text:p text:style-name="P15">Životy závisí na délce.</text:p>
      <text:p text:style-name="P15">- co se z něj líhne?</text:p>
      <text:h text:style-name="P217" text:outline-level="3"><text:bookmark-start text:name="__RefHeading___Toc1822_3850923094"/><text:soft-page-break/><text:span text:style-name="T96">D</text:span><text:span text:style-name="T94">émoni</text:span><text:bookmark-end text:name="__RefHeading___Toc1822_3850923094"/></text:h>
      <text:p text:style-name="Text_20_body">TODO</text:p>
      <text:p text:style-name="P270"><text:span text:style-name="T213">Démon zla</text:span></text:p>
      <text:p text:style-name="P93">/<text:span text:style-name="T339">* původně </text:span>Démon Rudé oko <text:span text:style-name="T339">*/</text:span></text:p>
      <text:p text:style-name="P93">- prokletí předmětu, zhorší majiteli přesvědčení. Asi nebrat (nebo možná jo, ale tak, že ho jednorázově donutí udělat nějaký zvěrstvo).</text:p>
      <text:p text:style-name="P94">Démon alkoholu</text:p>
      <text:p text:style-name="P268">Démon touhy po zlatě</text:p>
      <text:p text:style-name="P267"><text:span text:style-name="T214">Démon lakoty</text:span></text:p>
      <text:p text:style-name="P247">Démon chechtavého šílenství</text:p>
      <text:p text:style-name="P95">Démon touhy po krvi</text:p>
      <text:p text:style-name="P95">/* Démon krvelačnosti */</text:p>
      <text:p text:style-name="P246">Démon únavy</text:p>
      <text:p text:style-name="P246">- asi nebrat, nezajímavej</text:p>
      <text:p text:style-name="P96">Démon obžerství</text:p>
      <text:p text:style-name="P248">Démon marnosti života</text:p>
      <text:p text:style-name="P248">- to zní zajímavě, postava se bude snažit spáchat sebevraždu. Ovšem co když se jí to podaří? Takže to asi není až tak dobrej nápad.</text:p>
      <text:p text:style-name="P97">Démon nenávisti</text:p>
      <text:p text:style-name="P269">Démon touhy po moci</text:p>
      <text:p text:style-name="P98"><text:soft-page-break/>/<text:span text:style-name="T338">* původně </text:span>Démon temnoty <text:span text:style-name="T338">*/</text:span><text:line-break/>- dá postavě nějaký cíl a pomáhá jí ho dosáhnout (moc nad náhodou).<text:line-break/>- jméno démona je divný, ale jinak to zní použitelně</text:p>
      <text:p text:style-name="P99">Larva<text:line-break/>- asi nebrat</text:p>
      <text:p text:style-name="P100">I když – larva je asi fajn coby démon, jehož cílem je přivolávat do světa další démony. Možná spíš „dveřník“ (gatekeeper), „přivolávač“, nebo tak něco?</text:p>
      <text:h text:style-name="P218" text:outline-level="3"><text:bookmark-start text:name="__RefHeading___Toc1826_3850923094"/>Cizí postavy<text:bookmark-end text:name="__RefHeading___Toc1826_3850923094"/></text:h>
      <text:p text:style-name="P179">TODO</text:p>
      <text:p text:style-name="P179">- asi to sloučit s „obyvatelema“</text:p>
      <text:p text:style-name="P179">- vojáci a stráže nemusí mít povolání, <text:span text:style-name="T194">prostě jim</text:span> dej vlastnosti podle toho, jak jsou dobří <text:span text:style-name="T193">(hlavní vlastnost 3-5)</text:span>.</text:p>
      <text:h text:style-name="Heading_20_3" text:outline-level="3"><text:bookmark-start text:name="__RefHeading___Toc1828_3850923094"/>Dra<text:span text:style-name="T118">ci</text:span><text:bookmark-end text:name="__RefHeading___Toc1828_3850923094"/></text:h>
      <text:p text:style-name="P8">Mají tendenci hromadit poklady.</text:p>
      <text:p text:style-name="P9">Imunita proti svému dechu.</text:p>
      <text:p text:style-name="P10">Spící drak.</text:p>
      <text:p text:style-name="P23"><text:span text:style-name="T111">Bílý – mráz, schopnost: mrazivá </text:span><text:span text:style-name="T12">v</text:span><text:span text:style-name="T13">ánice, </text:span><text:span text:style-name="T15">prostředí: zasněžené hory, ledové pláně<text:line-break/>- </text:span><text:span text:style-name="T51">může protivníka zmrazit do kostky ledu</text:span></text:p>
      <text:p text:style-name="P149">Černý – <text:span text:style-name="T106">žíravina, schopnost: tma, možná černý kouř, prostředí: bažiny</text:span></text:p>
      <text:p text:style-name="P23"><text:soft-page-break/><text:span text:style-name="T111">Zelený – jed, schopnost: mlha, prostředí: </text:span><text:span text:style-name="T14">l</text:span><text:span text:style-name="T15">esy</text:span></text:p>
      <text:p text:style-name="P28"><text:span text:style-name="T110">Rudý – oheň, schopnost: </text:span><text:span text:style-name="T13">v</text:span><text:span text:style-name="T17">láda nad ohněm</text:span><text:span text:style-name="T110">, prostředí: sopka</text:span></text:p>
      <text:p text:style-name="P26">Modrý – voda? <text:span text:style-name="T112">led? Horká pára? Možná vůbec nepoužívají dech</text:span>, schopnost: vyvolání bouře nebo vodního proudu, prostředí: jezera, oceány. <text:span text:style-name="T113">Žijí často pod vodou</text:span></text:p>
      <text:p text:style-name="P101"><text:span text:style-name="T242">Žlutý</text:span><text:span text:style-name="T116"> – </text:span><text:span text:style-name="T17">žhavý vzduch jako z pece</text:span><text:span text:style-name="T116">, schopnost: dusivé horko, prostředí: rozpálená poušť /* sloučit s rudým */</text:span></text:p>
      <text:p text:style-name="P148">Zlatý - ?</text:p>
      <text:p text:style-name="P19">IDEA: Staty podle velikosti, ne podle barvy. Barva určuje jen druh dechu a imunitu. <text:span text:style-name="T109">Ideálně i schopnosti podle barvy.</text:span></text:p>
      <text:p text:style-name="P20">Starší draci by taky měli mít víc schopností.</text:p>
      <text:p text:style-name="P24">Každý drak by měl mít unikátní sadu schopností.</text:p>
      <text:p text:style-name="P27">Použití dechu: drak se musí jedno kolo pořádně nadechnout (neútočí)</text:p>
      <text:p text:style-name="P19">Dráče</text:p>
      <text:p text:style-name="P19">- <text:span text:style-name="T107">ještě nemá dech</text:span></text:p>
      <text:p text:style-name="P19">Mladý drak</text:p>
      <text:p text:style-name="P19">- <text:span text:style-name="T107">má už dech, ale ne další schopnosti</text:span></text:p>
      <text:p text:style-name="P19">Dospělý drak</text:p>
      <text:p text:style-name="P19">Starý drak</text:p>
      <text:p text:style-name="P21">Schopnosti draků:</text:p>
      <text:p text:style-name="P21">- zmámení</text:p>
      <text:p text:style-name="P21"><text:soft-page-break/>- rozkaz</text:p>
      <text:p text:style-name="P21">- <text:span text:style-name="T109">děsivý řev</text:span></text:p>
      <text:p text:style-name="P21">- <text:span text:style-name="T114">spánek</text:span></text:p>
      <text:p text:style-name="P21">- <text:span text:style-name="T115">paralýza</text:span></text:p>
      <text:p text:style-name="P21">- <text:span text:style-name="T109">bojová telekineze (rozhýbe všechny předměty kolem)</text:span></text:p>
      <text:p text:style-name="P22"><text:span text:style-name="T108">- </text:span><text:span text:style-name="T16">metamorfóza (do člověka, do elfa a podobně) – to se celkem hodí k zeleným drakům</text:span></text:p>
      <text:p text:style-name="P25">Jsou draci inteligentní? Mluví? Mají vlastní cíle a záměry?<text:line-break/>- to bych asi nechal na PJovi.<text:line-break/>- Divocí draci budou působit živelněji, mluvící draci pohádkověji, draci s vlastními cíli a záměry se hodí do příběhů po politice a machinacích, nebo třeba jako mocní protivníci vládnoucí vlastním říším.</text:p>
      <text:h text:style-name="Heading_20_3" text:outline-level="3"><text:bookmark-start text:name="__RefHeading___Toc1832_3850923094"/>Gorgona<text:bookmark-end text:name="__RefHeading___Toc1832_3850923094"/></text:h>
      <text:p text:style-name="P85">Magický tvor</text:p>
      <text:p text:style-name="P85">Zranitelnost pouze kouzlem nebo kouzelnou zbraní?</text:p>
      <text:p text:style-name="P85">Ohavné zvíře s rohy, pařáty, tesáky a křídly.</text:p>
      <text:p text:style-name="P85">Umí lítat?</text:p>
      <text:p text:style-name="P85">Po smrti se promění v kámen?</text:p>
      <text:h text:style-name="Heading_20_3" text:outline-level="3"><text:bookmark-start text:name="__RefHeading___Toc1834_3850923094"/>Gryf<text:bookmark-end text:name="__RefHeading___Toc1834_3850923094"/></text:h>
      <text:p text:style-name="P105">Tělo lva, hlava orla, orlí křídla.</text:p>
      <text:p text:style-name="P105">- <text:span text:style-name="T215">spíš přední půlka těla orlí, zadní lví.</text:span></text:p>
      <text:p text:style-name="P105"><text:soft-page-break/>- <text:span text:style-name="T215">má 4 nohy: přední pár jsou orlí spáry, zadní pár jsou lví tlapy.</text:span></text:p>
      <text:p text:style-name="P105">- <text:span text:style-name="T216">velký je jako kůň a jde ochočit a jezdit na něm</text:span></text:p>
      <text:h text:style-name="Heading_20_3" text:outline-level="3"><text:bookmark-start text:name="__RefHeading___Toc1836_3850923094"/>Hadi<text:bookmark-end text:name="__RefHeading___Toc1836_3850923094"/></text:h>
      <text:p text:style-name="Text_20_body">- <text:span text:style-name="T46">j</text:span><text:span text:style-name="T47">sou imunní proti vlastnímu jedu</text:span></text:p>
      <text:p text:style-name="P35">TODO: Obří varianty (asi od jakéhokoliv hada). Je to pak magický tvor? <text:span text:style-name="T124">Asi ne.</text:span></text:p>
      <text:p text:style-name="P35">- <text:span text:style-name="T124">jak bojuje škrtič, jak bojuje jedovatý had.</text:span></text:p>
      <text:p text:style-name="P35">- <text:span text:style-name="T125">plivání jedu (zmije?)</text:span></text:p>
      <text:h text:style-name="Heading_20_4" text:outline-level="4"><text:bookmark-start text:name="__RefHeading___Toc2848_3430540378"/>Hroznýš<text:bookmark-end text:name="__RefHeading___Toc2848_3430540378"/></text:h>
      <text:p text:style-name="P30">10 metrů?</text:p>
      <text:p text:style-name="Text_20_body">- <text:span text:style-name="T121">škrtič</text:span></text:p>
      <text:p text:style-name="P31">Trojhranná hlava a silné tělo.</text:p>
      <text:p text:style-name="P31">Škrcení nebo úder nosem.</text:p>
      <text:h text:style-name="Heading_20_4" text:outline-level="4"><text:bookmark-start text:name="__RefHeading___Toc2850_3430540378"/>Chřestýš<text:bookmark-end text:name="__RefHeading___Toc2850_3430540378"/></text:h>
      <text:p text:style-name="P29">3 metry</text:p>
      <text:p text:style-name="Text_20_body">- <text:span text:style-name="T122">jed</text:span></text:p>
      <text:p text:style-name="P106">Hnědé a bílé skvrny v károvém vzoru. Na konci ocasu má chřestidlo, kterým varuje případné útočníky.</text:p>
      <text:h text:style-name="Heading_20_4" text:outline-level="4"><text:bookmark-start text:name="__RefHeading___Toc2852_3430540378"/>Kobra plivající<text:bookmark-end text:name="__RefHeading___Toc2852_3430540378"/></text:h>
      <text:p text:style-name="Text_20_body">- <text:span text:style-name="T218">plivání jedu, jed se vstřebává kůží, oslepuje</text:span></text:p>
      <text:p text:style-name="Text_20_body"><text:soft-page-break/>- <text:span text:style-name="T220">umí otrávit i kousnutím</text:span></text:p>
      <text:p text:style-name="P107"><text:span text:style-name="T219">- před útokem vztyčí přední část těla a roztáhne kápi za hlavou, takže vypadá mnohem větší. Charakteristická kresba brýlí na kápi (o</text:span><text:span text:style-name="T52">věřit</text:span><text:span text:style-name="T219">).</text:span></text:p>
      <text:h text:style-name="Heading_20_4" text:outline-level="4"><text:bookmark-start text:name="__RefHeading___Toc2854_3430540378"/>Mamba černá<text:bookmark-end text:name="__RefHeading___Toc2854_3430540378"/></text:h>
      <text:p text:style-name="P33">2-5 metrů</text:p>
      <text:p text:style-name="P32">- <text:span text:style-name="T122">jed (velmi silný)</text:span></text:p>
      <text:p text:style-name="P137">Žije v teplém pásmu (buš, prales)</text:p>
      <text:h text:style-name="Heading_20_4" text:outline-level="4"><text:bookmark-start text:name="__RefHeading___Toc2856_3430540378"/>Zmije<text:bookmark-end text:name="__RefHeading___Toc2856_3430540378"/></text:h>
      <text:p text:style-name="P34">1-2 metry</text:p>
      <text:p text:style-name="P34">- jed</text:p>
      <text:p text:style-name="P34">Žlutá barva s jamkami na hlavě.</text:p>
      <text:p text:style-name="P34">- <text:span text:style-name="T123">infravidění? (orientuje se podle zdrojů tepla)</text:span></text:p>
      <text:h text:style-name="P219" text:outline-level="3"><text:bookmark-start text:name="__RefHeading___Toc1838_3850923094"/>Harpyje<text:bookmark-end text:name="__RefHeading___Toc1838_3850923094"/></text:h>
      <text:p text:style-name="P82">Napůl orel, napůl žena.</text:p>
      <text:p text:style-name="P83">Zpěv – poblouznění. Test na Duši? <text:span text:style-name="T117">V DrD mohla harpyje poblouzněného požírat, to je asi zbytečný. Může bejt ale oblbnutej, když se na něj harpyje vrhnou (nevýhoda).</text:span></text:p>
      <text:p text:style-name="P84">Říká se, že vidět harpyji přináší smůlu.</text:p>
      <text:p text:style-name="P84">Hnízdí na vysokých skalách, v jeskyních, v ruinách hradů a tvrzí a zpěvem <text:span text:style-name="T126">tam</text:span> lákají kořist.</text:p>
      <text:p text:style-name="P81"><text:soft-page-break/>(mohou se rozmnožovat? Asi ano...) <text:span text:style-name="T127">Aha, existují i samci s tělem starců (ti nezpívají).</text:span></text:p>
      <text:h text:style-name="Heading_20_3" text:outline-level="3"><text:bookmark-start text:name="__RefHeading___Toc1840_3850923094"/>Hmyz<text:bookmark-end text:name="__RefHeading___Toc1840_3850923094"/></text:h>
      <text:p text:style-name="P75">- Obří varianty <text:span text:style-name="T130">(o malých asi nemá smysl mluvit)</text:span></text:p>
      <text:p text:style-name="P77">Hmyz má 6 nohou a tykadla.</text:p>
      <text:h text:style-name="Heading_20_4" text:outline-level="4"><text:bookmark-start text:name="__RefHeading___Toc2858_3430540378"/>Brouk nosatec<text:bookmark-end text:name="__RefHeading___Toc2858_3430540378"/></text:h>
      <text:p text:style-name="Text_20_body">- <text:span text:style-name="T130">metr dlouhý hnědý brouk s půlmetrovým bodcem v přední části těla. Rád útočí s rozběhem (výhoda).</text:span></text:p>
      <text:p text:style-name="Text_20_body">- <text:span text:style-name="T131">umí lítat, ale dělá to jen zřídka.</text:span></text:p>
      <text:h text:style-name="Heading_20_4" text:outline-level="4"><text:bookmark-start text:name="__RefHeading___Toc2860_3430540378"/>Brouk ohnivec<text:bookmark-end text:name="__RefHeading___Toc2860_3430540378"/></text:h>
      <text:p text:style-name="Text_20_body">/<text:span text:style-name="T227">* Fire beatle */</text:span></text:p>
      <text:p text:style-name="Text_20_body">- <text:span text:style-name="T228">rudě žhnoucí skvrny na krovkách (dají se </text:span><text:span text:style-name="T54">z nich</text:span><text:span text:style-name="T228"> vyrobit rudě žhnoucí lampy).</text:span></text:p>
      <text:p text:style-name="Text_20_body">- <text:span text:style-name="T229">lze vytěžit magenergii</text:span></text:p>
      <text:h text:style-name="Heading_20_4" text:outline-level="4"><text:bookmark-start text:name="__RefHeading___Toc2862_3430540378"/>Brouk ostnatec<text:bookmark-end text:name="__RefHeading___Toc2862_3430540378"/></text:h>
      <text:p text:style-name="P36">1.5 metru, <text:span text:style-name="T132">písčitá barva,</text:span> ploché tělo se spoustou ostnů a výrůstků.</text:p>
      <text:p text:style-name="P36">- <text:span text:style-name="T133">létá jen v případě krajní nouze</text:span></text:p>
      <text:h text:style-name="Heading_20_4" text:outline-level="4"><text:bookmark-start text:name="__RefHeading___Toc2864_3430540378"/>Moucha zlodějka<text:bookmark-end text:name="__RefHeading___Toc2864_3430540378"/></text:h>
      <text:p text:style-name="Text_20_body">- <text:span text:style-name="T134">chci ji vůbec uvádět?</text:span></text:p>
      <text:p text:style-name="P37">Krade lesklé přemděty.</text:p>
      <text:h text:style-name="Heading_20_4" text:outline-level="4"><text:bookmark-start text:name="__RefHeading___Toc2866_3430540378"/><text:soft-page-break/>Ploštice zelená<text:bookmark-end text:name="__RefHeading___Toc2866_3430540378"/></text:h>
      <text:p text:style-name="P40">Jedovatá kusadla – částečné ochromení.</text:p>
      <text:h text:style-name="Heading_20_4" text:outline-level="4"><text:bookmark-start text:name="__RefHeading___Toc2868_3430540378"/>Roháč obří<text:bookmark-end text:name="__RefHeading___Toc2868_3430540378"/></text:h>
      <text:p text:style-name="P41">1.5 metru, lesklý černý pancíř, obrovská kusadla</text:p>
      <text:p text:style-name="P41">- <text:span text:style-name="T135">snaží se zakousnout do nohy</text:span></text:p>
      <text:p text:style-name="P42">Žije v mokřinách a vlhkých jeskyních.</text:p>
      <text:p text:style-name="P42">- samičky jsou menší a mají mnohem menší kusadla</text:p>
      <text:h text:style-name="Heading_20_4" text:outline-level="4"><text:bookmark-start text:name="__RefHeading___Toc2870_3430540378"/>Štír obří<text:bookmark-end text:name="__RefHeading___Toc2870_3430540378"/></text:h>
      <text:p text:style-name="Text_20_body">- <text:span text:style-name="T208">1 metr</text:span></text:p>
      <text:p text:style-name="Text_20_body">- <text:span text:style-name="T208">nesmírně rychlý</text:span></text:p>
      <text:p text:style-name="Text_20_body">- <text:span text:style-name="T208">velmi rychlý jed (</text:span><text:span text:style-name="T48">3</text:span><text:span text:style-name="T208"> kola?), bodec na konci ocasu</text:span></text:p>
      <text:h text:style-name="P198" text:outline-level="4"><text:bookmark-start text:name="__RefHeading___Toc2872_3430540378"/>Termit obří<text:bookmark-end text:name="__RefHeading___Toc2872_3430540378"/></text:h>
      <text:p text:style-name="P111">- <text:span text:style-name="T224">královna, bojovníci, dělníci, larvy</text:span></text:p>
      <text:p text:style-name="P111">- <text:span text:style-name="T226">královna telepaticky ovládá všechny své poddané. Dá se s ní mluvit telepaticky.</text:span></text:p>
      <text:p text:style-name="P111">- <text:span text:style-name="T225">chitinový pancíř (jde z něj vyrobit zbroj – co dělá?)</text:span></text:p>
      <text:h text:style-name="Heading_20_4" text:outline-level="4"><text:bookmark-start text:name="__RefHeading___Toc2874_3430540378"/>Vážka jeskynní<text:bookmark-end text:name="__RefHeading___Toc2874_3430540378"/></text:h>
      <text:p text:style-name="P43">metr dlouhá</text:p>
      <text:p text:style-name="P45">- dravec</text:p>
      <text:p text:style-name="P44">Žije v podzemních prostorách, většinou u podzemních jezer. Loví v noci.</text:p>
      <text:p text:style-name="P44"><text:soft-page-break/>- <text:span text:style-name="T136">útočí modrými blesky</text:span></text:p>
      <text:p text:style-name="P44">- <text:span text:style-name="T136">infravidění</text:span></text:p>
      <text:p text:style-name="P44">- nesnáší světlo, takže když ji vyruší například někdo s lucernou, zuřivě na něj zaútočí.</text:p>
      <text:h text:style-name="P220" text:outline-level="3"><text:bookmark-start text:name="__RefHeading___Toc1842_3850923094"/>Hnus plíž<text:span text:style-name="T232">i</text:span>vý<text:bookmark-end text:name="__RefHeading___Toc1842_3850923094"/></text:h>
      <text:p text:style-name="P113">- <text:span text:style-name="T230">namodralá obří améba</text:span></text:p>
      <text:p text:style-name="P113">- <text:span text:style-name="T231">umí se protáhnout úzkými škvírami</text:span></text:p>
      <text:p text:style-name="P113">- <text:span text:style-name="T231">leptá živé tkáně</text:span></text:p>
      <text:p text:style-name="P113">- <text:span text:style-name="T233">lze ho rozseknout na </text:span><text:span text:style-name="T55">dva</text:span><text:span text:style-name="T233"> menších plíživé hnusy (možná se sám rozdělí, když je moc velkej)</text:span></text:p>
      <text:h text:style-name="P221" text:outline-level="3"><text:bookmark-start text:name="__RefHeading___Toc1844_3850923094"/>Jednorožec<text:bookmark-end text:name="__RefHeading___Toc1844_3850923094"/></text:h>
      <text:p text:style-name="P119">- <text:span text:style-name="T238">umí mluvit (?)</text:span></text:p>
      <text:p text:style-name="P119">- <text:span text:style-name="T240">pomocí rohu sesílá kouzelnická kouzla</text:span><text:span text:style-name="T239"> (to fakt ne)</text:span></text:p>
      <text:p text:style-name="P120">- <text:span text:style-name="T243">zabít jednorožce přináší smůlu (to se mi líbí). Mechanicky všechny hody házet 2x a vybrat horší výsledek. Jak se toho zbavit? Zkriplit si postavu natrvalo není fun.<text:line-break/>- smůla pomine, pouze když dotyčný svého činu upřímně lituje a vynahradí to nějakým zásadním dobrým skutkem. Když ovšem dotyčný po takovém odčinění zabije jednorožce znovu, smůl</text:span><text:span text:style-name="T60">y </text:span><text:span text:style-name="T61">se už nikdy nezbaví</text:span><text:span text:style-name="T243">.</text:span></text:p>
      <text:p text:style-name="P121">TODO: Co se vyrábí z rohu (mám to v Trossu)</text:p>
      <text:p text:style-name="P121">- <text:span text:style-name="T247">symbol čistoty a neposkvrněnosti. Pouhá jeho přítomnost uzdravuje les.</text:span></text:p>
      <text:h text:style-name="Heading_20_3" text:outline-level="3"><text:bookmark-start text:name="__RefHeading___Toc1848_3850923094"/><text:soft-page-break/>Kostěj nesmrtelný<text:bookmark-end text:name="__RefHeading___Toc1848_3850923094"/></text:h>
      <text:p text:style-name="P126">TODO: pogooglit a inspirovat se tím</text:p>
      <text:p text:style-name="P126">- v DrD vysoká humanoidní postava s kostěným hřebenem na hlavě, s tělem tvrdým jako kost a s výrůstky na hrudi, které vypadají jako žebra<text:line-break/>- umí kouzlit<text:line-break/>- ovládá nemrtvé (mohl by je umět přímo tvořit)</text:p>
      <text:h text:style-name="Heading_20_3" text:outline-level="3"><text:bookmark-start text:name="__RefHeading___Toc1850_3850923094"/>Keř dravý<text:bookmark-end text:name="__RefHeading___Toc1850_3850923094"/></text:h>
      <text:p text:style-name="Text_20_body">- <text:span text:style-name="T251">masožravý tvor</text:span></text:p>
      <text:p text:style-name="Text_20_body">- <text:span text:style-name="T252">jeho větve jsou maskovaná šlahounovitá chapadla. Lze je ničit jednotlivě</text:span></text:p>
      <text:p text:style-name="Text_20_body">- <text:span text:style-name="T253">tělo má pod zemí, tam se skrývají velká zubatá ústa</text:span></text:p>
      <text:h text:style-name="P222" text:outline-level="3"><text:bookmark-start text:name="__RefHeading___Toc1852_3850923094"/>Huňáč modrý<text:bookmark-end text:name="__RefHeading___Toc1852_3850923094"/></text:h>
      <text:p text:style-name="P114">Modře světélkující oči. Připomíná černou kočku, <text:span text:style-name="T137">ve skutečnosti je jeho srst tmavě modrá</text:span>.</text:p>
      <text:p text:style-name="P114">- <text:span text:style-name="T138">loví jako šelma (zuby, drápy)</text:span></text:p>
      <text:p text:style-name="P114">- <text:span text:style-name="T138">brání se modrými blesky (jedno kolo naježení)</text:span></text:p>
      <text:h text:style-name="P223" text:outline-level="3"><text:bookmark-start text:name="__RefHeading___Toc1854_3850923094"/>Huňáč <text:span text:style-name="T98">zelený</text:span><text:bookmark-end text:name="__RefHeading___Toc1854_3850923094"/></text:h>
      <text:p text:style-name="P115"><text:span text:style-name="T56">Z</text:span><text:span text:style-name="T57">eleně</text:span><text:span text:style-name="T234"> světélkující oči. Připomíná kočku, má zelenou srst (tmavou srst se zeleným leskem?</text:span></text:p>
      <text:p text:style-name="P115">- <text:span text:style-name="T236">umí se měnit do jiných zvířat (stále má černou srst se zeleným leskem)</text:span></text:p>
      <text:p text:style-name="P114"><text:soft-page-break/>- <text:span text:style-name="T138">loví jako šelma (zuby, drápy)</text:span></text:p>
      <text:p text:style-name="P115"><text:span text:style-name="T235">- brání se </text:span><text:span text:style-name="T59">z</text:span><text:span text:style-name="T58">elenými</text:span><text:span text:style-name="T235"> blesky (jedno kolo naježení)</text:span></text:p>
      <text:h text:style-name="Heading_20_3" text:outline-level="3"><text:bookmark-start text:name="__RefHeading___Toc2712_3430540378"/>Hydra<text:bookmark-end text:name="__RefHeading___Toc2712_3430540378"/></text:h>
      <text:p text:style-name="P249"><text:span text:style-name="T331">TODO</text:span></text:p>
      <text:h text:style-name="P243" text:outline-level="3"><text:bookmark-start text:name="__RefHeading___Toc3608_3430540378"/>Lesní tvorové<text:bookmark-end text:name="__RefHeading___Toc3608_3430540378"/></text:h>
      <text:p text:style-name="P278">zmínit bludičku, keř dravý, jednorožce, <text:span text:style-name="T342">hady, určité druhy zvířat (např. tygry, medvědy)</text:span></text:p>
      <text:h text:style-name="Heading_20_4" text:outline-level="4"><text:bookmark-start text:name="__RefHeading___Toc3610_3430540378"/>Dryáda<text:bookmark-end text:name="__RefHeading___Toc3610_3430540378"/></text:h>
      <text:p text:style-name="P279">/<text:span text:style-name="T336">* původně Víla lesní */</text:span></text:p>
      <text:p text:style-name="P279">/<text:span text:style-name="T328">* možná spíš Dryády? Jo, asi jo. Víla je pohádková bytost, já bych to ale spíš směřoval Sapkovským stylem, tj. že magičtí tvorové jsou nebezpeční. Dryády, které chrání les pomocí oživlých stromů, k tomu sedí mnohem víc než lesní víly. */</text:span></text:p>
      <text:p text:style-name="P259">Podobá se elfské dívce. <text:span text:style-name="T309">Má ráda měsíční noci. Jezdí na jelenech, losech, sobech a jiných lesních zvířatech – vždy bez sedla.</text:span></text:p>
      <text:p text:style-name="P260">Víly se starají o svůj les a urputně ho brání před kácením a drancováním.<text:line-break/>- <text:span text:style-name="T327">dokáží oživit stromy</text:span></text:p>
      <text:p text:style-name="P261">Vílí tanec – kouzelný rituál. <text:span text:style-name="T310">Kdo se k němu přichomýtne, propadne vílímu kouzlu a bude s nimi tancovat až do rána.</text:span></text:p>
      <text:p text:style-name="P262">Víly umí procházet dřevem (vejdou do jednoho stromu a objeví se u kteréhokoliv jiného v lese).</text:p>
      <text:p text:style-name="P263">Palác <text:span text:style-name="T311">(spíš obydlí v korunách stromů)</text:span>, královna víl.</text:p>
      <text:p text:style-name="P258"><text:soft-page-break/><text:span text:style-name="T337">Dlouhé luky (nebo spíš krátké, víly jsou prťavé)</text:span></text:p>
      <text:h text:style-name="Heading_20_4" text:outline-level="4"><text:bookmark-start text:name="__RefHeading___Toc3612_3430540378"/><text:span text:style-name="T341">O</text:span>živlý <text:span text:style-name="T341">strom</text:span><text:bookmark-end text:name="__RefHeading___Toc3612_3430540378"/></text:h>
      <text:p text:style-name="P279">- <text:span text:style-name="T326">hvozd může ožívat sám o sobě</text:span></text:p>
      <text:p text:style-name="P279"><text:span text:style-name="T335">- strom může někdo cíleně oživit (druidi? Lesní víly – to by šlo)</text:span></text:p>
      <text:h text:style-name="Heading_20_3" text:outline-level="3"><text:bookmark-start text:name="__RefHeading___Toc1858_3850923094"/>Lykantropové<text:bookmark-end text:name="__RefHeading___Toc1858_3850923094"/></text:h>
      <text:p text:style-name="Text_20_body">- <text:span text:style-name="T142">ovládají zvířata a umí na sebe brát jejich podobu</text:span></text:p>
      <text:p text:style-name="Text_20_body">- <text:span text:style-name="T145">jsou dlouhověcí</text:span></text:p>
      <text:p text:style-name="Text_20_body">- <text:span text:style-name="T143">ve zvířecí formě se řídí spíš svými instinkty než rozumem a jsou mnohem agresivnější</text:span></text:p>
      <text:p text:style-name="Text_20_body">- <text:span text:style-name="T147">proměna trvá jen jedno kolo, nejde ale ve zbroji (obyčejné oblečení se při tom roztrhá).</text:span></text:p>
      <text:p text:style-name="Text_20_body">- <text:span text:style-name="T163">lykantropové vznikli kdysi z lidí, tj. humanoidní podoba lykantropa je vždycky člověk (byl to pokus udělat z tehdy divokých lidí monstra použitelná ve válkách Řádu proti Chaosu).</text:span></text:p>
      <text:p text:style-name="P17">I<text:span text:style-name="T164">DEA: Lykantropy původně stvořili druidi.</text:span></text:p>
      <text:p text:style-name="Text_20_body">- <text:span text:style-name="T150">imunita proti jedům a nemocem s výjimkou vlčího moru.</text:span></text:p>
      <text:p text:style-name="Text_20_body">- <text:span text:style-name="T146">zranění obyčejnou zbraní rychle regenerují, zranění stříbrem nebo ohněm se jim naopak léčí velmi dlouho. Zbraně potřené vlčím morem také lykantropovi znemožňují regeneraci (navíc k účinku jedu).<text:line-break/>- lykantropové regenerují 2 životy za kolo</text:span></text:p>
      <text:p text:style-name="P61">- <text:span text:style-name="T149">v lidské podobě má lykantrop kromě regenerace a schopnosti ovládat zvířata stejné vlastnosti jako obyčejný člověk (vlastnosti v rozsahu 1-5, může mít povolání atd.).</text:span></text:p>
      <text:p text:style-name="P60"><text:soft-page-break/>- <text:span text:style-name="T151">z mrtvého lykantropa lze vytěžit magenergii (nějaká část těla (srdce?) by mohla bejt vzácná surovina používaná na lektvar metamorfózy do příslušného druhu zvířete).</text:span></text:p>
      <text:h text:style-name="Heading_20_5" text:outline-level="5">Lidská vs zvířecí nátura lykantropů</text:h>
      <text:p text:style-name="P57"><text:span text:style-name="T26">Většina</text:span><text:span text:style-name="T160"> lykantropů se klaní spíš ke své zvířecí stránce a preferují </text:span><text:span text:style-name="T26">život</text:span><text:span text:style-name="T160"> v divočině mezi zvířaty „svého“ druhu. Část jich ale přijala svou lidskou část a žijí mezi lidmi (elfy...), případně si </text:span><text:span text:style-name="T26">z</text:span><text:span text:style-name="T27">aberou nějaký </text:span><text:span text:style-name="T160">hrad, tvrz či podzemí, kterému pak vládnou.<text:line-break/><text:tab/>„Divoké“ lykantropy jde obvykle potkat jen tam, odkud původně pochází – tygrodlak například nebude žít ve smrkovém lese. Civilizované je možné potkat kdekoliv, </text:span><text:span text:style-name="T26">t</text:span><text:span text:style-name="T31">ygrodlak se například může vydávat za kupce ze zámoří</text:span><text:span text:style-name="T160">.</text:span></text:p>
      <text:p text:style-name="P58">Potenciální konflikt:<text:line-break/>- pověrčivost (lidé věří, že lykantropové jsou vraždící bestie, a že je třeba je vyhubit). Má to dobrý důvod – lidé nakažení lykantropií takoví skutečně jsou.<text:line-break/>- někdo nakažený lykantropií (záměrně nebo taky ne – mohl třeba napadnout lykantropa, přežil to a vrátil se zpět do civilizace).</text:p>
      <text:h text:style-name="Heading_20_5" text:outline-level="5">Taktika <text:span text:style-name="T165">boje</text:span></text:h>
      <text:p text:style-name="P62"><text:span text:style-name="T35">T</text:span><text:span text:style-name="T30">ěžce zraněný lykantrop obvykle uteče z boje, doregeneruje si zranění a vrátí se zpět.</text:span></text:p>
      <text:p text:style-name="P63"><text:span text:style-name="T30">V</text:span><text:span text:style-name="T2">e zvířecí podobě bojuje jako šelma (viz zvířata), v lidské jako člověk.</text:span></text:p>
      <text:h text:style-name="Heading_20_5" text:outline-level="5"><text:span text:style-name="T30">L</text:span><text:span text:style-name="T2">ykantropie</text:span></text:h>
      <text:p text:style-name="P61">Nakažení lykantropií<text:line-break/>- při kousnutí<text:line-break/>- projeví se za úplňku, náměsíčná proměna ve zvíře, často agresivní. <text:span text:style-name="T148">Ráno se vrátí, nic si nepamatuje a cítí se rozlámaná.</text:span></text:p>
      <text:p text:style-name="P61"><text:soft-page-break/>- <text:span text:style-name="T144">člověk se může </text:span><text:span text:style-name="T28">n</text:span><text:span text:style-name="T29">akazit lykantropií ale nemůže se stát lykantropem</text:span><text:span text:style-name="T144"> (co barb</text:span><text:span text:style-name="T28">a</text:span><text:span text:style-name="T144">r, elf, trpaslík? Určitě taky)</text:span></text:p>
      <text:p text:style-name="P18">Osoba nakažená lykantropií není lykantrop!</text:p>
      <text:p text:style-name="P59"><text:span text:style-name="T30">TODO: Léčení lykantropie </text:span><text:span text:style-name="T32">(it shouldn‘</text:span><text:span text:style-name="T91">t be easy</text:span><text:span text:style-name="T92">)</text:span><text:span text:style-name="T91">. </text:span><text:span text:style-name="T93">Mohlo by to vy</text:span><text:span text:style-name="T33">žadovat nějakou vzácnou surovinu (například prach z rohu jednorožce) </text:span><text:span text:style-name="T34">nebo možná nějakej druidskej rituál</text:span><text:span text:style-name="T33">.</text:span></text:p>
      <text:h text:style-name="P199" text:outline-level="4"><text:bookmark-start text:name="__RefHeading___Toc2876_3430540378"/>Kancodlak<text:bookmark-end text:name="__RefHeading___Toc2876_3430540378"/></text:h>
      <text:p text:style-name="P123">Žije obvykle v lese mezi ostatními kanci (může je ovládat). Mění se v obrovského kance.</text:p>
      <text:p text:style-name="P123">- <text:span text:style-name="T248">rád se všemi soupeří, nejlépe ve fyzickém zápase</text:span></text:p>
      <text:h text:style-name="Heading_20_4" text:outline-level="4"><text:bookmark-start text:name="__RefHeading___Toc2878_3430540378"/>Krysodlak<text:bookmark-end text:name="__RefHeading___Toc2878_3430540378"/></text:h>
      <text:p text:style-name="P51">Krysodlaci žijí ve starých katakombách, pobořených a zarostl<text:span text:style-name="T152">ý</text:span>ch zámcích, ve stokách velkých měst. <text:span text:style-name="T153">Mají rádi tmu, vlhko a chladno.</text:span></text:p>
      <text:p text:style-name="P54">V lidské podobě jsou obvykle malí, s poněkud kocouří vizáží.</text:p>
      <text:p text:style-name="P51">- <text:span text:style-name="T154">infravidění</text:span></text:p>
      <text:p text:style-name="P51">- <text:span text:style-name="T155">rádi žijí v luxusu? (Huh? To nějak nejde dohromady s těma stokama)</text:span></text:p>
      <text:p text:style-name="P51">- <text:span text:style-name="T156">ovládá obyčejné krysy (viz krysí hejno) a obvykle vede smečku obřích krys.</text:span></text:p>
      <text:h text:style-name="Heading_20_4" text:outline-level="4"><text:bookmark-start text:name="__RefHeading___Toc2880_3430540378"/>Medvědodlak<text:bookmark-end text:name="__RefHeading___Toc2880_3430540378"/></text:h>
      <text:p text:style-name="P52">Nejraději žijí osaměle v lesích.</text:p>
      <text:p text:style-name="P53">Bývají obrovští, zavalití a chlupatí.</text:p>
      <text:p text:style-name="P53"><text:soft-page-break/>- <text:span text:style-name="T161">ovládá medvědy.</text:span></text:p>
      <text:h text:style-name="Heading_20_4" text:outline-level="4"><text:bookmark-start text:name="__RefHeading___Toc2882_3430540378"/>Tygrodlak<text:bookmark-end text:name="__RefHeading___Toc2882_3430540378"/></text:h>
      <text:p text:style-name="P55">Tygrodlaci, u kterých převažuje lidská stránka, rádi žijí v luxusu. Často se stávají vládci vlastního panství.</text:p>
      <text:p text:style-name="P56">V lidské podobě jsou mají obvykle svalnatou, atletickou postavu s krásnou tváří, obvykle s ryšavými vlasy a vousy.</text:p>
      <text:h text:style-name="Heading_20_4" text:outline-level="4"><text:bookmark-start text:name="__RefHeading___Toc2884_3430540378"/>Vlkodlak<text:bookmark-end text:name="__RefHeading___Toc2884_3430540378"/></text:h>
      <text:p text:style-name="Text_20_body">- <text:span text:style-name="T157">žijí obyčejně tam, co vlci, tedy v lesích či na volných pláních.</text:span></text:p>
      <text:p text:style-name="Text_20_body">- <text:span text:style-name="T158">vlkodlak obyčejně vede smečku vlků, případně lítých vlků.</text:span></text:p>
      <text:p text:style-name="Text_20_body">- <text:span text:style-name="T162">vlkodlaci sami často tvoří smečku</text:span></text:p>
      <text:p text:style-name="P250"><text:span text:style-name="T332">V lidské podobě bývají vysocí, šlachovití se sveřepými rysy.</text:span></text:p>
      <text:h text:style-name="P224" text:outline-level="3"><text:bookmark-start text:name="__RefHeading___Toc1862_3850923094"/>Mořští tvorové<text:bookmark-end text:name="__RefHeading___Toc1862_3850923094"/></text:h>
      <text:h text:style-name="P200" text:outline-level="4"><text:bookmark-start text:name="__RefHeading___Toc2886_3430540378"/>Kraken<text:bookmark-end text:name="__RefHeading___Toc2886_3430540378"/></text:h>
      <text:p text:style-name="P127">/<text:span text:style-name="T237">* </text:span><text:span text:style-name="T62">C</text:span><text:span text:style-name="T63">hobotnice ďábelská</text:span><text:span text:style-name="T237"> */</text:span></text:p>
      <text:p text:style-name="P127">- <text:span text:style-name="T237">menší loď rozdrtí na kusy, větší stáhne pod vodu</text:span></text:p>
      <text:p text:style-name="P127">- <text:span text:style-name="T237">má 8 chapadel. Když se obráncům podaří přesekat alespoň 4 z nich, kraken se stáhne.</text:span></text:p>
      <text:h text:style-name="P211" text:outline-level="4"><text:bookmark-start text:name="__RefHeading___Toc2888_3430540378"/><text:span text:style-name="T333">Obří mořský had</text:span><text:bookmark-end text:name="__RefHeading___Toc2888_3430540378"/></text:h>
      <text:p text:style-name="P251">- <text:span text:style-name="T217">obrovský, dokáže obtočit loď a rozdrtit ji vejpůl. Když se pro to rozhodne, zažene ho jen ztráta více než poloviny životů.</text:span></text:p>
      <text:p text:style-name="P252">Koník mořský obří</text:p>
      <text:h text:style-name="P201" text:outline-level="4"><text:bookmark-start text:name="__RefHeading___Toc2890_3430540378"/><text:soft-page-break/>Obří mořský koník<text:bookmark-end text:name="__RefHeading___Toc2890_3430540378"/></text:h>
      <text:h text:style-name="P201" text:outline-level="4"><text:bookmark-start text:name="__RefHeading___Toc2892_3430540378"/>Obří krab<text:bookmark-end text:name="__RefHeading___Toc2892_3430540378"/></text:h>
      <text:p text:style-name="P127">- <text:span text:style-name="T254">useknutá klepeta po čase dorostou</text:span></text:p>
      <text:p text:style-name="P127">- <text:span text:style-name="T254">je masožravý, postavy zkusí „ulovit“</text:span></text:p>
      <text:p text:style-name="P127">- <text:span text:style-name="T255">různá zranitelnost částí těla (klepeta jsou prakticky nezranitelná, krunýř taky)</text:span></text:p>
      <text:h text:style-name="Heading_20_4" text:outline-level="4"><text:bookmark-start text:name="__RefHeading___Toc3614_3430540378"/>Panna mořská<text:bookmark-end text:name="__RefHeading___Toc3614_3430540378"/></text:h>
      <text:p text:style-name="P264">- <text:span text:style-name="T289">dravé mořské víly se zelenou šupinatou kůží a rybím ocasem.</text:span></text:p>
      <text:p text:style-name="P264">- <text:span text:style-name="T290">komunikují telepaticky, jinak jsou němé</text:span></text:p>
      <text:p text:style-name="P264">- <text:span text:style-name="T291">mohou dýchat na vzduchu</text:span></text:p>
      <text:p text:style-name="P264">- <text:span text:style-name="T72">umí kouzlo </text:span><text:span text:style-name="T88">vodní dech</text:span></text:p>
      <text:p text:style-name="P266"><text:span text:style-name="T89">- </text:span><text:span text:style-name="T90">rády se zdobí (nosí šperky)</text:span></text:p>
      <text:h text:style-name="Heading_20_4" text:outline-level="4"><text:bookmark-start text:name="__RefHeading___Toc2894_3430540378"/>Žralok<text:bookmark-end text:name="__RefHeading___Toc2894_3430540378"/></text:h>
      <text:h text:style-name="Heading_20_3" text:outline-level="3"><text:bookmark-start text:name="__RefHeading___Toc2714_3430540378"/>Nemrtví<text:bookmark-end text:name="__RefHeading___Toc2714_3430540378"/></text:h>
      <text:p text:style-name="P131"><text:span text:style-name="T258">Nemrtví jsou tvorové, kteří zemřeli, ale </text:span><text:span text:style-name="T64">jejich duše j</text:span><text:span text:style-name="T65">e</text:span><text:span text:style-name="T64"> uvězněna ve fyzickém světě.</text:span></text:p>
      <text:p text:style-name="P131"><text:span text:style-name="T64">- </text:span><text:span text:style-name="T66">může b</text:span><text:span text:style-name="T67">ýt</text:span><text:span text:style-name="T66"> uvězněna ve fyzickém těle</text:span></text:p>
      <text:p text:style-name="P131"><text:span text:style-name="T66">- </text:span><text:span text:style-name="T65">může být vázána k nějakému předmětu nebo místu</text:span></text:p>
      <text:p text:style-name="P131"><text:span text:style-name="T65">- </text:span><text:span text:style-name="T68">v případě nemrtvých je to vždy duše původního těla.</text:span></text:p>
      <text:p text:style-name="P276"><text:soft-page-break/><text:span text:style-name="T64">T</text:span><text:span text:style-name="T68">ODO: Zrušit rozdělení na vyšší a nižší nemrtvé (zmínit ho, ale nedávat do pravidel kapitoly s tímhle názvem, protože mezi nižšími nemrtvými bude asi jen zombie. </text:span><text:span text:style-name="T87">Hmm, pak je to rozdělení asi celé o ničem</text:span><text:span text:style-name="T68">)</text:span></text:p>
      <text:list xml:id="list3628170761" text:style-name="L1">
        <text:list-item>
          <text:p text:style-name="P281">Nižší nemrtví <text:span text:style-name="T259">nemají vlastní vůli (může a nemusí je někdo ovládat)</text:span></text:p>
        </text:list-item>
        <text:list-item>
          <text:p text:style-name="P281">Vyšší nemrtví <text:span text:style-name="T259">mají vlastní vůli</text:span></text:p>
        </text:list-item>
      </text:list>
      <text:p text:style-name="P282">Asi teda takhle: Zombie nemají vlastní vůli, ostatní nemrtví ano.</text:p>
      <text:p text:style-name="P282">Možná ještě jinak: nižší nemrtví musí poslouchat svého stvořitele, vyšší ne.</text:p>
      <text:h text:style-name="Heading_20_4" text:outline-level="4"><text:bookmark-start text:name="__RefHeading___Toc3616_3430540378"/>kostlivec<text:bookmark-end text:name="__RefHeading___Toc3616_3430540378"/></text:h>
      <text:p text:style-name="P274">kostlivý mág, kostlivý bojovník</text:p>
      <text:h text:style-name="Heading_20_4" text:outline-level="4"><text:bookmark-start text:name="__RefHeading___Toc3618_3430540378"/>zombie<text:bookmark-end text:name="__RefHeading___Toc3618_3430540378"/></text:h>
      <text:p text:style-name="P128">- <text:span text:style-name="T260">má vůbec duši? Možná by nemusela mít. Respektive její duše někde uvězněna je, ale ne nutně v jejím těle. Nemůže odejít moc daleko od místa, kde je uvězněna její duše.</text:span></text:p>
      <text:p text:style-name="P280"><text:span text:style-name="T340">- Mohou existovat zombie zvířat? Pokud zvířata nemají duši, tak asi ne.</text:span></text:p>
      <text:h text:style-name="Heading_20_4" text:outline-level="4"><text:bookmark-start text:name="__RefHeading___Toc3620_3430540378"/>ghůl<text:bookmark-end text:name="__RefHeading___Toc3620_3430540378"/></text:h>
      <text:p text:style-name="P274">(jako zombie, ale s vlastní vůlí)</text:p>
      <text:h text:style-name="Heading_20_4" text:outline-level="4"><text:bookmark-start text:name="__RefHeading___Toc3622_3430540378"/>duch<text:bookmark-end text:name="__RefHeading___Toc3622_3430540378"/></text:h>
      <text:p text:style-name="P129">- nemá hmotné tělo ani obraz. Projevuje se pouze nepřímo (hýbáním předměty a tak).</text:p>
      <text:h text:style-name="Heading_20_4" text:outline-level="4"><text:bookmark-start text:name="__RefHeading___Toc3624_3430540378"/><text:soft-page-break/>přízrak<text:bookmark-end text:name="__RefHeading___Toc3624_3430540378"/></text:h>
      <text:p text:style-name="P129">- nemá hmotné tělo, je ale vidět.</text:p>
      <text:p text:style-name="P129">- <text:span text:style-name="T262">podle DrD se okamžitě rozpustí na slunečním světle (asi nebrat)</text:span></text:p>
      <text:p text:style-name="P129">- <text:span text:style-name="T263">z postavy zabité přízrakem se stane přízrak?</text:span></text:p>
      <text:h text:style-name="Heading_20_4" text:outline-level="4"><text:bookmark-start text:name="__RefHeading___Toc3626_3430540378"/>fext<text:bookmark-end text:name="__RefHeading___Toc3626_3430540378"/></text:h>
      <text:p text:style-name="P130">- <text:span text:style-name="T261">hmotné tělo posílené magií</text:span></text:p>
      <text:p text:style-name="P130">- <text:span text:style-name="T268">rád se obléká</text:span></text:p>
      <text:p text:style-name="P130">- <text:span text:style-name="T269">nehybný, šedivý obličej (nefungují jim mimické svaly) (to by mohlo platit i pro ghůly)</text:span></text:p>
      <text:p text:style-name="P130">- <text:span text:style-name="T270">často zakládají vlastní říše</text:span></text:p>
      <text:p text:style-name="P130">- <text:span text:style-name="T270">zásah fextovým pařátem vysává Fyzičku a Finesu</text:span></text:p>
      <text:p text:style-name="P130">- <text:span text:style-name="T271">postava zabitá fextem se mění ve fexta (to je blbost, možná tak v ghůla)</text:span></text:p>
      <text:h text:style-name="Heading_20_4" text:outline-level="4"><text:bookmark-start text:name="__RefHeading___Toc3628_3430540378"/>mumie<text:bookmark-end text:name="__RefHeading___Toc3628_3430540378"/></text:h>
      <text:p text:style-name="P128">- <text:span text:style-name="T265">různé druhy mumií</text:span></text:p>
      <text:p text:style-name="P128">- <text:span text:style-name="T264">mumie dávného krále by určitě měla bejt spíš samostatná než něčí služebník</text:span></text:p>
      <text:p text:style-name="P128">- <text:span text:style-name="T266">pohled na mumii ochromuje?</text:span></text:p>
      <text:p text:style-name="P128">- <text:span text:style-name="T267">zásah mumuje nakazí nemocí?</text:span></text:p>
      <text:h text:style-name="Heading_20_4" text:outline-level="4"><text:bookmark-start text:name="__RefHeading___Toc3630_3430540378"/>spektra<text:bookmark-end text:name="__RefHeading___Toc3630_3430540378"/></text:h>
      <text:p text:style-name="P132">- příznačné, ale hmotné tělo (kroll ji vidí ultrasluchem)</text:p>
      <text:p text:style-name="P132"><text:soft-page-break/>- z postavy zabité spektrou se stává spektra?</text:p>
      <text:p text:style-name="P132">- <text:span text:style-name="T272">zranitelná veverčím sádlem? (Huh?)</text:span></text:p>
      <text:h text:style-name="Heading_20_4" text:outline-level="4"><text:bookmark-start text:name="__RefHeading___Toc3632_3430540378"/>upír<text:bookmark-end text:name="__RefHeading___Toc3632_3430540378"/></text:h>
      <text:p text:style-name="P133">- <text:span text:style-name="T273">umí se měnit v obřího netopýra nebo oblak mlhy (proměna trvá 1 kolo)</text:span></text:p>
      <text:p text:style-name="P133">- <text:span text:style-name="T274">mrtvolně bledé tváře, rudé rty, černé vlasy, ostré špičáky</text:span></text:p>
      <text:p text:style-name="P133">- <text:span text:style-name="T275">jde ho zabít pouze probitím srdce osikovým kůlem (mělo by ho to hodit pouze do torporu a může to bejt libovolný dřevo) nebo ho ponořit do proudící vody (hmm?)</text:span></text:p>
      <text:p text:style-name="P133">- <text:span text:style-name="T276">nemá rád česnek</text:span></text:p>
      <text:p text:style-name="P133">- <text:span text:style-name="T276">neodráží se v zrcadle</text:span></text:p>
      <text:h text:style-name="P225" text:outline-level="3"><text:bookmark-start text:name="__RefHeading___Toc2716_3430540378"/>Netvor bahenní<text:bookmark-end text:name="__RefHeading___Toc2716_3430540378"/></text:h>
      <text:p text:style-name="P134">- <text:span text:style-name="T277">kříženec člověka s ještěrem</text:span></text:p>
      <text:p text:style-name="P134">- <text:span text:style-name="T278">tělo pokryté šupinami, ruce zakončené pařáty, na zádech ostrý hřeben</text:span></text:p>
      <text:p text:style-name="P134">- <text:span text:style-name="T277">žije v bažinách či mokřadech</text:span></text:p>
      <text:p text:style-name="P134">- <text:span text:style-name="T279">vydrží dlouho pod vodou</text:span></text:p>
      <text:p text:style-name="P134">- <text:span text:style-name="T278">vidí ve tmě</text:span></text:p>
      <text:p text:style-name="P134">- <text:span text:style-name="T280">umí vykouzlit tmu</text:span></text:p>
      <text:h text:style-name="P226" text:outline-level="3"><text:bookmark-start text:name="__RefHeading___Toc1864_3850923094"/><text:soft-page-break/>Nevidění<text:bookmark-end text:name="__RefHeading___Toc1864_3850923094"/></text:h>
      <text:p text:style-name="P66">- <text:span text:style-name="T170">nejdřív vznikne zárodek (spící hrůza). Když ji někdo probudí, začne zabíjet všechno kolem, co má duši. Tím se dál probouzí a posiluje.</text:span></text:p>
      <text:p text:style-name="P66">- <text:span text:style-name="T173">asi by měli být inteligentní a neútočit hned na highlevelové postavy, spíš se nejdřív vyrazí někam nasosat.</text:span></text:p>
      <text:p text:style-name="P66">- <text:span text:style-name="T171">když neviděnému dojde potrava, zase se scvrkává, až nakonec usne (stane se z něj zase Spící hrůza).<text:line-break/>- jak dlouho to trvá? Měsíc za každý stupeň?</text:span></text:p>
      <text:p text:style-name="P67">IDEA: <text:span text:style-name="T172">Dotek neviděného je mrazivý a způsobuje duševní traumata.</text:span></text:p>
      <text:p text:style-name="P66">- <text:span text:style-name="T175">nejsou vidět zrakem, infraviděním ani ultrasluchem, nejsou slyšet ani cítit. Pokud oběť nemá nahozené kouzlo na detekci neviditelnosti, všimne si jich až ve chvíli, kdy na ni zaútočí.</text:span></text:p>
      <text:p text:style-name="P66">- <text:span text:style-name="T174">kouzlo na vidění neviditelnosti neviděné odhalí (vypadají jako přízračné postavy </text:span><text:span text:style-name="T37">b</text:span><text:span text:style-name="T38">ez tváře</text:span><text:span text:style-name="T174">).</text:span></text:p>
      <text:p text:style-name="P70">IDEA: účinkuje proti nim svěcená voda, případně se jde svěcenou vodou pokropit (na dotyčného pak neviděný neútočí, dokud neuschne).</text:p>
      <text:p text:style-name="P71">Spící hrůza</text:p>
      <text:p text:style-name="P71">Plíživá hrůza</text:p>
      <text:p text:style-name="P68">Pomalá hrůza</text:p>
      <text:p text:style-name="P69">Mlčící hrůza</text:p>
      <text:p text:style-name="P69">Chtivá hrůza</text:p>
      <text:p text:style-name="P69">Lačná hrůza</text:p>
      <text:p text:style-name="P135"><text:soft-page-break/>Ssavá hrůza</text:p>
      <text:p text:style-name="P135">Noční hrůza</text:p>
      <text:p text:style-name="P135">Temná hrůza</text:p>
      <text:p text:style-name="P135">Černá hrůza</text:p>
      <text:p text:style-name="P135">Bílá hrůza</text:p>
      <text:p text:style-name="P135">Čirá hrůza</text:p>
      <text:p text:style-name="P135">Zářící hrůza</text:p>
      <text:p text:style-name="P135">Neznámá hrůza</text:p>
      <text:p text:style-name="P135">Měkká hrůza</text:p>
      <text:p text:style-name="P135">Živá hrůza</text:p>
      <text:p text:style-name="P135">Vražedná hrůza</text:p>
      <text:p text:style-name="P135">Krvavá hrůza</text:p>
      <text:h text:style-name="P227" text:outline-level="3"><text:bookmark-start text:name="__RefHeading___Toc2718_3430540378"/>Nezmar<text:bookmark-end text:name="__RefHeading___Toc2718_3430540378"/></text:h>
      <text:p text:style-name="P136">Tvor podobný želvě se třemi špičatými hlavami plnými ostrých zubů.</text:p>
      <text:p text:style-name="P136">- <text:span text:style-name="T281">krunýř prakticky nejde prorazit</text:span></text:p>
      <text:p text:style-name="P136">- <text:span text:style-name="T281">krky dorůstají (v DrD za každou useknutou narostou dvě další, ale to by měla dělat Hydra)</text:span></text:p>
      <text:p text:style-name="P136">- <text:span text:style-name="T282">Nezmar umře, pouze když současně přijde o všechny tři hlavy.</text:span></text:p>
      <text:h text:style-name="Heading_20_3" text:outline-level="3"><text:bookmark-start text:name="__RefHeading___Toc2720_3430540378"/><text:soft-page-break/>Nymfa<text:bookmark-end text:name="__RefHeading___Toc2720_3430540378"/></text:h>
      <text:p text:style-name="P138"><text:span text:style-name="T288">Sladkov</text:span>odní víly, dokáží přivolat vodní elementály (Undiny).</text:p>
      <text:p text:style-name="P138">- <text:span text:style-name="T283">používají na to kouzelné mušle?</text:span></text:p>
      <text:h text:style-name="Heading_20_3" text:outline-level="3"><text:bookmark-start text:name="__RefHeading___Toc1866_3850923094"/>Obr<text:bookmark-end text:name="__RefHeading___Toc1866_3850923094"/></text:h>
      <text:p text:style-name="Text_20_body">- <text:span text:style-name="T176">děsivý hlas (dává nevýhodu)</text:span></text:p>
      <text:p text:style-name="Text_20_body">- <text:span text:style-name="T177">žerou lidi</text:span></text:p>
      <text:p text:style-name="Text_20_body">- <text:span text:style-name="T179">nejsou zrovna chytří, dá se s nimi manipulovat (chytrý goblin nebo skřet může obrovi „našeptávat“ a ovládat ho)</text:span></text:p>
      <text:p text:style-name="Text_20_body">- <text:span text:style-name="T177">obvykle žije o samotě, v jeskyních vysoko v horách (čím se tam živěj?). Někdy si pro sebe zabere osamělý hrad.</text:span></text:p>
      <text:p text:style-name="Text_20_body">- <text:span text:style-name="T178">nezřídka se kolem něj utvoří tlupa posluhovačů, kteří těží z jeho ochrany. Nebývají to zrovna stateční a silní válečníci.</text:span></text:p>
      <text:h text:style-name="P228" text:outline-level="3"><text:bookmark-start text:name="__RefHeading___Toc1868_3850923094"/>Ogloj-chorchoj<text:bookmark-end text:name="__RefHeading___Toc1868_3850923094"/></text:h>
      <text:p text:style-name="P116">Rychlost: chůze</text:p>
      <text:p text:style-name="P117">Červ tlustý jako mužské stehno a 2-4 metry dlouhý. <text:span text:style-name="T180">Útočí bílými blesky (na krátkou vzdálenost, postavy v kovové zbroji mají nevýhodu).</text:span></text:p>
      <text:p text:style-name="P117">- <text:span text:style-name="T181">zásah bílým bleskem paralyzuje na 1 kolo: Po zásahu začnou po těle přebíhat drobné výboje a dotyčný se v křečích svalí na zem.<text:line-break/>(1. úspěch dává vždycky paraýzu, až případný další zraňuje)</text:span></text:p>
      <text:p text:style-name="P118"><text:span text:style-name="T182">Usmrcenou </text:span><text:span text:style-name="T39">kořist </text:span><text:span text:style-name="T182">ogloj-chorchoj </text:span><text:span text:style-name="T39">od</text:span><text:span text:style-name="T182">táhne do svého obvykle dobře skrytého doupěte, kde ji pak několik týdnů požírá. Proto se v jeho doupěti dají najít věci, které měly jeho oběti u sebe.</text:span></text:p>
      <text:h text:style-name="P229" text:outline-level="3"><text:bookmark-start text:name="__RefHeading___Toc2722_3430540378"/><text:soft-page-break/>Oči plíživé<text:bookmark-end text:name="__RefHeading___Toc2722_3430540378"/></text:h>
      <text:p text:style-name="P139">Rudě žhnoucí oči v oblaku tmy.</text:p>
      <text:p text:style-name="P139">- žerou vše živé, <text:span text:style-name="T285">včetně vegetace</text:span></text:p>
      <text:p text:style-name="P140"><text:span text:style-name="T284">- oblak leptá (</text:span><text:span text:style-name="T69">p</text:span><text:span text:style-name="T70">omáhá</text:span><text:span text:style-name="T284"> proti </text:span><text:span text:style-name="T71">t</text:span><text:span text:style-name="T70">omu</text:span><text:span text:style-name="T284"> odolnost proti žíravině)</text:span></text:p>
      <text:p text:style-name="P139">- <text:span text:style-name="T285">nevadí jí sluneční světlo</text:span></text:p>
      <text:p text:style-name="P140"><text:span text:style-name="T284">- jsou zranitelné ohněm?</text:span></text:p>
      <text:h text:style-name="P230" text:outline-level="3"><text:bookmark-start text:name="__RefHeading___Toc1872_3850923094"/>Pavouci<text:bookmark-end text:name="__RefHeading___Toc1872_3850923094"/></text:h>
      <text:p text:style-name="P76">- pavouci mají 8 nohou a nemají tykadla. Jsou to dravci.</text:p>
      <text:p text:style-name="P78"><text:span text:style-name="T43">P</text:span><text:span text:style-name="T188">avučina od obřích pavouků – když si ji postavy nevyčistí, budou v ní mít nevýhodu. Jde například spálit, strhat nějakou tyčí a podobně. Pavouk se skrz svou pavučinu pohybuje bez nevýhody.</text:span></text:p>
      <text:p text:style-name="P141">Útok: Zamotání do pavučin</text:p>
      <text:h text:style-name="P202" text:outline-level="4"><text:bookmark-start text:name="__RefHeading___Toc2896_3430540378"/>Křižák obří<text:bookmark-end text:name="__RefHeading___Toc2896_3430540378"/></text:h>
      <text:p text:style-name="P73">Charakteristický bílý kříž na šedých zádech.</text:p>
      <text:p text:style-name="P78"><text:span text:style-name="T186">Číhá obvykle vysoko na stěn</text:span><text:span text:style-name="T42">ě</text:span><text:span text:style-name="T186"> či na stropě, útočí skokem shora (s výhodou).</text:span></text:p>
      <text:p text:style-name="P74">Spřádá pavučiny</text:p>
      <text:p text:style-name="P78">- <text:span text:style-name="T187">slabý jed</text:span></text:p>
      <text:h text:style-name="P202" text:outline-level="4"><text:bookmark-start text:name="__RefHeading___Toc2898_3430540378"/>Pavouk zelený<text:bookmark-end text:name="__RefHeading___Toc2898_3430540378"/></text:h>
      <text:p text:style-name="P72">- silný jed</text:p>
      <text:h text:style-name="P231" text:outline-level="3"><text:bookmark-start text:name="__RefHeading___Toc2728_3430540378"/><text:soft-page-break/>Pavoučnatka<text:bookmark-end text:name="__RefHeading___Toc2728_3430540378"/></text:h>
      <text:p text:style-name="P142">Vypadá jako kudůcká dívka s dlouhými černými vlasy a uhrančivým pohledem. Zpravidla bývá oděná v honosných šatech protkávaných stříbrem.</text:p>
      <text:p text:style-name="P142">Umí se proměnit ve velkého černého pavouka.</text:p>
      <text:p text:style-name="P143">Žije obyčejně hluboko v temném hvozdu <text:span text:style-name="T292">nebo v jeskyních</text:span>, kam nepronikne sluneční světlo v paláci utkaném z pavoučích sítí.</text:p>
      <text:p text:style-name="P143">Ovládá obří pavouky.</text:p>
      <text:p text:style-name="P143">- <text:span text:style-name="T293">sluneční světlo ji zabije (nemuselo by hned, mohlo by jí dávat fakt vekou damage).</text:span></text:p>
      <text:p text:style-name="P143">- <text:span text:style-name="T294">obyčejná zranění v průběhu několika dní zregeneruje.</text:span></text:p>
      <text:p text:style-name="P144">Umí kouzlit – např. kouzlo <text:span text:style-name="T198">temnota</text:span>.</text:p>
      <text:h text:style-name="P232" text:outline-level="3"><text:bookmark-start text:name="__RefHeading___Toc1874_3850923094"/>Pegas<text:bookmark-end text:name="__RefHeading___Toc1874_3850923094"/></text:h>
      <text:p text:style-name="P122">- <text:span text:style-name="T245">okřídlený, létající kůň</text:span></text:p>
      <text:p text:style-name="P122">- <text:span text:style-name="T246">intelignentní, na rozdíl od jednorožce ale neumí mluvit.</text:span></text:p>
      <text:h text:style-name="P233" text:outline-level="3"><text:bookmark-start text:name="__RefHeading___Toc1876_3850923094"/>Permoník<text:bookmark-end text:name="__RefHeading___Toc1876_3850923094"/></text:h>
      <text:p text:style-name="P80">- <text:span text:style-name="T189">zhruba půl metru vysocí, hrabiví. Když jde o zlato nebo jiný drahý kov či kameny, dokáží být neskutečně pracovití - často bývají zotroč</text:span><text:span text:style-name="T44">o</text:span><text:span text:style-name="T45">vá</text:span><text:span text:style-name="T189">ni jako kopáči. Říká se, že někde hluboko pod zemí mají vlastní království.</text:span></text:p>
      <text:h text:style-name="P216" text:outline-level="3"><text:bookmark-start text:name="__RefHeading___Toc1878_3850923094"/><text:soft-page-break/>Poletucha<text:bookmark-end text:name="__RefHeading___Toc1878_3850923094"/></text:h>
      <text:p text:style-name="P86">Poletuchy jsou malé, okřídlené bytosti, <text:span text:style-name="T196">vzhledem trochu připomínají elfy.</text:span></text:p>
      <text:p text:style-name="P86">- <text:span text:style-name="T203">umí létat</text:span></text:p>
      <text:p text:style-name="P86">- <text:span text:style-name="T202">jsou vlídné a přátelské, rády si povídají. Když jim někdo ubližuje, obvykle utečou.</text:span></text:p>
      <text:p text:style-name="P86">- <text:span text:style-name="T197">umí číst myšlenky</text:span></text:p>
      <text:p text:style-name="P86">- <text:span text:style-name="T201">mohou plnit drobná přání</text:span></text:p>
      <text:p text:style-name="P86">- <text:span text:style-name="T197">Každá poletucha umí 1-3</text:span> <text:span text:style-name="T197">obranná kouzla (</text:span><text:span text:style-name="T199">neviditelnost</text:span><text:span text:style-name="T197">, </text:span><text:span text:style-name="T199">návrat</text:span><text:span text:style-name="T197">, </text:span><text:span text:style-name="T199">hyperprostor</text:span><text:span text:style-name="T197">, </text:span><text:span text:style-name="T199">magický štít</text:span><text:span text:style-name="T197"> a podobně). TODO: Vyjmenovat jich víc</text:span></text:p>
      <text:h text:style-name="P234" text:outline-level="3"><text:bookmark-start text:name="__RefHeading___Toc1880_3850923094"/><text:span text:style-name="T95">Ř</text:span><text:span text:style-name="T94">asnatka</text:span><text:bookmark-end text:name="__RefHeading___Toc1880_3850923094"/></text:h>
      <text:p text:style-name="P87">Řasnatka vypadá jako vznášející se fialová koule velká zhruba jako lidská hlava, <text:span text:style-name="T204">ze které na jednom místě vyrůstá 8 chapadel.</text:span></text:p>
      <text:p text:style-name="P87">- <text:span text:style-name="T206">vyskytuje se v hejnech o 3-18 kusech</text:span></text:p>
      <text:p text:style-name="P87">- <text:span text:style-name="T205">útočí fialovými blesky (slabé zranění), cíle v kovové zbroji mají nevýhodu</text:span></text:p>
      <text:p text:style-name="P87">- <text:span text:style-name="T206">vyskytuje se nejčastěji v okolí sídel čarodějů, v blízkosti kouzelných předmětů a podobně.</text:span></text:p>
      <text:h text:style-name="P235" text:outline-level="3"><text:bookmark-start text:name="__RefHeading___Toc1882_3850923094"/><text:span text:style-name="T95">P</text:span><text:span text:style-name="T94">táci</text:span><text:bookmark-end text:name="__RefHeading___Toc1882_3850923094"/></text:h>
      <text:p text:style-name="Text_20_body">- sn<text:span text:style-name="T249">áší vejce, létají...</text:span></text:p>
      <text:p text:style-name="Text_20_body">- <text:span text:style-name="T250">neřadí se mezi zvířata</text:span></text:p>
      <text:h text:style-name="Heading_20_4" text:outline-level="4"><text:bookmark-start text:name="__RefHeading___Toc2900_3430540378"/><text:soft-page-break/>Orel stříbrný<text:bookmark-end text:name="__RefHeading___Toc2900_3430540378"/></text:h>
      <text:p text:style-name="Text_20_body">- <text:span text:style-name="T287">velký, jde na něm létat</text:span></text:p>
      <text:h text:style-name="Heading_20_4" text:outline-level="4"><text:bookmark-start text:name="__RefHeading___Toc2902_3430540378"/>Orel královský<text:bookmark-end text:name="__RefHeading___Toc2902_3430540378"/></text:h>
      <text:p text:style-name="Text_20_body">- <text:span text:style-name="T286">v DrD je inteligentní a umí mluvit</text:span></text:p>
      <text:h text:style-name="Heading_20_4" text:outline-level="4"><text:bookmark-start text:name="__RefHeading___Toc2904_3430540378"/>Pták noh<text:bookmark-end text:name="__RefHeading___Toc2904_3430540378"/></text:h>
      <text:h text:style-name="P236" text:outline-level="3"><text:bookmark-start text:name="__RefHeading___Toc1884_3850923094"/><text:span text:style-name="T95">Skřetí</text:span><text:span text:style-name="T192"> rasy</text:span><text:bookmark-end text:name="__RefHeading___Toc1884_3850923094"/></text:h>
      <text:p text:style-name="P79">/<text:span text:style-name="T191">* možná přece jen dát skřetí rasy stranou. Ale jak pak pojmenovat ty neskřetí rasy (kam patří třeba permoník, stolin a podobně?) */</text:span></text:p>
      <text:p text:style-name="P79">- <text:span text:style-name="T207">vidí po tmě, nenávidí sluneční světlo (nevýhoda)</text:span></text:p>
      <text:p text:style-name="P88">TODO: Skřetí rasy budou goblin, skřet a sarkon. Skřeti si sami říkají orkové a staroorkština je tudíž starý skřetí jazyk.</text:p>
      <text:h text:style-name="P203" text:outline-level="4"><text:bookmark-start text:name="__RefHeading___Toc2906_3430540378"/><text:span text:style-name="T119">G</text:span>oblin<text:bookmark-end text:name="__RefHeading___Toc2906_3430540378"/></text:h>
      <text:p text:style-name="P79">- <text:span text:style-name="T120">alchymie</text:span></text:p>
      <text:p text:style-name="P79">- <text:span text:style-name="T120">šamani (TODO: několik kouzel na výběr)</text:span></text:p>
      <text:p text:style-name="P79">- <text:span text:style-name="T159">často jezdí na lítých vlcích</text:span></text:p>
      <text:h text:style-name="Heading_20_4" text:outline-level="4"><text:bookmark-start text:name="__RefHeading___Toc2908_3430540378"/>Sarkon<text:bookmark-end text:name="__RefHeading___Toc2908_3430540378"/></text:h>
      <text:p text:style-name="P150">Velcí, chlupatí skřeti</text:p>
      <text:h text:style-name="P203" text:outline-level="4"><text:bookmark-start text:name="__RefHeading___Toc2910_3430540378"/><text:soft-page-break/>Skřet<text:bookmark-end text:name="__RefHeading___Toc2910_3430540378"/></text:h>
      <text:h text:style-name="P237" text:outline-level="3"><text:bookmark-start text:name="__RefHeading___Toc2732_3430540378"/>Skvrna barevná<text:bookmark-end text:name="__RefHeading___Toc2732_3430540378"/></text:h>
      <text:p text:style-name="P151">Tenká jako papír a pružná, takže dokonale přilne k libovolnému povrchu. <text:span text:style-name="T296">Reaguje na teplo a vyhledává ho.</text:span></text:p>
      <text:p text:style-name="P152">Ud<text:span text:style-name="T297">r</text:span>ží se na libovolném povrchu (i na vodě), <text:span text:style-name="T297">a protáhne se úzkými štěrbinami,</text:span> ale nemůže létat.</text:p>
      <text:p text:style-name="P153">Umí dokonale splynout s barvou pozadí. Změna ale chvíli trvá, takže když se skvrna pohybuje, je možné ji postřehnout.</text:p>
      <text:p text:style-name="P154">Živí se teplem (pohlcuje ho). <text:span text:style-name="T298">Když se vyhřívá, změní svou barvu na černou.</text:span></text:p>
      <text:p text:style-name="P155">Mohou se na někoho nalepit (dávají si pozor, aby ho neudusily). Dotyčnému je pak stále větší zima (protože z něj skvrna vysává teplo), takže sám vyhledává teplá místa, což skvrně vyhovuje.</text:p>
      <text:p text:style-name="P155">- <text:span text:style-name="T299">skvrna je imunní na zranění ohněm a dává tuto imunitu i svému nosiči.</text:span></text:p>
      <text:p text:style-name="P155">- <text:span text:style-name="T300">je velmi zranitelná mrazem (dá se jí zbavit například ponořením se do ledové vody nebo do sněhu, skvrna pak uteče).</text:span></text:p>
      <text:h text:style-name="Heading_20_3" text:outline-level="3"><text:bookmark-start text:name="__RefHeading___Toc2734_3430540378"/>Slizovec<text:bookmark-end text:name="__RefHeading___Toc2734_3430540378"/></text:h>
      <text:p text:style-name="P156">Dokáže se zformovat do napodobeniny stěn, stropů, nebo i celých chodeb. <text:span text:style-name="T301">Neopatrným postavám se může snadno stát, že se na ně z ničeho nic jeskyně zřítí.</text:span></text:p>
      <text:p text:style-name="P156"><text:span text:style-name="T302">Je teplejší než skála. Trpaslík si toho určitě všimne díky </text:span><text:span text:style-name="T200">infravidění</text:span><text:span text:style-name="T301">, ostatní to mohou poznat dotykem.</text:span></text:p>
      <text:p text:style-name="P156"><text:soft-page-break/>- <text:span text:style-name="T303">útočí dotykem (leptáním, chrání před tím odolnost proti žíravině).</text:span></text:p>
      <text:p text:style-name="P156">- <text:span text:style-name="T304">zničit jde jen ohněm, blesky nebo ohnivými kouzly.</text:span></text:p>
      <text:h text:style-name="P242" text:outline-level="3"><text:bookmark-start text:name="__RefHeading___Toc3514_3430540378"/><text:span text:style-name="T334">S</text:span>och<text:span text:style-name="T325">a oživlá</text:span><text:bookmark-end text:name="__RefHeading___Toc3514_3430540378"/></text:h>
      <text:p text:style-name="P254">TODO</text:p>
      <text:p text:style-name="P253">Mohou mít různý tvar a být z různého materiálu.</text:p>
      <text:p text:style-name="P255">Varianty vzniku:<text:line-break/>- zkamenělý živý tvor (třeba poh<text:span text:style-name="T184">l</text:span>edem medůzy) a následně oživený kouzlem<text:line-break/>- socha, do které někdo zaklel duši (ducha nebo démona)</text:p>
      <text:p text:style-name="P253">IDEA: Dělení podle materiálu</text:p>
      <text:p text:style-name="P256"><text:span text:style-name="T183">- </text:span><text:span text:style-name="T40">k</text:span><text:span text:style-name="T41">ámen</text:span></text:p>
      <text:p text:style-name="P253">- křišťál</text:p>
      <text:p text:style-name="P253">- železo</text:p>
      <text:h text:style-name="Heading_20_4" text:outline-level="4"><text:bookmark-start text:name="__RefHeading___Toc3634_3430540378"/>Kamenná socha<text:bookmark-end text:name="__RefHeading___Toc3634_3430540378"/></text:h>
      <text:h text:style-name="Heading_20_4" text:outline-level="4"><text:bookmark-start text:name="__RefHeading___Toc3636_3430540378"/>Křišťálová socha<text:bookmark-end text:name="__RefHeading___Toc3636_3430540378"/></text:h>
      <text:h text:style-name="Heading_20_4" text:outline-level="4"><text:bookmark-start text:name="__RefHeading___Toc3638_3430540378"/>Železná socha<text:bookmark-end text:name="__RefHeading___Toc3638_3430540378"/></text:h>
      <text:h text:style-name="P238" text:outline-level="3"><text:bookmark-start text:name="__RefHeading___Toc2736_3430540378"/>Vampýr<text:bookmark-end text:name="__RefHeading___Toc2736_3430540378"/></text:h>
      <text:p text:style-name="P159">/<text:span text:style-name="T307">* Angl tuším stirge */</text:span></text:p>
      <text:p text:style-name="P159"><text:span text:style-name="T305">Vampýr </text:span><text:span text:style-name="T73">se podobá</text:span><text:span text:style-name="T305"> velkému ptáku se dvěma páry křídel a dlouhým zobákem.</text:span></text:p>
      <text:p text:style-name="P159"><text:soft-page-break/><text:span text:style-name="T74">Při náletu útočí</text:span><text:span text:style-name="T306"> s bonusem +1 za přípravu. Když získá alespoň dva úspěchy, zabodne se do oběti a saje jí krev. Po tu dobu se nemůže bránit (hází na obranu 0 + k6), ale oběť na začátku každého kola přichází o 6kz životů. Když se mu nepovede se do cíle zabodnout, pokusí se odletět pryč (jedno kolo přípravy), aby mohl udělat další nálet.</text:span></text:p>
      <text:h text:style-name="P239" text:outline-level="3"><text:bookmark-start text:name="__RefHeading___Toc1886_3850923094"/>Vodník<text:bookmark-end text:name="__RefHeading___Toc1886_3850923094"/></text:h>
      <text:p text:style-name="P159">- <text:span text:style-name="T209">žije pod vodou, stahuje oběti pod hladinu</text:span></text:p>
      <text:p text:style-name="P159">- <text:span text:style-name="T209">sbírá duše utopených (brání jim opustit tento svět)?</text:span></text:p>
      <text:h text:style-name="P240" text:outline-level="3"><text:bookmark-start text:name="__RefHeading___Toc2740_3430540378"/>Všežrout odporný<text:bookmark-end text:name="__RefHeading___Toc2740_3430540378"/></text:h>
      <text:p text:style-name="P160"><text:span text:style-name="T313">Zhruba dva metry dlouhá nestvůra podobná odporné, slizké ropuše. Pohybuje se obřími, několikametrovými skoky. Žere všechno kromě kamenů. Nejraději má železo, ale nepohrdne ani lidským masem. V tlamě mé silné, tupé zuby. Jeho sliny jsou velmi silná </text:span><text:span text:style-name="T75">k</text:span><text:span text:style-name="T76">yselina</text:span><text:span text:style-name="T313"> – když se do oběti zakousne, následující kolo ji automaticky zraní za 8kz žíravinou (v případné zbroji při tom proleptá díru – zbroj </text:span><text:span text:style-name="T77">s</text:span><text:span text:style-name="T78">e odečítá jen v prvním kole po zakousnutí</text:span><text:span text:style-name="T313">).</text:span></text:p>
      <text:p text:style-name="P160">- <text:span text:style-name="T314">alcháč z něj určitě může něco vytěžit – silnou žíravinu, nejspíš i magy.</text:span></text:p>
      <text:h text:style-name="Heading_20_3" text:outline-level="3"><text:bookmark-start text:name="__RefHeading___Toc2742_3430540378"/>Vzluha<text:bookmark-end text:name="__RefHeading___Toc2742_3430540378"/></text:h>
      <text:p text:style-name="P161">Za letu připomíná utržené netopýří křídlo <text:span text:style-name="T315">z černého sametu</text:span>. <text:span text:style-name="T316">Létá výhradně v noci, přes den spí v dutině stromu nebo jiné vhodné díře.</text:span></text:p>
      <text:p text:style-name="P162"><text:soft-page-break/><text:span text:style-name="T316">Přita</text:span><text:span text:style-name="T79">h</text:span><text:span text:style-name="T316">uje ji mysl inteligentních tvorů. Její útok z oběti vys</text:span><text:span text:style-name="T79">a</text:span><text:span text:style-name="T80">je</text:span><text:span text:style-name="T316"> vzpomínky z poslední</text:span><text:span text:style-name="T79">c</text:span><text:span text:style-name="T81">h několika dní (asi podle počtu úspěchů)</text:span><text:span text:style-name="T316"> – oběť si ráno nepamatuje, jak se na příslušné místo dostala. Vzluha útočí každou noc znova, takže postupně může oběti vysát vzpomínky hluboko do minulosti.</text:span></text:p>
      <text:p text:style-name="P163">Když se oběť ubrání, vzluha do ní „vyzvrátí“ část svých vzpomínek – <text:span text:style-name="T317">dotyčný se probudí se vcelku příjemným pocitem, že v noci létal</text:span> /* tohle je divný. <text:span text:style-name="T317">Aha, tak není – dá to oběti možnost uvědomit si, že se dělo něco divnýho. Vzluha útočí nejdřív na postavy s nejvyšší Duší. Když neuspěje, zaútočí na další postavu v pořadí. Tj. některé postavy mohou mít ráno vzpomínky vzluhy a jedné bude část vzpomínek chybět</text:span> */.</text:p>
      <text:p text:style-name="P165">TODO: Jak mohou postavy vzluhu najít a zabít? Ve dne asi těžko, v noci můžou držet hlídky a počíhat si na ni.</text:p>
      <text:p text:style-name="P164">TODO: Jak může oběť své vzpomínky dostat zpět? Tím, že vzluhu zabije? <text:span text:style-name="T318">Asi jo. (I když mohlo by to bejt i trvalý, zbavit se otravný vzluhy je reward sám o sobě. A mohlo by z ní bejt hodně magů, nebo možná vzácná surovina na výrobu lektvaru souvisejícího s pamětí či vzpomínkami – možnost ukládat své vzpomínky jako v Potterovi?).</text:span></text:p>
      <text:h text:style-name="P241" text:outline-level="3"><text:bookmark-start text:name="__RefHeading___Toc1888_3850923094"/>Zlobr<text:bookmark-end text:name="__RefHeading___Toc1888_3850923094"/></text:h>
      <text:p text:style-name="P89">- <text:span text:style-name="T195">regenerace 1 život za kolo. Zranění ohněm, bleskem nebo žíravinou regenerovat nedokáže.</text:span></text:p>
      <text:p text:style-name="P90">TODO: „Zlobr“ je ve skřetí řeči „troll“.</text:p>
      <text:p text:style-name="P90">Skalní zlobr: neregeneruje, ale zkamenění na slunečním světle je dočasné (v noci zase ožije).</text:p>
      <text:p text:style-name="P90"><text:soft-page-break/>Jeskynní zlobr: regeneruje a na slunečním světle zkamení natrvalo.</text:p>
      <text:h text:style-name="Heading_20_3" text:outline-level="3"><text:bookmark-start text:name="__RefHeading___Toc1890_3850923094"/>Zvířata<text:bookmark-end text:name="__RefHeading___Toc1890_3850923094"/></text:h>
      <text:p text:style-name="P271">IDEA: 2 tabulky: velikost (životy) a nebezpečnost (vlastnosti).<text:line-break/>- <text:span text:style-name="T166">nebo to možná dát do jedný tabulky, kde budou sloupce „životy“, „Fyzička“ a „Finesa“.</text:span></text:p>
      <text:h text:style-name="P212" text:outline-level="4"><text:bookmark-start text:name="__RefHeading___Toc3640_3430540378"/><text:span text:style-name="T96">D</text:span>ikobraz <text:span text:style-name="T210">obří</text:span><text:bookmark-end text:name="__RefHeading___Toc3640_3430540378"/></text:h>
      <text:p text:style-name="P273">Je masožravý.</text:p>
      <text:p text:style-name="P273">Jeho ostny obsahují magenergii.</text:p>
      <text:p text:style-name="P272">Ostny při zásahu ochromují (asi spíš magie než jed)</text:p>
      <text:h text:style-name="P204" text:outline-level="4"><text:bookmark-start text:name="__RefHeading___Toc2912_3430540378"/>Bizon<text:bookmark-end text:name="__RefHeading___Toc2912_3430540378"/></text:h>
      <text:h text:style-name="Heading_20_4" text:outline-level="4"><text:bookmark-start text:name="__RefHeading___Toc2914_3430540378"/><text:span text:style-name="T141">Hejno k</text:span>rys<text:bookmark-end text:name="__RefHeading___Toc2914_3430540378"/></text:h>
      <text:p text:style-name="Text_20_body">- <text:span text:style-name="T141">krysy</text:span> <text:span text:style-name="T141">samostatně nejsou nebezpečné, </text:span><text:span text:style-name="T19">když jich je ale hodně, dokáží zabít i člověka</text:span></text:p>
      <text:p text:style-name="P50"><text:span text:style-name="T19">K</text:span><text:span text:style-name="T2">dyž útočí, jsou jako přílivová vlna. Šplhají jedna po druhé a dokáží se dostat člověku až na tvář.</text:span></text:p>
      <text:p text:style-name="Text_20_body"><text:span text:style-name="T19">- hpčka a útok jako jeden tvor. </text:span><text:span text:style-name="T22">Zranění 0 (zbroj je proti nim velmi účinná)</text:span></text:p>
      <text:p text:style-name="P64"><text:span text:style-name="T19">- </text:span><text:span text:style-name="T20">odolnost proti neplošným útokům (bod dýkou </text:span><text:span text:style-name="T21">nebo rána mečem</text:span><text:span text:style-name="T20"> zabije jen jednu či dvě krysy, v hejnu jich pořád zbude hodně)<text:line-break/></text:span><text:span text:style-name="T36">(redukce neplošného zranění o 3)</text:span></text:p>
      <text:p text:style-name="Text_20_body"><text:span text:style-name="T20">- </text:span><text:span text:style-name="T23">bojí se ohně, </text:span><text:span text:style-name="T24">postava s pochodní si dokáže udržet celé hejno od těla</text:span></text:p>
      <text:h text:style-name="Heading_20_4" text:outline-level="4"><text:bookmark-start text:name="__RefHeading___Toc2916_3430540378"/><text:soft-page-break/>Obří krysa<text:bookmark-end text:name="__RefHeading___Toc2916_3430540378"/></text:h>
      <text:p text:style-name="P16">1 metr dlouhá</text:p>
      <text:p text:style-name="P16">Tvrdá, štětinatá srst.</text:p>
      <text:p text:style-name="P16">Vyskytují se převážně v zapadlých, temných koutech podzemí, často v místech s nemrtvými, kde se živý zbytky jejich obětí.</text:p>
      <text:p text:style-name="P245">V doupěti obřích krys mohou být cenné pozůstatky (šperky, zbraně a podobně).</text:p>
      <text:h text:style-name="Heading_20_4" text:outline-level="4"><text:bookmark-start text:name="__RefHeading___Toc2918_3430540378"/>Hejno netopýrů<text:bookmark-end text:name="__RefHeading___Toc2918_3430540378"/></text:h>
      <text:p text:style-name="Text_20_body">- <text:span text:style-name="T169">mohou být někým ovládaní (sami by asi postavy nenapadli)</text:span></text:p>
      <text:p text:style-name="Text_20_body">- <text:span text:style-name="T168">boj</text:span> <text:span text:style-name="T168">jako s hejnem krys (boj s hejnem by asi stálo za to vytáhnout mimo bestiář)</text:span></text:p>
      <text:h text:style-name="P205" text:outline-level="4"><text:bookmark-start text:name="__RefHeading___Toc2920_3430540378"/>Kanec<text:bookmark-end text:name="__RefHeading___Toc2920_3430540378"/></text:h>
      <text:h text:style-name="P206" text:outline-level="4"><text:bookmark-start text:name="__RefHeading___Toc2922_3430540378"/>Kůň<text:bookmark-end text:name="__RefHeading___Toc2922_3430540378"/></text:h>
      <text:p text:style-name="P65"><text:span text:style-name="T25">/</text:span><text:span text:style-name="T2">* </text:span><text:span text:style-name="T25">K</text:span><text:span text:style-name="T2">ůň asi nemusí mít samostatný heslo, měl by bejt ale zmíněnej v tabulce statů zvířat (životy a Nebezpečnost).</text:span></text:p>
      <text:h text:style-name="P207" text:outline-level="4"><text:bookmark-start text:name="__RefHeading___Toc2924_3430540378"/>Lasička obří<text:bookmark-end text:name="__RefHeading___Toc2924_3430540378"/></text:h>
      <text:p text:style-name="P147">- <text:span text:style-name="T256">lze ji vycvičit</text:span></text:p>
      <text:h text:style-name="P206" text:outline-level="4"><text:bookmark-start text:name="__RefHeading___Toc2926_3430540378"/><text:soft-page-break/>Lev<text:bookmark-end text:name="__RefHeading___Toc2926_3430540378"/></text:h>
      <text:h text:style-name="Heading_20_4" text:outline-level="4"><text:bookmark-start text:name="__RefHeading___Toc2928_3430540378"/>Medvěd<text:bookmark-end text:name="__RefHeading___Toc2928_3430540378"/></text:h>
      <text:h text:style-name="P208" text:outline-level="4"><text:bookmark-start text:name="__RefHeading___Toc2932_3430540378"/>Muflon<text:bookmark-end text:name="__RefHeading___Toc2932_3430540378"/></text:h>
      <text:h text:style-name="Heading_20_4" text:outline-level="4"><text:bookmark-start text:name="__RefHeading___Toc2934_3430540378"/>Nosorožec<text:bookmark-end text:name="__RefHeading___Toc2934_3430540378"/></text:h>
      <text:h text:style-name="Heading_20_4" text:outline-level="4"><text:bookmark-start text:name="__RefHeading___Toc2936_3430540378"/>Obří kůň<text:bookmark-end text:name="__RefHeading___Toc2936_3430540378"/></text:h>
      <text:p text:style-name="Text_20_body">- <text:span text:style-name="T244">jezděj na nich obři?</text:span></text:p>
      <text:p text:style-name="Text_20_body">- <text:span text:style-name="T244">nejdou zcela zkrotit</text:span></text:p>
      <text:h text:style-name="Heading_20_4" text:outline-level="4"><text:bookmark-start text:name="__RefHeading___Toc2938_3430540378"/>Obří netopýr<text:bookmark-end text:name="__RefHeading___Toc2938_3430540378"/></text:h>
      <text:p text:style-name="Text_20_body">- <text:span text:style-name="T167">ultrasluch jako kroll</text:span></text:p>
      <text:h text:style-name="Heading_20_4" text:outline-level="4"><text:bookmark-start text:name="__RefHeading___Toc2940_3430540378"/>Panter<text:bookmark-end text:name="__RefHeading___Toc2940_3430540378"/></text:h>
      <text:h text:style-name="Heading_20_4" text:outline-level="4"><text:bookmark-start text:name="__RefHeading___Toc2942_3430540378"/>Puma<text:bookmark-end text:name="__RefHeading___Toc2942_3430540378"/></text:h>
      <text:h text:style-name="Heading_20_4" text:outline-level="4"><text:bookmark-start text:name="__RefHeading___Toc2944_3430540378"/>Rys<text:bookmark-end text:name="__RefHeading___Toc2944_3430540378"/></text:h>
      <text:h text:style-name="Heading_20_4" text:outline-level="4"><text:bookmark-start text:name="__RefHeading___Toc2946_3430540378"/>Slon<text:bookmark-end text:name="__RefHeading___Toc2946_3430540378"/></text:h>
      <text:h text:style-name="Heading_20_4" text:outline-level="4"><text:bookmark-start text:name="__RefHeading___Toc2948_3430540378"/>Tygr královský<text:bookmark-end text:name="__RefHeading___Toc2948_3430540378"/></text:h>
      <text:h text:style-name="Heading_20_4" text:outline-level="4"><text:bookmark-start text:name="__RefHeading___Toc2950_3430540378"/>Tygr divoký<text:bookmark-end text:name="__RefHeading___Toc2950_3430540378"/></text:h>
      <text:h text:style-name="P209" text:outline-level="4"><text:bookmark-start text:name="__RefHeading___Toc2954_3430540378"/><text:span text:style-name="T308">V</text:span>aran <text:span text:style-name="T308">obří</text:span><text:bookmark-end text:name="__RefHeading___Toc2954_3430540378"/></text:h>
      <text:p text:style-name="P157">- <text:span text:style-name="T308">nelítá, sarkoni ho používají jako jezdeckou nestvůru.</text:span></text:p>
      <text:h text:style-name="Heading_20_4" text:outline-level="4"><text:bookmark-start text:name="__RefHeading___Toc2956_3430540378"/><text:soft-page-break/>Vlk<text:bookmark-end text:name="__RefHeading___Toc2956_3430540378"/></text:h>
      <text:p text:style-name="P158">šedý/sněžný</text:p>
      <text:h text:style-name="P210" text:outline-level="4"><text:bookmark-start text:name="__RefHeading___Toc2958_3430540378"/><text:span text:style-name="T99">V</text:span>lk <text:span text:style-name="T312">lítý</text:span><text:bookmark-end text:name="__RefHeading___Toc2958_3430540378"/></text:h>
      <text:p text:style-name="P283"><text:span text:style-name="T343">TODO (asi prostě jen zařadit do tabulky statů)</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Lucida Sans Unicode" svg:font-family="'Lucida Sans Unicode'"/>
    <style:font-face style:name="Mangal1" svg:font-family="Mangal"/>
    <style:font-face style:name="OpenSymbol" svg:font-family="OpenSymbol, 'Arial Unicode MS'"/>
    <style:font-face style:name="StarSymbol" svg:font-family="StarSymbol, 'Arial Unicode MS'"/>
    <style:font-face style:name="Tahoma1" svg:font-family="Tahoma"/>
    <style:font-face style:name="Tahoma" svg:font-family="Tahoma, 'Lucida Grande CE', lucida,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1"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1"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01T14:46:07.866000000</dc:date>
    <meta:print-date>2113-01-01T00:00:00</meta:print-date>
    <meta:editing-cycles>23123</meta:editing-cycles>
    <meta:editing-duration>P68DT3H6M23S</meta:editing-duration>
    <meta:generator>LibreOffice/6.0.5.2$Windows_X86_64 LibreOffice_project/54c8cbb85f300ac59db32fe8a675ff7683cd5a16</meta:generator>
    <meta:document-statistic meta:table-count="0" meta:image-count="0" meta:object-count="0" meta:page-count="46" meta:paragraph-count="689" meta:word-count="5432" meta:character-count="32094" meta:non-whitespace-character-count="27312"/>
  </office:meta>
</office:document-meta>
</file>